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0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start" fo:margin-left="0cm"/>
    </style:style>
    <style:style style:name="ce13" style:family="table-cell" style:parent-style-name="Default" style:data-style-name="N1">
      <style:table-cell-properties style:vertical-align="top" fo:wrap-option="wrap" style:repeat-content="false"/>
      <style:paragraph-properties fo:text-align="center"/>
    </style:style>
    <style:style style:name="ce14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color="#FFC000"/>
    </style:style>
    <style:style style:name="ce16" style:family="table-cell" style:parent-style-name="Default" style:data-style-name="N1">
      <style:table-cell-properties style:vertical-align="top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style:font-name="Arial" style:font-name-asian="Arial" style:font-name-complex="Arial" fo:font-weight="bold" style:font-weight-asian="bold" style:font-weight-complex="bold"/>
    </style:style>
    <style:style style:name="ce19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32_7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22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fo:color="#FF0000"/>
    </style:style>
    <style:style style:name="ce23" style:family="table-cell" style:parent-style-name="Normal_32_7" style:data-style-name="N0">
      <style:table-cell-properties style:vertical-align="automatic" fo:background-color="transparent" style:cell-protect="protected"/>
      <style:text-properties fo:color="#FF0000" fo:font-size="12pt" style:font-size-asian="12pt" style:font-size-complex="12pt"/>
    </style:style>
    <style:style style:name="ce24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fo:color="#FFC000"/>
    </style:style>
    <style:style style:name="ce26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</style:style>
    <style:style style:name="ce27" style:family="table-cell" style:parent-style-name="Normal_32_7" style:data-style-name="N1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28" style:family="table-cell" style:parent-style-name="Normal_32_7" style:data-style-name="N1">
      <style:table-cell-properties style:vertical-align="automatic" fo:background-color="transparent" style:cell-protect="protected"/>
      <style:text-properties fo:color="#FF0000"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wrap-option="wrap"/>
    </style:style>
    <style:style style:name="ce32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D9D9D9"/>
      <style:text-properties style:font-name="Arial" style:font-name-asian="Arial" style:font-name-complex="Arial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D9D9D9"/>
      <style:text-properties style:font-name="Arial" style:font-name-asian="Arial" style:font-name-complex="Arial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Arial" style:font-name-asian="Arial" style:font-name-complex="Arial"/>
    </style:style>
    <style:style style:name="ce4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/>
    </style:style>
    <style:style style:name="ce42" style:family="table-cell" style:parent-style-name="Default" style:data-style-name="N0">
      <style:table-cell-properties fo:border="thin solid #000000" style:vertical-align="middle" fo:background-color="#EF9089" style:repeat-content="false"/>
      <style:paragraph-properties fo:text-align="center"/>
      <style:text-properties style:font-name="Arial" style:font-name-asian="Arial" style:font-name-complex="Arial"/>
    </style:style>
    <style:style style:name="ce43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2.2225cm" style:use-optimal-column-width="true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0.3175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16.218958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wC_Iceland_Cod_Landings_1520-1" table:style-name="ta1">
        <table:table-column table:style-name="co1" table:number-columns-repeated="2" table:default-cell-style-name="ce6"/>
        <table:table-column table:style-name="co2" table:default-cell-style-name="ce44"/>
        <table:table-column table:style-name="co1" table:number-columns-repeated="6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6"/>
        <table:table-column table:style-name="co5" table:default-cell-style-name="ce8"/>
        <table:table-column table:style-name="co1" table:number-columns-repeated="2" table:default-cell-style-name="ce6"/>
        <table:table-column table:style-name="co6" table:number-columns-repeated="2" table:default-cell-style-name="ce9"/>
        <table:table-column table:style-name="co1" table:number-columns-repeated="4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5" table:default-cell-style-name="ce6"/>
        <table:table-column table:style-name="co10" table:default-cell-style-name="ce12"/>
        <table:table-column table:style-name="co11" table:default-cell-style-name="ce8"/>
        <table:table-column table:style-name="co12" table:number-columns-repeated="3" table:default-cell-style-name="ce13"/>
        <table:table-column table:style-name="co13" table:default-cell-style-name="ce19"/>
        <table:table-column table:style-name="co14" table:number-columns-repeated="2" table:default-cell-style-name="ce19"/>
        <table:table-column table:style-name="co12" table:number-columns-repeated="2" table:default-cell-style-name="ce8"/>
        <table:table-column table:style-name="co1" table:number-columns-repeated="16340" table:default-cell-style-name="ce6"/>
        <table:table-row table:style-name="ro1">
          <table:table-cell office:value-type="string" table:style-name="ce2">
            <text:p>occurrenceID</text:p>
          </table:table-cell>
          <table:table-cell office:value-type="string" table:style-name="ce2">
            <text:p>type</text:p>
          </table:table-cell>
          <table:table-cell office:value-type="string" table:style-name="ce43">
            <text:p>modified</text:p>
          </table:table-cell>
          <table:table-cell office:value-type="string" table:style-name="ce2">
            <text:p>license</text:p>
          </table:table-cell>
          <table:table-cell office:value-type="string" table:style-name="ce2">
            <text:p>bibliographicCitation</text:p>
          </table:table-cell>
          <table:table-cell office:value-type="string" table:style-name="ce2">
            <text:p>references</text:p>
          </table:table-cell>
          <table:table-cell office:value-type="string" table:style-name="ce2">
            <text:p>institutionCode</text:p>
          </table:table-cell>
          <table:table-cell office:value-type="string" table:style-name="ce2">
            <text:p>collectionCode</text:p>
          </table:table-cell>
          <table:table-cell office:value-type="string" table:style-name="ce2">
            <text:p>datasetName</text:p>
          </table:table-cell>
          <table:table-cell office:value-type="string" table:style-name="ce2">
            <text:p>basisOfRecord</text:p>
          </table:table-cell>
          <table:table-cell office:value-type="string" table:style-name="ce2">
            <text:p>dataGeneralizations</text:p>
          </table:table-cell>
          <table:table-cell office:value-type="string" table:style-name="ce2">
            <text:p>catalogNumber</text:p>
          </table:table-cell>
          <table:table-cell office:value-type="string" table:style-name="ce2">
            <text:p>occurrenceRemarks</text:p>
          </table:table-cell>
          <table:table-cell office:value-type="string" table:style-name="ce2">
            <text:p>recordedBy</text:p>
          </table:table-cell>
          <table:table-cell office:value-type="string" table:style-name="ce3">
            <text:p>organismQuantity</text:p>
          </table:table-cell>
          <table:table-cell office:value-type="string" table:style-name="ce2">
            <text:p>organismQuantityType</text:p>
          </table:table-cell>
          <table:table-cell office:value-type="string" table:style-name="ce2">
            <text:p>occurrenceStatus</text:p>
          </table:table-cell>
          <table:table-cell office:value-type="string" table:style-name="ce4">
            <text:p>eventDate</text:p>
          </table:table-cell>
          <table:table-cell office:value-type="string" table:style-name="ce4">
            <text:p>year</text:p>
          </table:table-cell>
          <table:table-cell office:value-type="string" table:style-name="ce2">
            <text:p>locationID</text:p>
          </table:table-cell>
          <table:table-cell office:value-type="string" table:style-name="ce2">
            <text:p>locality</text:p>
          </table:table-cell>
          <table:table-cell office:value-type="string" table:style-name="ce2">
            <text:p>locationAccordingTo</text:p>
          </table:table-cell>
          <table:table-cell office:value-type="string" table:style-name="ce2">
            <text:p>locationRemarks</text:p>
          </table:table-cell>
          <table:table-cell office:value-type="string" table:style-name="ce2">
            <text:p>decimalLatitude</text:p>
          </table:table-cell>
          <table:table-cell office:value-type="string" table:style-name="ce2">
            <text:p>decimalLongitude</text:p>
          </table:table-cell>
          <table:table-cell office:value-type="string" table:style-name="ce2">
            <text:p>coordinateUncertaintyInMeters</text:p>
          </table:table-cell>
          <table:table-cell office:value-type="string" table:style-name="ce2">
            <text:p>georeferenceRemarks</text:p>
          </table:table-cell>
          <table:table-cell office:value-type="string" table:style-name="ce2">
            <text:p>scientificNameID</text:p>
          </table:table-cell>
          <table:table-cell office:value-type="string" table:style-name="ce2">
            <text:p>scientificName</text:p>
          </table:table-cell>
          <table:table-cell office:value-type="string" table:style-name="ce2">
            <text:p>kingdom</text:p>
          </table:table-cell>
          <table:table-cell office:value-type="string" table:style-name="ce2">
            <text:p>taxonRank</text:p>
          </table:table-cell>
          <table:table-cell office:value-type="string" table:style-name="ce2">
            <text:p>scientificNameAuthorship</text:p>
          </table:table-cell>
          <table:table-cell office:value-type="string" table:style-name="ce2">
            <text:p>vernacularName</text:p>
          </table:table-cell>
          <table:table-cell office:value-type="string" table:style-name="ce2">
            <text:p>identificationRemarks</text:p>
          </table:table-cell>
          <table:table-cell table:style-name="ce5"/>
          <table:table-cell office:value-type="string" table:style-name="ce3">
            <text:p>conversion</text:p>
          </table:table-cell>
          <table:table-cell office:value-type="string" table:style-name="ce3">
            <text:p>noOfVessels</text:p>
          </table:table-cell>
          <table:table-cell office:value-type="string" table:style-name="ce3">
            <text:p>vesselTonnage</text:p>
          </table:table-cell>
          <table:table-cell office:value-type="string" table:style-name="ce3">
            <text:p>exportMT</text:p>
          </table:table-cell>
          <table:table-cell office:value-type="string" table:style-name="ce20">
            <text:p>domesticConsumptionMT</text:p>
          </table:table-cell>
          <table:table-cell office:value-type="string" table:style-name="ce32">
            <text:p>population</text:p>
          </table:table-cell>
          <table:table-cell office:value-type="string" table:style-name="ce20">
            <text:p>catchtMT</text:p>
          </table:table-cell>
          <table:table-cell office:value-type="string" table:style-name="ce3">
            <text:p>trafficLight</text:p>
          </table:table-cell>
          <table:table-cell office:value-type="string" table:style-name="ce3">
            <text:p>codes</text:p>
          </table:table-cell>
          <table:table-cell table:number-columns-repeated="16340" table:style-name="ce2"/>
        </table:table-row>
        <table:table-row table:style-name="ro1">
          <table:table-cell office:value-type="string" table:style-name="ce6">
            <text:p>TCD_Norfish_IceHolCod_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-1871. Dublin: TCD.</text:p>
          </table:table-cell>
          <table:table-cell office:value-type="string" table:style-name="ce7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0</text:p>
          </table:table-cell>
          <table:table-cell office:value-type="string" table:style-name="ce9">
            <text:p>1520</text:p>
          </table:table-cell>
          <table:table-cell office:value-type="string" table:style-name="ce10">
            <text:p><text:a xlink:href="http://marineregions.org/mrgid/8535">http://marineregions.org/mrgid/8535</text:a>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000.0000000000009" table:style-name="ce19">
            <text:p>5000</text:p>
          </table:table-cell>
          <table:table-cell office:value-type="float" office:value="25000.000000000004" table:style-name="ce21">
            <text:p>25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1</text:p>
          </table:table-cell>
          <table:table-cell office:value-type="string" table:style-name="ce9">
            <text:p>152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050.0000000000009" table:style-name="ce19">
            <text:p>5050</text:p>
          </table:table-cell>
          <table:table-cell office:value-type="float" office:value="25250.000000000004" table:style-name="ce23">
            <text:p>252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2</text:p>
          </table:table-cell>
          <table:table-cell office:value-type="string" table:style-name="ce9">
            <text:p>152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100.0000000000009" table:style-name="ce19">
            <text:p>5100</text:p>
          </table:table-cell>
          <table:table-cell office:value-type="float" office:value="25500.000000000004" table:style-name="ce23">
            <text:p>25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3</text:p>
          </table:table-cell>
          <table:table-cell office:value-type="string" table:style-name="ce9">
            <text:p>152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150.0000000000009" table:style-name="ce19">
            <text:p>5150</text:p>
          </table:table-cell>
          <table:table-cell office:value-type="float" office:value="25750.000000000004" table:style-name="ce23">
            <text:p>257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4</text:p>
          </table:table-cell>
          <table:table-cell office:value-type="string" table:style-name="ce9">
            <text:p>152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200.0000000000009" table:style-name="ce19">
            <text:p>5200</text:p>
          </table:table-cell>
          <table:table-cell office:value-type="float" office:value="26000.000000000004" table:style-name="ce23">
            <text:p>26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5</text:p>
          </table:table-cell>
          <table:table-cell office:value-type="string" table:style-name="ce9">
            <text:p>152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250.0000000000009" table:style-name="ce19">
            <text:p>5250</text:p>
          </table:table-cell>
          <table:table-cell office:value-type="float" office:value="26250.000000000004" table:style-name="ce23">
            <text:p>262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6</text:p>
          </table:table-cell>
          <table:table-cell office:value-type="string" table:style-name="ce9">
            <text:p>152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300.0000000000009" table:style-name="ce19">
            <text:p>5300</text:p>
          </table:table-cell>
          <table:table-cell office:value-type="float" office:value="26500.000000000004" table:style-name="ce23">
            <text:p>26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7</text:p>
          </table:table-cell>
          <table:table-cell office:value-type="string" table:style-name="ce9">
            <text:p>152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350.0000000000009" table:style-name="ce19">
            <text:p>5350</text:p>
          </table:table-cell>
          <table:table-cell office:value-type="float" office:value="26750.000000000004" table:style-name="ce23">
            <text:p>267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8</text:p>
          </table:table-cell>
          <table:table-cell office:value-type="string" table:style-name="ce9">
            <text:p>152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400.0000000000009" table:style-name="ce19">
            <text:p>5400</text:p>
          </table:table-cell>
          <table:table-cell office:value-type="float" office:value="27000.000000000004" table:style-name="ce23">
            <text:p>27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29</text:p>
          </table:table-cell>
          <table:table-cell office:value-type="string" table:style-name="ce9">
            <text:p>152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450.0000000000009" table:style-name="ce19">
            <text:p>5450</text:p>
          </table:table-cell>
          <table:table-cell office:value-type="float" office:value="27250.000000000004" table:style-name="ce23">
            <text:p>272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0</text:p>
          </table:table-cell>
          <table:table-cell office:value-type="string" table:style-name="ce9">
            <text:p>153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500.0000000000009" table:style-name="ce19">
            <text:p>5500</text:p>
          </table:table-cell>
          <table:table-cell office:value-type="float" office:value="27500.000000000004" table:style-name="ce23">
            <text:p>27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1</text:p>
          </table:table-cell>
          <table:table-cell office:value-type="string" table:style-name="ce9">
            <text:p>153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550.0000000000009" table:style-name="ce19">
            <text:p>5550</text:p>
          </table:table-cell>
          <table:table-cell office:value-type="float" office:value="27750.000000000004" table:style-name="ce23">
            <text:p>277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Values extrapolated based on 1544 value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2</text:p>
          </table:table-cell>
          <table:table-cell office:value-type="string" table:style-name="ce9">
            <text:p>153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600.0000000000009" table:style-name="ce19">
            <text:p>5600</text:p>
          </table:table-cell>
          <table:table-cell office:value-type="float" office:value="28000.000000000004" table:style-name="ce23">
            <text:p>28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3</text:p>
          </table:table-cell>
          <table:table-cell office:value-type="string" table:style-name="ce9">
            <text:p>153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650.0000000000009" table:style-name="ce19">
            <text:p>5650</text:p>
          </table:table-cell>
          <table:table-cell office:value-type="float" office:value="28250.000000000004" table:style-name="ce23">
            <text:p>282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4</text:p>
          </table:table-cell>
          <table:table-cell office:value-type="string" table:style-name="ce9">
            <text:p>153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700.0000000000009" table:style-name="ce19">
            <text:p>5700</text:p>
          </table:table-cell>
          <table:table-cell office:value-type="float" office:value="28500.000000000004" table:style-name="ce23">
            <text:p>28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5</text:p>
          </table:table-cell>
          <table:table-cell office:value-type="string" table:style-name="ce9">
            <text:p>153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750.0000000000009" table:style-name="ce19">
            <text:p>5750</text:p>
          </table:table-cell>
          <table:table-cell office:value-type="float" office:value="28750.000000000004" table:style-name="ce23">
            <text:p>287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1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6</text:p>
          </table:table-cell>
          <table:table-cell office:value-type="string" table:style-name="ce9">
            <text:p>153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800.0000000000009" table:style-name="ce19">
            <text:p>5800</text:p>
          </table:table-cell>
          <table:table-cell office:value-type="float" office:value="29000.000000000004" table:style-name="ce23">
            <text:p>29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1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7</text:p>
          </table:table-cell>
          <table:table-cell office:value-type="string" table:style-name="ce9">
            <text:p>153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850.0000000000009" table:style-name="ce19">
            <text:p>5850</text:p>
          </table:table-cell>
          <table:table-cell office:value-type="float" office:value="29250.000000000004" table:style-name="ce23">
            <text:p>292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1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8</text:p>
          </table:table-cell>
          <table:table-cell office:value-type="string" table:style-name="ce9">
            <text:p>153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900.0000000000009" table:style-name="ce19">
            <text:p>5900</text:p>
          </table:table-cell>
          <table:table-cell office:value-type="float" office:value="29500.000000000004" table:style-name="ce23">
            <text:p>29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39</text:p>
          </table:table-cell>
          <table:table-cell office:value-type="string" table:style-name="ce9">
            <text:p>153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950.0000000000009" table:style-name="ce19">
            <text:p>5950</text:p>
          </table:table-cell>
          <table:table-cell office:value-type="float" office:value="29750.000000000004" table:style-name="ce23">
            <text:p>297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40</text:p>
          </table:table-cell>
          <table:table-cell office:value-type="string" table:style-name="ce9">
            <text:p>154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000.0000000000009" table:style-name="ce19">
            <text:p>6000</text:p>
          </table:table-cell>
          <table:table-cell office:value-type="float" office:value="30000.000000000004" table:style-name="ce23">
            <text:p>30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41</text:p>
          </table:table-cell>
          <table:table-cell office:value-type="string" table:style-name="ce9">
            <text:p>154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050.0000000000009" table:style-name="ce19">
            <text:p>6050</text:p>
          </table:table-cell>
          <table:table-cell office:value-type="float" office:value="30250.000000000004" table:style-name="ce23">
            <text:p>302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42</text:p>
          </table:table-cell>
          <table:table-cell office:value-type="string" table:style-name="ce9">
            <text:p>154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100.0000000000009" table:style-name="ce19">
            <text:p>6100</text:p>
          </table:table-cell>
          <table:table-cell office:value-type="float" office:value="30500.000000000004" table:style-name="ce23">
            <text:p>30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string" table:style-name="ce9">
            <text:p>1543</text:p>
          </table:table-cell>
          <table:table-cell office:value-type="string" table:style-name="ce9">
            <text:p>154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150.0000000000009" table:style-name="ce19">
            <text:p>6150</text:p>
          </table:table-cell>
          <table:table-cell office:value-type="float" office:value="30750.000000000004" table:style-name="ce23">
            <text:p>3075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f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44" table:style-name="ce9">
            <text:p>1544</text:p>
          </table:table-cell>
          <table:table-cell office:value-type="float" office:value="1544" table:style-name="ce9">
            <text:p>154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6200.0000000000009" table:style-name="ce19">
            <text:p>6200</text:p>
          </table:table-cell>
          <table:table-cell office:value-type="float" office:value="31000.000000000004" table:style-name="ce23">
            <text:p>31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style-name="ce8"/>
          <table:table-cell table:number-columns-repeated="16339"/>
        </table:table-row>
        <table:table-row table:style-name="ro1">
          <table:table-cell office:value-type="string" table:style-name="ce6">
            <text:p>TCD_Norfish_IceHolCod_2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450000" table:style-name="ce8">
            <text:p>104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45" table:style-name="ce9">
            <text:p>1545</text:p>
          </table:table-cell>
          <table:table-cell office:value-type="float" office:value="1545" table:style-name="ce9">
            <text:p>154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6250.0000000000009" table:style-name="ce19">
            <text:p>6250</text:p>
          </table:table-cell>
          <table:table-cell office:value-type="float" office:value="31250.000000000004" table:style-name="ce23">
            <text:p>31250</text:p>
          </table:table-cell>
          <table:table-cell office:value-type="float" office:value="10450" table:style-name="ce22">
            <text:p>104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300000" table:style-name="ce8">
            <text:p>9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46" table:style-name="ce9">
            <text:p>1546</text:p>
          </table:table-cell>
          <table:table-cell office:value-type="float" office:value="1546" table:style-name="ce9">
            <text:p>154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0" table:style-name="ce13">
            <text:p>10</text:p>
          </table:table-cell>
          <table:table-cell office:value-type="float" office:value="600" table:style-name="ce13">
            <text:p>600</text:p>
          </table:table-cell>
          <table:table-cell office:value-type="float" office:value="3000" table:style-name="ce13">
            <text:p>3000</text:p>
          </table:table-cell>
          <table:table-cell office:value-type="float" office:value="6300.0000000000009" table:style-name="ce19">
            <text:p>6300</text:p>
          </table:table-cell>
          <table:table-cell office:value-type="float" office:value="31500.000000000004" table:style-name="ce23">
            <text:p>31500</text:p>
          </table:table-cell>
          <table:table-cell office:value-type="float" office:value="9300" table:style-name="ce22">
            <text:p>9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150000" table:style-name="ce8">
            <text:p>111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47" table:style-name="ce9">
            <text:p>1547</text:p>
          </table:table-cell>
          <table:table-cell office:value-type="float" office:value="1547" table:style-name="ce9">
            <text:p>154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6350.0000000000009" table:style-name="ce19">
            <text:p>6350</text:p>
          </table:table-cell>
          <table:table-cell office:value-type="float" office:value="31750.000000000004" table:style-name="ce23">
            <text:p>31750</text:p>
          </table:table-cell>
          <table:table-cell office:value-type="float" office:value="11150" table:style-name="ce22">
            <text:p>111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2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900000" table:style-name="ce8">
            <text:p>109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48" table:style-name="ce9">
            <text:p>1548</text:p>
          </table:table-cell>
          <table:table-cell office:value-type="float" office:value="1548" table:style-name="ce9">
            <text:p>154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6400.0000000000009" table:style-name="ce19">
            <text:p>6400</text:p>
          </table:table-cell>
          <table:table-cell office:value-type="float" office:value="32000.000000000004" table:style-name="ce23">
            <text:p>32000</text:p>
          </table:table-cell>
          <table:table-cell office:value-type="float" office:value="10900" table:style-name="ce22">
            <text:p>109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950000" table:style-name="ce8">
            <text:p>109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49" table:style-name="ce9">
            <text:p>1549</text:p>
          </table:table-cell>
          <table:table-cell office:value-type="float" office:value="1549" table:style-name="ce9">
            <text:p>154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6450.0000000000009" table:style-name="ce19">
            <text:p>6450</text:p>
          </table:table-cell>
          <table:table-cell office:value-type="float" office:value="32250.000000000004" table:style-name="ce23">
            <text:p>32250</text:p>
          </table:table-cell>
          <table:table-cell office:value-type="float" office:value="10950" table:style-name="ce22">
            <text:p>109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000000" table:style-name="ce8">
            <text:p>110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0" table:style-name="ce9">
            <text:p>1550</text:p>
          </table:table-cell>
          <table:table-cell office:value-type="float" office:value="1550" table:style-name="ce9">
            <text:p>155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6500.0000000000009" table:style-name="ce19">
            <text:p>6500</text:p>
          </table:table-cell>
          <table:table-cell office:value-type="float" office:value="32500.000000000004" table:style-name="ce23">
            <text:p>32500</text:p>
          </table:table-cell>
          <table:table-cell office:value-type="float" office:value="11000" table:style-name="ce22">
            <text:p>110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50000" table:style-name="ce8">
            <text:p>113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1" table:style-name="ce9">
            <text:p>1551</text:p>
          </table:table-cell>
          <table:table-cell office:value-type="float" office:value="1551" table:style-name="ce9">
            <text:p>155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6550.0000000000009" table:style-name="ce19">
            <text:p>6550</text:p>
          </table:table-cell>
          <table:table-cell office:value-type="float" office:value="32750.000000000004" table:style-name="ce23">
            <text:p>32750</text:p>
          </table:table-cell>
          <table:table-cell office:value-type="float" office:value="11350" table:style-name="ce22">
            <text:p>113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800000" table:style-name="ce8">
            <text:p>108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2" table:style-name="ce9">
            <text:p>1552</text:p>
          </table:table-cell>
          <table:table-cell office:value-type="float" office:value="1552" table:style-name="ce9">
            <text:p>155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6600" table:style-name="ce19">
            <text:p>6600</text:p>
          </table:table-cell>
          <table:table-cell office:value-type="float" office:value="33000" table:style-name="ce23">
            <text:p>33000</text:p>
          </table:table-cell>
          <table:table-cell office:value-type="float" office:value="10800" table:style-name="ce22">
            <text:p>108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950000" table:style-name="ce8">
            <text:p>99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3" table:style-name="ce9">
            <text:p>1553</text:p>
          </table:table-cell>
          <table:table-cell office:value-type="float" office:value="1553" table:style-name="ce9">
            <text:p>155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1" table:style-name="ce13">
            <text:p>11</text:p>
          </table:table-cell>
          <table:table-cell office:value-type="float" office:value="660" table:style-name="ce13">
            <text:p>660</text:p>
          </table:table-cell>
          <table:table-cell office:value-type="float" office:value="3300" table:style-name="ce13">
            <text:p>3300</text:p>
          </table:table-cell>
          <table:table-cell office:value-type="float" office:value="6650" table:style-name="ce19">
            <text:p>6650</text:p>
          </table:table-cell>
          <table:table-cell office:value-type="float" office:value="33250" table:style-name="ce23">
            <text:p>33250</text:p>
          </table:table-cell>
          <table:table-cell office:value-type="float" office:value="9950" table:style-name="ce22">
            <text:p>99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100000" table:style-name="ce8">
            <text:p>121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4" table:style-name="ce9">
            <text:p>1554</text:p>
          </table:table-cell>
          <table:table-cell office:value-type="float" office:value="1554" table:style-name="ce9">
            <text:p>155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8" table:style-name="ce13">
            <text:p>18</text:p>
          </table:table-cell>
          <table:table-cell office:value-type="float" office:value="1080" table:style-name="ce13">
            <text:p>1080</text:p>
          </table:table-cell>
          <table:table-cell office:value-type="float" office:value="5400" table:style-name="ce13">
            <text:p>5400</text:p>
          </table:table-cell>
          <table:table-cell office:value-type="float" office:value="6700" table:style-name="ce19">
            <text:p>6700</text:p>
          </table:table-cell>
          <table:table-cell office:value-type="float" office:value="33500" table:style-name="ce23">
            <text:p>33500</text:p>
          </table:table-cell>
          <table:table-cell office:value-type="float" office:value="12100" table:style-name="ce22">
            <text:p>121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550000" table:style-name="ce8">
            <text:p>115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5" table:style-name="ce9">
            <text:p>1555</text:p>
          </table:table-cell>
          <table:table-cell office:value-type="float" office:value="1555" table:style-name="ce9">
            <text:p>155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6750" table:style-name="ce19">
            <text:p>6750</text:p>
          </table:table-cell>
          <table:table-cell office:value-type="float" office:value="33750" table:style-name="ce23">
            <text:p>33750</text:p>
          </table:table-cell>
          <table:table-cell office:value-type="float" office:value="11550" table:style-name="ce22">
            <text:p>115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500000" table:style-name="ce8">
            <text:p>125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6" table:style-name="ce9">
            <text:p>1556</text:p>
          </table:table-cell>
          <table:table-cell office:value-type="float" office:value="1556" table:style-name="ce9">
            <text:p>155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9" table:style-name="ce13">
            <text:p>19</text:p>
          </table:table-cell>
          <table:table-cell office:value-type="float" office:value="1140" table:style-name="ce13">
            <text:p>1140</text:p>
          </table:table-cell>
          <table:table-cell office:value-type="float" office:value="5700" table:style-name="ce13">
            <text:p>5700</text:p>
          </table:table-cell>
          <table:table-cell office:value-type="float" office:value="6800" table:style-name="ce19">
            <text:p>6800</text:p>
          </table:table-cell>
          <table:table-cell office:value-type="float" office:value="34000" table:style-name="ce23">
            <text:p>34000</text:p>
          </table:table-cell>
          <table:table-cell office:value-type="float" office:value="12500" table:style-name="ce22">
            <text:p>125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50000" table:style-name="ce8">
            <text:p>113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7" table:style-name="ce9">
            <text:p>1557</text:p>
          </table:table-cell>
          <table:table-cell office:value-type="float" office:value="1557" table:style-name="ce9">
            <text:p>155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6850" table:style-name="ce19">
            <text:p>6850</text:p>
          </table:table-cell>
          <table:table-cell office:value-type="float" office:value="34250" table:style-name="ce23">
            <text:p>34250</text:p>
          </table:table-cell>
          <table:table-cell office:value-type="float" office:value="11350" table:style-name="ce22">
            <text:p>113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100000" table:style-name="ce8">
            <text:p>111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8" table:style-name="ce9">
            <text:p>1558</text:p>
          </table:table-cell>
          <table:table-cell office:value-type="float" office:value="1558" table:style-name="ce9">
            <text:p>155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6900" table:style-name="ce19">
            <text:p>6900</text:p>
          </table:table-cell>
          <table:table-cell office:value-type="float" office:value="34500" table:style-name="ce23">
            <text:p>34500</text:p>
          </table:table-cell>
          <table:table-cell office:value-type="float" office:value="11100" table:style-name="ce22">
            <text:p>111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450000" table:style-name="ce8">
            <text:p>114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59" table:style-name="ce9">
            <text:p>1559</text:p>
          </table:table-cell>
          <table:table-cell office:value-type="float" office:value="1559" table:style-name="ce9">
            <text:p>155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6950" table:style-name="ce19">
            <text:p>6950</text:p>
          </table:table-cell>
          <table:table-cell office:value-type="float" office:value="34750" table:style-name="ce23">
            <text:p>34750</text:p>
          </table:table-cell>
          <table:table-cell office:value-type="float" office:value="11450" table:style-name="ce22">
            <text:p>114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200000" table:style-name="ce8">
            <text:p>112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0" table:style-name="ce9">
            <text:p>1560</text:p>
          </table:table-cell>
          <table:table-cell office:value-type="float" office:value="1560" table:style-name="ce9">
            <text:p>156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7000" table:style-name="ce19">
            <text:p>7000</text:p>
          </table:table-cell>
          <table:table-cell office:value-type="float" office:value="35000" table:style-name="ce23">
            <text:p>35000</text:p>
          </table:table-cell>
          <table:table-cell office:value-type="float" office:value="11200" table:style-name="ce22">
            <text:p>112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150000" table:style-name="ce8">
            <text:p>121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1" table:style-name="ce9">
            <text:p>1561</text:p>
          </table:table-cell>
          <table:table-cell office:value-type="float" office:value="1561" table:style-name="ce9">
            <text:p>156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7050" table:style-name="ce19">
            <text:p>7050</text:p>
          </table:table-cell>
          <table:table-cell office:value-type="float" office:value="35250" table:style-name="ce23">
            <text:p>35250</text:p>
          </table:table-cell>
          <table:table-cell office:value-type="float" office:value="12150" table:style-name="ce22">
            <text:p>121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2" table:style-name="ce9">
            <text:p>1562</text:p>
          </table:table-cell>
          <table:table-cell office:value-type="float" office:value="1562" table:style-name="ce9">
            <text:p>156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7100" table:style-name="ce19">
            <text:p>7100</text:p>
          </table:table-cell>
          <table:table-cell office:value-type="float" office:value="35500" table:style-name="ce23">
            <text:p>355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150000" table:style-name="ce8">
            <text:p>101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3" table:style-name="ce9">
            <text:p>1563</text:p>
          </table:table-cell>
          <table:table-cell office:value-type="float" office:value="1563" table:style-name="ce9">
            <text:p>156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0" table:style-name="ce13">
            <text:p>10</text:p>
          </table:table-cell>
          <table:table-cell office:value-type="float" office:value="600" table:style-name="ce13">
            <text:p>600</text:p>
          </table:table-cell>
          <table:table-cell office:value-type="float" office:value="3000" table:style-name="ce13">
            <text:p>3000</text:p>
          </table:table-cell>
          <table:table-cell office:value-type="float" office:value="7150" table:style-name="ce19">
            <text:p>7150</text:p>
          </table:table-cell>
          <table:table-cell office:value-type="float" office:value="35750" table:style-name="ce23">
            <text:p>35750</text:p>
          </table:table-cell>
          <table:table-cell office:value-type="float" office:value="10150" table:style-name="ce22">
            <text:p>101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800000" table:style-name="ce8">
            <text:p>108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4" table:style-name="ce9">
            <text:p>1564</text:p>
          </table:table-cell>
          <table:table-cell office:value-type="float" office:value="1564" table:style-name="ce9">
            <text:p>156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2" table:style-name="ce13">
            <text:p>12</text:p>
          </table:table-cell>
          <table:table-cell office:value-type="float" office:value="720" table:style-name="ce13">
            <text:p>720</text:p>
          </table:table-cell>
          <table:table-cell office:value-type="float" office:value="3600" table:style-name="ce13">
            <text:p>3600</text:p>
          </table:table-cell>
          <table:table-cell office:value-type="float" office:value="7200" table:style-name="ce19">
            <text:p>7200</text:p>
          </table:table-cell>
          <table:table-cell office:value-type="float" office:value="36000" table:style-name="ce23">
            <text:p>36000</text:p>
          </table:table-cell>
          <table:table-cell office:value-type="float" office:value="10800" table:style-name="ce22">
            <text:p>108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8150000" table:style-name="ce8">
            <text:p>81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5" table:style-name="ce9">
            <text:p>1565</text:p>
          </table:table-cell>
          <table:table-cell office:value-type="float" office:value="1565" table:style-name="ce9">
            <text:p>156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3" table:style-name="ce13">
            <text:p>3</text:p>
          </table:table-cell>
          <table:table-cell office:value-type="float" office:value="180" table:style-name="ce13">
            <text:p>180</text:p>
          </table:table-cell>
          <table:table-cell office:value-type="float" office:value="900" table:style-name="ce13">
            <text:p>900</text:p>
          </table:table-cell>
          <table:table-cell office:value-type="float" office:value="7250" table:style-name="ce19">
            <text:p>7250</text:p>
          </table:table-cell>
          <table:table-cell office:value-type="float" office:value="36250" table:style-name="ce23">
            <text:p>36250</text:p>
          </table:table-cell>
          <table:table-cell office:value-type="float" office:value="8150" table:style-name="ce22">
            <text:p>81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8500000" table:style-name="ce8">
            <text:p>85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6" table:style-name="ce9">
            <text:p>1566</text:p>
          </table:table-cell>
          <table:table-cell office:value-type="float" office:value="1566" table:style-name="ce9">
            <text:p>156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4" table:style-name="ce13">
            <text:p>4</text:p>
          </table:table-cell>
          <table:table-cell office:value-type="float" office:value="240" table:style-name="ce13">
            <text:p>240</text:p>
          </table:table-cell>
          <table:table-cell office:value-type="float" office:value="1200" table:style-name="ce13">
            <text:p>1200</text:p>
          </table:table-cell>
          <table:table-cell office:value-type="float" office:value="7300" table:style-name="ce19">
            <text:p>7300</text:p>
          </table:table-cell>
          <table:table-cell office:value-type="float" office:value="36500" table:style-name="ce23">
            <text:p>36500</text:p>
          </table:table-cell>
          <table:table-cell office:value-type="float" office:value="8500" table:style-name="ce22">
            <text:p>85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950000" table:style-name="ce8">
            <text:p>109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7" table:style-name="ce9">
            <text:p>1567</text:p>
          </table:table-cell>
          <table:table-cell office:value-type="float" office:value="1567" table:style-name="ce9">
            <text:p>156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2" table:style-name="ce13">
            <text:p>12</text:p>
          </table:table-cell>
          <table:table-cell office:value-type="float" office:value="720" table:style-name="ce13">
            <text:p>720</text:p>
          </table:table-cell>
          <table:table-cell office:value-type="float" office:value="3600" table:style-name="ce13">
            <text:p>3600</text:p>
          </table:table-cell>
          <table:table-cell office:value-type="float" office:value="7350" table:style-name="ce19">
            <text:p>7350</text:p>
          </table:table-cell>
          <table:table-cell office:value-type="float" office:value="36750" table:style-name="ce23">
            <text:p>36750</text:p>
          </table:table-cell>
          <table:table-cell office:value-type="float" office:value="10950" table:style-name="ce22">
            <text:p>109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4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400000" table:style-name="ce8">
            <text:p>104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8" table:style-name="ce9">
            <text:p>1568</text:p>
          </table:table-cell>
          <table:table-cell office:value-type="float" office:value="1568" table:style-name="ce9">
            <text:p>156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0" table:style-name="ce13">
            <text:p>10</text:p>
          </table:table-cell>
          <table:table-cell office:value-type="float" office:value="600" table:style-name="ce13">
            <text:p>600</text:p>
          </table:table-cell>
          <table:table-cell office:value-type="float" office:value="3000" table:style-name="ce13">
            <text:p>3000</text:p>
          </table:table-cell>
          <table:table-cell office:value-type="float" office:value="7400" table:style-name="ce19">
            <text:p>7400</text:p>
          </table:table-cell>
          <table:table-cell office:value-type="float" office:value="37000" table:style-name="ce23">
            <text:p>37000</text:p>
          </table:table-cell>
          <table:table-cell office:value-type="float" office:value="10400" table:style-name="ce22">
            <text:p>104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550000" table:style-name="ce8">
            <text:p>95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69" table:style-name="ce9">
            <text:p>1569</text:p>
          </table:table-cell>
          <table:table-cell office:value-type="float" office:value="1569" table:style-name="ce9">
            <text:p>156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7450" table:style-name="ce19">
            <text:p>7450</text:p>
          </table:table-cell>
          <table:table-cell office:value-type="float" office:value="37250" table:style-name="ce23">
            <text:p>37250</text:p>
          </table:table-cell>
          <table:table-cell office:value-type="float" office:value="9550" table:style-name="ce22">
            <text:p>95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500000" table:style-name="ce8">
            <text:p>105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0" table:style-name="ce9">
            <text:p>1570</text:p>
          </table:table-cell>
          <table:table-cell office:value-type="float" office:value="1570" table:style-name="ce9">
            <text:p>157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0" table:style-name="ce13">
            <text:p>10</text:p>
          </table:table-cell>
          <table:table-cell office:value-type="float" office:value="600" table:style-name="ce13">
            <text:p>600</text:p>
          </table:table-cell>
          <table:table-cell office:value-type="float" office:value="3000" table:style-name="ce13">
            <text:p>3000</text:p>
          </table:table-cell>
          <table:table-cell office:value-type="float" office:value="7500" table:style-name="ce19">
            <text:p>7500</text:p>
          </table:table-cell>
          <table:table-cell office:value-type="float" office:value="37500" table:style-name="ce23">
            <text:p>37500</text:p>
          </table:table-cell>
          <table:table-cell office:value-type="float" office:value="10500" table:style-name="ce22">
            <text:p>105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250000" table:style-name="ce8">
            <text:p>102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1" table:style-name="ce9">
            <text:p>1571</text:p>
          </table:table-cell>
          <table:table-cell office:value-type="float" office:value="1571" table:style-name="ce9">
            <text:p>157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9" table:style-name="ce13">
            <text:p>9</text:p>
          </table:table-cell>
          <table:table-cell office:value-type="float" office:value="540" table:style-name="ce13">
            <text:p>540</text:p>
          </table:table-cell>
          <table:table-cell office:value-type="float" office:value="2700" table:style-name="ce13">
            <text:p>2700</text:p>
          </table:table-cell>
          <table:table-cell office:value-type="float" office:value="7550" table:style-name="ce19">
            <text:p>7550</text:p>
          </table:table-cell>
          <table:table-cell office:value-type="float" office:value="37750" table:style-name="ce23">
            <text:p>37750</text:p>
          </table:table-cell>
          <table:table-cell office:value-type="float" office:value="10250" table:style-name="ce22">
            <text:p>102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700000" table:style-name="ce8">
            <text:p>97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2" table:style-name="ce9">
            <text:p>1572</text:p>
          </table:table-cell>
          <table:table-cell office:value-type="float" office:value="1572" table:style-name="ce9">
            <text:p>157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7600" table:style-name="ce19">
            <text:p>7600</text:p>
          </table:table-cell>
          <table:table-cell office:value-type="float" office:value="38000" table:style-name="ce23">
            <text:p>38000</text:p>
          </table:table-cell>
          <table:table-cell office:value-type="float" office:value="9700" table:style-name="ce22">
            <text:p>97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950000" table:style-name="ce8">
            <text:p>109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3" table:style-name="ce9">
            <text:p>1573</text:p>
          </table:table-cell>
          <table:table-cell office:value-type="float" office:value="1573" table:style-name="ce9">
            <text:p>157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1" table:style-name="ce13">
            <text:p>11</text:p>
          </table:table-cell>
          <table:table-cell office:value-type="float" office:value="660" table:style-name="ce13">
            <text:p>660</text:p>
          </table:table-cell>
          <table:table-cell office:value-type="float" office:value="3300" table:style-name="ce13">
            <text:p>3300</text:p>
          </table:table-cell>
          <table:table-cell office:value-type="float" office:value="7650" table:style-name="ce19">
            <text:p>7650</text:p>
          </table:table-cell>
          <table:table-cell office:value-type="float" office:value="38250" table:style-name="ce23">
            <text:p>38250</text:p>
          </table:table-cell>
          <table:table-cell office:value-type="float" office:value="10950" table:style-name="ce22">
            <text:p>109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200000" table:style-name="ce8">
            <text:p>122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4" table:style-name="ce9">
            <text:p>1574</text:p>
          </table:table-cell>
          <table:table-cell office:value-type="float" office:value="1574" table:style-name="ce9">
            <text:p>157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7700" table:style-name="ce19">
            <text:p>7700</text:p>
          </table:table-cell>
          <table:table-cell office:value-type="float" office:value="38500" table:style-name="ce23">
            <text:p>38500</text:p>
          </table:table-cell>
          <table:table-cell office:value-type="float" office:value="12200" table:style-name="ce22">
            <text:p>122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50000" table:style-name="ce8">
            <text:p>113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5" table:style-name="ce9">
            <text:p>1575</text:p>
          </table:table-cell>
          <table:table-cell office:value-type="float" office:value="1575" table:style-name="ce9">
            <text:p>157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2" table:style-name="ce13">
            <text:p>12</text:p>
          </table:table-cell>
          <table:table-cell office:value-type="float" office:value="720" table:style-name="ce13">
            <text:p>720</text:p>
          </table:table-cell>
          <table:table-cell office:value-type="float" office:value="3600" table:style-name="ce13">
            <text:p>3600</text:p>
          </table:table-cell>
          <table:table-cell office:value-type="float" office:value="7750" table:style-name="ce19">
            <text:p>7750</text:p>
          </table:table-cell>
          <table:table-cell office:value-type="float" office:value="38750" table:style-name="ce23">
            <text:p>38750</text:p>
          </table:table-cell>
          <table:table-cell office:value-type="float" office:value="11350" table:style-name="ce22">
            <text:p>113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900000" table:style-name="ce8">
            <text:p>99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6" table:style-name="ce9">
            <text:p>1576</text:p>
          </table:table-cell>
          <table:table-cell office:value-type="float" office:value="1576" table:style-name="ce9">
            <text:p>157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7800" table:style-name="ce19">
            <text:p>7800</text:p>
          </table:table-cell>
          <table:table-cell office:value-type="float" office:value="39000" table:style-name="ce23">
            <text:p>39000</text:p>
          </table:table-cell>
          <table:table-cell office:value-type="float" office:value="9900" table:style-name="ce22">
            <text:p>99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950000" table:style-name="ce8">
            <text:p>99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7" table:style-name="ce9">
            <text:p>1577</text:p>
          </table:table-cell>
          <table:table-cell office:value-type="float" office:value="1577" table:style-name="ce9">
            <text:p>157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7850" table:style-name="ce19">
            <text:p>7850</text:p>
          </table:table-cell>
          <table:table-cell office:value-type="float" office:value="39250" table:style-name="ce23">
            <text:p>39250</text:p>
          </table:table-cell>
          <table:table-cell office:value-type="float" office:value="9950" table:style-name="ce22">
            <text:p>99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5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9700000" table:style-name="ce8">
            <text:p>97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8" table:style-name="ce9">
            <text:p>1578</text:p>
          </table:table-cell>
          <table:table-cell office:value-type="float" office:value="1578" table:style-name="ce9">
            <text:p>157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6" table:style-name="ce13">
            <text:p>6</text:p>
          </table:table-cell>
          <table:table-cell office:value-type="float" office:value="360" table:style-name="ce13">
            <text:p>360</text:p>
          </table:table-cell>
          <table:table-cell office:value-type="float" office:value="1800" table:style-name="ce13">
            <text:p>1800</text:p>
          </table:table-cell>
          <table:table-cell office:value-type="float" office:value="7900" table:style-name="ce19">
            <text:p>7900</text:p>
          </table:table-cell>
          <table:table-cell office:value-type="float" office:value="39500" table:style-name="ce23">
            <text:p>39500</text:p>
          </table:table-cell>
          <table:table-cell office:value-type="float" office:value="9700" table:style-name="ce22">
            <text:p>97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0050000" table:style-name="ce8">
            <text:p>100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79" table:style-name="ce9">
            <text:p>1579</text:p>
          </table:table-cell>
          <table:table-cell office:value-type="float" office:value="1579" table:style-name="ce9">
            <text:p>157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7950" table:style-name="ce19">
            <text:p>7950</text:p>
          </table:table-cell>
          <table:table-cell office:value-type="float" office:value="39750" table:style-name="ce23">
            <text:p>39750</text:p>
          </table:table-cell>
          <table:table-cell office:value-type="float" office:value="10050" table:style-name="ce22">
            <text:p>100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1300000" table:style-name="ce8">
            <text:p>11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0" table:style-name="ce9">
            <text:p>1580</text:p>
          </table:table-cell>
          <table:table-cell office:value-type="float" office:value="1580" table:style-name="ce9">
            <text:p>158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1" table:style-name="ce13">
            <text:p>11</text:p>
          </table:table-cell>
          <table:table-cell office:value-type="float" office:value="660" table:style-name="ce13">
            <text:p>660</text:p>
          </table:table-cell>
          <table:table-cell office:value-type="float" office:value="3300" table:style-name="ce13">
            <text:p>3300</text:p>
          </table:table-cell>
          <table:table-cell office:value-type="float" office:value="8000" table:style-name="ce19">
            <text:p>8000</text:p>
          </table:table-cell>
          <table:table-cell office:value-type="float" office:value="40000" table:style-name="ce23">
            <text:p>40000</text:p>
          </table:table-cell>
          <table:table-cell office:value-type="float" office:value="11300" table:style-name="ce22">
            <text:p>11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150000" table:style-name="ce8">
            <text:p>131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1" table:style-name="ce9">
            <text:p>1581</text:p>
          </table:table-cell>
          <table:table-cell office:value-type="float" office:value="1581" table:style-name="ce9">
            <text:p>158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8050" table:style-name="ce19">
            <text:p>8050</text:p>
          </table:table-cell>
          <table:table-cell office:value-type="float" office:value="40250" table:style-name="ce23">
            <text:p>40250</text:p>
          </table:table-cell>
          <table:table-cell office:value-type="float" office:value="13150" table:style-name="ce22">
            <text:p>131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000000" table:style-name="ce8">
            <text:p>120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2" table:style-name="ce9">
            <text:p>1582</text:p>
          </table:table-cell>
          <table:table-cell office:value-type="float" office:value="1582" table:style-name="ce9">
            <text:p>158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3" table:style-name="ce13">
            <text:p>13</text:p>
          </table:table-cell>
          <table:table-cell office:value-type="float" office:value="780" table:style-name="ce13">
            <text:p>780</text:p>
          </table:table-cell>
          <table:table-cell office:value-type="float" office:value="3900" table:style-name="ce13">
            <text:p>3900</text:p>
          </table:table-cell>
          <table:table-cell office:value-type="float" office:value="8100" table:style-name="ce19">
            <text:p>8100</text:p>
          </table:table-cell>
          <table:table-cell office:value-type="float" office:value="40500" table:style-name="ce23">
            <text:p>40500</text:p>
          </table:table-cell>
          <table:table-cell office:value-type="float" office:value="12000" table:style-name="ce22">
            <text:p>120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650000" table:style-name="ce8">
            <text:p>126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3" table:style-name="ce9">
            <text:p>1583</text:p>
          </table:table-cell>
          <table:table-cell office:value-type="float" office:value="1583" table:style-name="ce9">
            <text:p>158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8150" table:style-name="ce19">
            <text:p>8150</text:p>
          </table:table-cell>
          <table:table-cell office:value-type="float" office:value="40750" table:style-name="ce23">
            <text:p>40750</text:p>
          </table:table-cell>
          <table:table-cell office:value-type="float" office:value="12650" table:style-name="ce22">
            <text:p>126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000000" table:style-name="ce8">
            <text:p>130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4" table:style-name="ce9">
            <text:p>1584</text:p>
          </table:table-cell>
          <table:table-cell office:value-type="float" office:value="1584" table:style-name="ce9">
            <text:p>158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8200" table:style-name="ce19">
            <text:p>8200</text:p>
          </table:table-cell>
          <table:table-cell office:value-type="float" office:value="41000" table:style-name="ce23">
            <text:p>41000</text:p>
          </table:table-cell>
          <table:table-cell office:value-type="float" office:value="13000" table:style-name="ce22">
            <text:p>130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650000" table:style-name="ce8">
            <text:p>136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5" table:style-name="ce9">
            <text:p>1585</text:p>
          </table:table-cell>
          <table:table-cell office:value-type="float" office:value="1585" table:style-name="ce9">
            <text:p>158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8" table:style-name="ce13">
            <text:p>18</text:p>
          </table:table-cell>
          <table:table-cell office:value-type="float" office:value="1080" table:style-name="ce13">
            <text:p>1080</text:p>
          </table:table-cell>
          <table:table-cell office:value-type="float" office:value="5400" table:style-name="ce13">
            <text:p>5400</text:p>
          </table:table-cell>
          <table:table-cell office:value-type="float" office:value="8250" table:style-name="ce19">
            <text:p>8250</text:p>
          </table:table-cell>
          <table:table-cell office:value-type="float" office:value="41250" table:style-name="ce23">
            <text:p>41250</text:p>
          </table:table-cell>
          <table:table-cell office:value-type="float" office:value="13650" table:style-name="ce22">
            <text:p>136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000000" table:style-name="ce8">
            <text:p>140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6" table:style-name="ce9">
            <text:p>1586</text:p>
          </table:table-cell>
          <table:table-cell office:value-type="float" office:value="1586" table:style-name="ce9">
            <text:p>158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9" table:style-name="ce13">
            <text:p>19</text:p>
          </table:table-cell>
          <table:table-cell office:value-type="float" office:value="1140" table:style-name="ce13">
            <text:p>1140</text:p>
          </table:table-cell>
          <table:table-cell office:value-type="float" office:value="5700" table:style-name="ce13">
            <text:p>5700</text:p>
          </table:table-cell>
          <table:table-cell office:value-type="float" office:value="8300" table:style-name="ce19">
            <text:p>8300</text:p>
          </table:table-cell>
          <table:table-cell office:value-type="float" office:value="41500" table:style-name="ce23">
            <text:p>41500</text:p>
          </table:table-cell>
          <table:table-cell office:value-type="float" office:value="14000" table:style-name="ce22">
            <text:p>140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450000" table:style-name="ce8">
            <text:p>134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7" table:style-name="ce9">
            <text:p>1587</text:p>
          </table:table-cell>
          <table:table-cell office:value-type="float" office:value="1587" table:style-name="ce9">
            <text:p>158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8350" table:style-name="ce19">
            <text:p>8350</text:p>
          </table:table-cell>
          <table:table-cell office:value-type="float" office:value="41750" table:style-name="ce23">
            <text:p>41750</text:p>
          </table:table-cell>
          <table:table-cell office:value-type="float" office:value="13450" table:style-name="ce22">
            <text:p>134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6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500000" table:style-name="ce8">
            <text:p>135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8" table:style-name="ce9">
            <text:p>1588</text:p>
          </table:table-cell>
          <table:table-cell office:value-type="float" office:value="1588" table:style-name="ce9">
            <text:p>158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8400" table:style-name="ce19">
            <text:p>8400</text:p>
          </table:table-cell>
          <table:table-cell office:value-type="float" office:value="42000" table:style-name="ce23">
            <text:p>42000</text:p>
          </table:table-cell>
          <table:table-cell office:value-type="float" office:value="13500" table:style-name="ce22">
            <text:p>135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150000" table:style-name="ce8">
            <text:p>141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89" table:style-name="ce9">
            <text:p>1589</text:p>
          </table:table-cell>
          <table:table-cell office:value-type="float" office:value="1589" table:style-name="ce9">
            <text:p>158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9" table:style-name="ce13">
            <text:p>19</text:p>
          </table:table-cell>
          <table:table-cell office:value-type="float" office:value="1140" table:style-name="ce13">
            <text:p>1140</text:p>
          </table:table-cell>
          <table:table-cell office:value-type="float" office:value="5700" table:style-name="ce13">
            <text:p>5700</text:p>
          </table:table-cell>
          <table:table-cell office:value-type="float" office:value="8450" table:style-name="ce19">
            <text:p>8450</text:p>
          </table:table-cell>
          <table:table-cell office:value-type="float" office:value="42250" table:style-name="ce23">
            <text:p>42250</text:p>
          </table:table-cell>
          <table:table-cell office:value-type="float" office:value="14150" table:style-name="ce22">
            <text:p>141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300000" table:style-name="ce8">
            <text:p>13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0" table:style-name="ce9">
            <text:p>1590</text:p>
          </table:table-cell>
          <table:table-cell office:value-type="float" office:value="1590" table:style-name="ce9">
            <text:p>159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8500" table:style-name="ce19">
            <text:p>8500</text:p>
          </table:table-cell>
          <table:table-cell office:value-type="float" office:value="42500" table:style-name="ce23">
            <text:p>42500</text:p>
          </table:table-cell>
          <table:table-cell office:value-type="float" office:value="13300" table:style-name="ce22">
            <text:p>13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50000" table:style-name="ce8">
            <text:p>148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1" table:style-name="ce9">
            <text:p>1591</text:p>
          </table:table-cell>
          <table:table-cell office:value-type="float" office:value="1591" table:style-name="ce9">
            <text:p>159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21" table:style-name="ce13">
            <text:p>21</text:p>
          </table:table-cell>
          <table:table-cell office:value-type="float" office:value="1260" table:style-name="ce13">
            <text:p>1260</text:p>
          </table:table-cell>
          <table:table-cell office:value-type="float" office:value="6300" table:style-name="ce13">
            <text:p>6300</text:p>
          </table:table-cell>
          <table:table-cell office:value-type="float" office:value="8550" table:style-name="ce19">
            <text:p>8550</text:p>
          </table:table-cell>
          <table:table-cell office:value-type="float" office:value="42750" table:style-name="ce23">
            <text:p>42750</text:p>
          </table:table-cell>
          <table:table-cell office:value-type="float" office:value="14850" table:style-name="ce22">
            <text:p>148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000000" table:style-name="ce8">
            <text:p>140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2" table:style-name="ce9">
            <text:p>1592</text:p>
          </table:table-cell>
          <table:table-cell office:value-type="float" office:value="1592" table:style-name="ce9">
            <text:p>159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8" table:style-name="ce13">
            <text:p>18</text:p>
          </table:table-cell>
          <table:table-cell office:value-type="float" office:value="1080" table:style-name="ce13">
            <text:p>1080</text:p>
          </table:table-cell>
          <table:table-cell office:value-type="float" office:value="5400" table:style-name="ce13">
            <text:p>5400</text:p>
          </table:table-cell>
          <table:table-cell office:value-type="float" office:value="8600" table:style-name="ce19">
            <text:p>8600</text:p>
          </table:table-cell>
          <table:table-cell office:value-type="float" office:value="43000" table:style-name="ce23">
            <text:p>43000</text:p>
          </table:table-cell>
          <table:table-cell office:value-type="float" office:value="14000" table:style-name="ce22">
            <text:p>140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750000" table:style-name="ce8">
            <text:p>137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3" table:style-name="ce9">
            <text:p>1593</text:p>
          </table:table-cell>
          <table:table-cell office:value-type="float" office:value="1593" table:style-name="ce9">
            <text:p>159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8650" table:style-name="ce19">
            <text:p>8650</text:p>
          </table:table-cell>
          <table:table-cell office:value-type="float" office:value="43250" table:style-name="ce23">
            <text:p>43250</text:p>
          </table:table-cell>
          <table:table-cell office:value-type="float" office:value="13750" table:style-name="ce22">
            <text:p>137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200000" table:style-name="ce8">
            <text:p>132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4" table:style-name="ce9">
            <text:p>1594</text:p>
          </table:table-cell>
          <table:table-cell office:value-type="float" office:value="1594" table:style-name="ce9">
            <text:p>159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5" table:style-name="ce13">
            <text:p>15</text:p>
          </table:table-cell>
          <table:table-cell office:value-type="float" office:value="900" table:style-name="ce13">
            <text:p>900</text:p>
          </table:table-cell>
          <table:table-cell office:value-type="float" office:value="4500" table:style-name="ce13">
            <text:p>4500</text:p>
          </table:table-cell>
          <table:table-cell office:value-type="float" office:value="8700" table:style-name="ce19">
            <text:p>8700</text:p>
          </table:table-cell>
          <table:table-cell office:value-type="float" office:value="43500" table:style-name="ce23">
            <text:p>43500</text:p>
          </table:table-cell>
          <table:table-cell office:value-type="float" office:value="13200" table:style-name="ce22">
            <text:p>132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950000" table:style-name="ce8">
            <text:p>129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5" table:style-name="ce9">
            <text:p>1595</text:p>
          </table:table-cell>
          <table:table-cell office:value-type="float" office:value="1595" table:style-name="ce9">
            <text:p>159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8750" table:style-name="ce19">
            <text:p>8750</text:p>
          </table:table-cell>
          <table:table-cell office:value-type="float" office:value="43750" table:style-name="ce23">
            <text:p>43750</text:p>
          </table:table-cell>
          <table:table-cell office:value-type="float" office:value="12950" table:style-name="ce22">
            <text:p>129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900000" table:style-name="ce8">
            <text:p>139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6" table:style-name="ce9">
            <text:p>1596</text:p>
          </table:table-cell>
          <table:table-cell office:value-type="float" office:value="1596" table:style-name="ce9">
            <text:p>159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8800" table:style-name="ce19">
            <text:p>8800</text:p>
          </table:table-cell>
          <table:table-cell office:value-type="float" office:value="44000" table:style-name="ce23">
            <text:p>44000</text:p>
          </table:table-cell>
          <table:table-cell office:value-type="float" office:value="13900" table:style-name="ce22">
            <text:p>139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650000" table:style-name="ce8">
            <text:p>136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7" table:style-name="ce9">
            <text:p>1597</text:p>
          </table:table-cell>
          <table:table-cell office:value-type="float" office:value="1597" table:style-name="ce9">
            <text:p>159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8850" table:style-name="ce19">
            <text:p>8850</text:p>
          </table:table-cell>
          <table:table-cell office:value-type="float" office:value="44250" table:style-name="ce23">
            <text:p>44250</text:p>
          </table:table-cell>
          <table:table-cell office:value-type="float" office:value="13650" table:style-name="ce22">
            <text:p>136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7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000000" table:style-name="ce8">
            <text:p>140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8" table:style-name="ce9">
            <text:p>1598</text:p>
          </table:table-cell>
          <table:table-cell office:value-type="float" office:value="1598" table:style-name="ce9">
            <text:p>159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7" table:style-name="ce13">
            <text:p>17</text:p>
          </table:table-cell>
          <table:table-cell office:value-type="float" office:value="1020" table:style-name="ce13">
            <text:p>1020</text:p>
          </table:table-cell>
          <table:table-cell office:value-type="float" office:value="5100" table:style-name="ce13">
            <text:p>5100</text:p>
          </table:table-cell>
          <table:table-cell office:value-type="float" office:value="8900" table:style-name="ce19">
            <text:p>8900</text:p>
          </table:table-cell>
          <table:table-cell office:value-type="float" office:value="44500" table:style-name="ce23">
            <text:p>44500</text:p>
          </table:table-cell>
          <table:table-cell office:value-type="float" office:value="14000" table:style-name="ce22">
            <text:p>140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750000" table:style-name="ce8">
            <text:p>137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599" table:style-name="ce9">
            <text:p>1599</text:p>
          </table:table-cell>
          <table:table-cell office:value-type="float" office:value="1599" table:style-name="ce9">
            <text:p>159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6" table:style-name="ce13">
            <text:p>16</text:p>
          </table:table-cell>
          <table:table-cell office:value-type="float" office:value="960" table:style-name="ce13">
            <text:p>960</text:p>
          </table:table-cell>
          <table:table-cell office:value-type="float" office:value="4800" table:style-name="ce13">
            <text:p>4800</text:p>
          </table:table-cell>
          <table:table-cell office:value-type="float" office:value="8950" table:style-name="ce19">
            <text:p>8950</text:p>
          </table:table-cell>
          <table:table-cell office:value-type="float" office:value="44750" table:style-name="ce23">
            <text:p>44750</text:p>
          </table:table-cell>
          <table:table-cell office:value-type="float" office:value="13750" table:style-name="ce22">
            <text:p>137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400000" table:style-name="ce8">
            <text:p>144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0" table:style-name="ce9">
            <text:p>1600</text:p>
          </table:table-cell>
          <table:table-cell office:value-type="float" office:value="1600" table:style-name="ce9">
            <text:p>160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8" table:style-name="ce13">
            <text:p>18</text:p>
          </table:table-cell>
          <table:table-cell office:value-type="float" office:value="1080" table:style-name="ce13">
            <text:p>1080</text:p>
          </table:table-cell>
          <table:table-cell office:value-type="float" office:value="5400" table:style-name="ce13">
            <text:p>5400</text:p>
          </table:table-cell>
          <table:table-cell office:value-type="float" office:value="9000" table:style-name="ce19">
            <text:p>9000</text:p>
          </table:table-cell>
          <table:table-cell office:value-type="float" office:value="45000" table:style-name="ce23">
            <text:p>45000</text:p>
          </table:table-cell>
          <table:table-cell office:value-type="float" office:value="14400" table:style-name="ce22">
            <text:p>144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50000" table:style-name="ce8">
            <text:p>153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1" table:style-name="ce9">
            <text:p>1601</text:p>
          </table:table-cell>
          <table:table-cell office:value-type="float" office:value="1601" table:style-name="ce9">
            <text:p>160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21" table:style-name="ce13">
            <text:p>21</text:p>
          </table:table-cell>
          <table:table-cell office:value-type="float" office:value="1260" table:style-name="ce13">
            <text:p>1260</text:p>
          </table:table-cell>
          <table:table-cell office:value-type="float" office:value="6300" table:style-name="ce13">
            <text:p>6300</text:p>
          </table:table-cell>
          <table:table-cell office:value-type="float" office:value="9050" table:style-name="ce19">
            <text:p>9050</text:p>
          </table:table-cell>
          <table:table-cell office:value-type="float" office:value="45250" table:style-name="ce23">
            <text:p>45250</text:p>
          </table:table-cell>
          <table:table-cell office:value-type="float" office:value="15350" table:style-name="ce22">
            <text:p>153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300000" table:style-name="ce8">
            <text:p>133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2" table:style-name="ce9">
            <text:p>1602</text:p>
          </table:table-cell>
          <table:table-cell office:value-type="float" office:value="1602" table:style-name="ce9">
            <text:p>160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4" table:style-name="ce13">
            <text:p>14</text:p>
          </table:table-cell>
          <table:table-cell office:value-type="float" office:value="840" table:style-name="ce13">
            <text:p>840</text:p>
          </table:table-cell>
          <table:table-cell office:value-type="float" office:value="4200" table:style-name="ce13">
            <text:p>4200</text:p>
          </table:table-cell>
          <table:table-cell office:value-type="float" office:value="9100" table:style-name="ce19">
            <text:p>9100</text:p>
          </table:table-cell>
          <table:table-cell office:value-type="float" office:value="45500" table:style-name="ce23">
            <text:p>45500</text:p>
          </table:table-cell>
          <table:table-cell office:value-type="float" office:value="13300" table:style-name="ce22">
            <text:p>133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516227.272727273" table:style-name="ce8">
            <text:p>1351622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3" table:style-name="ce9">
            <text:p>1603</text:p>
          </table:table-cell>
          <table:table-cell office:value-type="float" office:value="1603" table:style-name="ce9">
            <text:p>160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5" table:style-name="ce13">
            <text:p>5</text:p>
          </table:table-cell>
          <table:table-cell office:value-type="float" office:value="300" table:style-name="ce13">
            <text:p>300</text:p>
          </table:table-cell>
          <table:table-cell office:value-type="float" office:value="1500" table:style-name="ce13">
            <text:p>1500</text:p>
          </table:table-cell>
          <table:table-cell office:value-type="float" office:value="9150" table:style-name="ce19">
            <text:p>9150</text:p>
          </table:table-cell>
          <table:table-cell office:value-type="float" office:value="45750" table:style-name="ce23">
            <text:p>45750</text:p>
          </table:table-cell>
          <table:table-cell office:value-type="float" office:value="13516.227272727274" table:style-name="ce22">
            <text:p>1351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732454.545454547" table:style-name="ce8">
            <text:p>137324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4" table:style-name="ce9">
            <text:p>1604</text:p>
          </table:table-cell>
          <table:table-cell office:value-type="float" office:value="1604" table:style-name="ce9">
            <text:p>160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3" table:style-name="ce13">
            <text:p>3</text:p>
          </table:table-cell>
          <table:table-cell office:value-type="float" office:value="180" table:style-name="ce13">
            <text:p>180</text:p>
          </table:table-cell>
          <table:table-cell office:value-type="float" office:value="900" table:style-name="ce13">
            <text:p>900</text:p>
          </table:table-cell>
          <table:table-cell office:value-type="float" office:value="9200" table:style-name="ce19">
            <text:p>9200</text:p>
          </table:table-cell>
          <table:table-cell office:value-type="float" office:value="46000" table:style-name="ce23">
            <text:p>46000</text:p>
          </table:table-cell>
          <table:table-cell office:value-type="float" office:value="13732.454545454546" table:style-name="ce22">
            <text:p>1373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948681.81818182" table:style-name="ce8">
            <text:p>1394868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5" table:style-name="ce9">
            <text:p>1605</text:p>
          </table:table-cell>
          <table:table-cell office:value-type="float" office:value="1605" table:style-name="ce9">
            <text:p>160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250" table:style-name="ce19">
            <text:p>9250</text:p>
          </table:table-cell>
          <table:table-cell office:value-type="float" office:value="46250" table:style-name="ce23">
            <text:p>46250</text:p>
          </table:table-cell>
          <table:table-cell office:value-type="float" office:value="13948.68181818182" table:style-name="ce22">
            <text:p>1394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164909.090909092" table:style-name="ce8">
            <text:p>1416490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6" table:style-name="ce9">
            <text:p>1606</text:p>
          </table:table-cell>
          <table:table-cell office:value-type="float" office:value="1606" table:style-name="ce9">
            <text:p>160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" table:style-name="ce13">
            <text:p>1</text:p>
          </table:table-cell>
          <table:table-cell office:value-type="float" office:value="60" table:style-name="ce13">
            <text:p>60</text:p>
          </table:table-cell>
          <table:table-cell office:value-type="float" office:value="300" table:style-name="ce13">
            <text:p>300</text:p>
          </table:table-cell>
          <table:table-cell office:value-type="float" office:value="9300" table:style-name="ce19">
            <text:p>9300</text:p>
          </table:table-cell>
          <table:table-cell office:value-type="float" office:value="46500" table:style-name="ce23">
            <text:p>46500</text:p>
          </table:table-cell>
          <table:table-cell office:value-type="float" office:value="14164.909090909092" table:style-name="ce22">
            <text:p>1416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381136.363636365" table:style-name="ce8">
            <text:p>1438113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7" table:style-name="ce9">
            <text:p>1607</text:p>
          </table:table-cell>
          <table:table-cell office:value-type="float" office:value="1607" table:style-name="ce9">
            <text:p>160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350" table:style-name="ce19">
            <text:p>9350</text:p>
          </table:table-cell>
          <table:table-cell office:value-type="float" office:value="46750" table:style-name="ce23">
            <text:p>46750</text:p>
          </table:table-cell>
          <table:table-cell office:value-type="float" office:value="14381.136363636366" table:style-name="ce22">
            <text:p>1438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8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597363.636363639" table:style-name="ce8">
            <text:p>1459736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8" table:style-name="ce9">
            <text:p>1608</text:p>
          </table:table-cell>
          <table:table-cell office:value-type="float" office:value="1608" table:style-name="ce9">
            <text:p>160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6" table:style-name="ce13">
            <text:p>6</text:p>
          </table:table-cell>
          <table:table-cell office:value-type="float" office:value="360" table:style-name="ce13">
            <text:p>360</text:p>
          </table:table-cell>
          <table:table-cell office:value-type="float" office:value="1800" table:style-name="ce13">
            <text:p>1800</text:p>
          </table:table-cell>
          <table:table-cell office:value-type="float" office:value="9400" table:style-name="ce19">
            <text:p>9400</text:p>
          </table:table-cell>
          <table:table-cell office:value-type="float" office:value="47000" table:style-name="ce23">
            <text:p>47000</text:p>
          </table:table-cell>
          <table:table-cell office:value-type="float" office:value="14597.363636363638" table:style-name="ce22">
            <text:p>1459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13590.909090912" table:style-name="ce8">
            <text:p>1481359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09" table:style-name="ce9">
            <text:p>1609</text:p>
          </table:table-cell>
          <table:table-cell office:value-type="float" office:value="1609" table:style-name="ce9">
            <text:p>160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2" table:style-name="ce13">
            <text:p>2</text:p>
          </table:table-cell>
          <table:table-cell office:value-type="float" office:value="120" table:style-name="ce13">
            <text:p>120</text:p>
          </table:table-cell>
          <table:table-cell office:value-type="float" office:value="600" table:style-name="ce13">
            <text:p>600</text:p>
          </table:table-cell>
          <table:table-cell office:value-type="float" office:value="9450" table:style-name="ce19">
            <text:p>9450</text:p>
          </table:table-cell>
          <table:table-cell office:value-type="float" office:value="47250" table:style-name="ce23">
            <text:p>47250</text:p>
          </table:table-cell>
          <table:table-cell office:value-type="float" office:value="14813.590909090912" table:style-name="ce22">
            <text:p>1481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29818.181818184" table:style-name="ce8">
            <text:p>1502981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0" table:style-name="ce9">
            <text:p>1610</text:p>
          </table:table-cell>
          <table:table-cell office:value-type="float" office:value="1610" table:style-name="ce9">
            <text:p>161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4" table:style-name="ce13">
            <text:p>4</text:p>
          </table:table-cell>
          <table:table-cell office:value-type="float" office:value="240" table:style-name="ce13">
            <text:p>240</text:p>
          </table:table-cell>
          <table:table-cell office:value-type="float" office:value="1200" table:style-name="ce13">
            <text:p>1200</text:p>
          </table:table-cell>
          <table:table-cell office:value-type="float" office:value="9500" table:style-name="ce19">
            <text:p>9500</text:p>
          </table:table-cell>
          <table:table-cell office:value-type="float" office:value="47500" table:style-name="ce23">
            <text:p>47500</text:p>
          </table:table-cell>
          <table:table-cell office:value-type="float" office:value="15029.818181818184" table:style-name="ce22">
            <text:p>1503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246045.454545457" table:style-name="ce8">
            <text:p>1524604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1" table:style-name="ce9">
            <text:p>1611</text:p>
          </table:table-cell>
          <table:table-cell office:value-type="float" office:value="1611" table:style-name="ce9">
            <text:p>161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2" table:style-name="ce13">
            <text:p>2</text:p>
          </table:table-cell>
          <table:table-cell office:value-type="float" office:value="120" table:style-name="ce13">
            <text:p>120</text:p>
          </table:table-cell>
          <table:table-cell office:value-type="float" office:value="600" table:style-name="ce13">
            <text:p>600</text:p>
          </table:table-cell>
          <table:table-cell office:value-type="float" office:value="9550" table:style-name="ce19">
            <text:p>9550</text:p>
          </table:table-cell>
          <table:table-cell office:value-type="float" office:value="47750" table:style-name="ce23">
            <text:p>47750</text:p>
          </table:table-cell>
          <table:table-cell office:value-type="float" office:value="15246.045454545458" table:style-name="ce22">
            <text:p>1524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462272.72727273" table:style-name="ce8">
            <text:p>1546227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2" table:style-name="ce9">
            <text:p>1612</text:p>
          </table:table-cell>
          <table:table-cell office:value-type="float" office:value="1612" table:style-name="ce9">
            <text:p>161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3" table:style-name="ce13">
            <text:p>3</text:p>
          </table:table-cell>
          <table:table-cell office:value-type="float" office:value="180" table:style-name="ce13">
            <text:p>180</text:p>
          </table:table-cell>
          <table:table-cell office:value-type="float" office:value="900" table:style-name="ce13">
            <text:p>900</text:p>
          </table:table-cell>
          <table:table-cell office:value-type="float" office:value="9600" table:style-name="ce19">
            <text:p>9600</text:p>
          </table:table-cell>
          <table:table-cell office:value-type="float" office:value="48000" table:style-name="ce23">
            <text:p>48000</text:p>
          </table:table-cell>
          <table:table-cell office:value-type="float" office:value="15462.27272727273" table:style-name="ce22">
            <text:p>1546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678500.000000004" table:style-name="ce8">
            <text:p>156785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3" table:style-name="ce9">
            <text:p>1613</text:p>
          </table:table-cell>
          <table:table-cell office:value-type="float" office:value="1613" table:style-name="ce9">
            <text:p>161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2" table:style-name="ce13">
            <text:p>2</text:p>
          </table:table-cell>
          <table:table-cell office:value-type="float" office:value="120" table:style-name="ce13">
            <text:p>120</text:p>
          </table:table-cell>
          <table:table-cell office:value-type="float" office:value="600" table:style-name="ce13">
            <text:p>600</text:p>
          </table:table-cell>
          <table:table-cell office:value-type="float" office:value="9650" table:style-name="ce19">
            <text:p>9650</text:p>
          </table:table-cell>
          <table:table-cell office:value-type="float" office:value="48250" table:style-name="ce23">
            <text:p>48250</text:p>
          </table:table-cell>
          <table:table-cell office:value-type="float" office:value="15678.500000000004" table:style-name="ce22">
            <text:p>1567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894727.272727275" table:style-name="ce8">
            <text:p>1589472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4" table:style-name="ce9">
            <text:p>1614</text:p>
          </table:table-cell>
          <table:table-cell office:value-type="float" office:value="1614" table:style-name="ce9">
            <text:p>161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2" table:style-name="ce13">
            <text:p>2</text:p>
          </table:table-cell>
          <table:table-cell office:value-type="float" office:value="120" table:style-name="ce13">
            <text:p>120</text:p>
          </table:table-cell>
          <table:table-cell office:value-type="float" office:value="600" table:style-name="ce13">
            <text:p>600</text:p>
          </table:table-cell>
          <table:table-cell office:value-type="float" office:value="9700" table:style-name="ce19">
            <text:p>9700</text:p>
          </table:table-cell>
          <table:table-cell office:value-type="float" office:value="48500" table:style-name="ce23">
            <text:p>48500</text:p>
          </table:table-cell>
          <table:table-cell office:value-type="float" office:value="15894.727272727276" table:style-name="ce22">
            <text:p>1589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110954.545454549" table:style-name="ce8">
            <text:p>161109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5" table:style-name="ce9">
            <text:p>1615</text:p>
          </table:table-cell>
          <table:table-cell office:value-type="float" office:value="1615" table:style-name="ce9">
            <text:p>161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3" table:style-name="ce13">
            <text:p>3</text:p>
          </table:table-cell>
          <table:table-cell office:value-type="float" office:value="180" table:style-name="ce13">
            <text:p>180</text:p>
          </table:table-cell>
          <table:table-cell office:value-type="float" office:value="900" table:style-name="ce13">
            <text:p>900</text:p>
          </table:table-cell>
          <table:table-cell office:value-type="float" office:value="9750" table:style-name="ce19">
            <text:p>9750</text:p>
          </table:table-cell>
          <table:table-cell office:value-type="float" office:value="48750" table:style-name="ce23">
            <text:p>48750</text:p>
          </table:table-cell>
          <table:table-cell office:value-type="float" office:value="16110.95454545455" table:style-name="ce22">
            <text:p>1611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327181.818181822" table:style-name="ce8">
            <text:p>1632718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6" table:style-name="ce9">
            <text:p>1616</text:p>
          </table:table-cell>
          <table:table-cell office:value-type="float" office:value="1616" table:style-name="ce9">
            <text:p>161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1" table:style-name="ce13">
            <text:p>1</text:p>
          </table:table-cell>
          <table:table-cell office:value-type="float" office:value="60" table:style-name="ce13">
            <text:p>60</text:p>
          </table:table-cell>
          <table:table-cell office:value-type="float" office:value="300" table:style-name="ce13">
            <text:p>300</text:p>
          </table:table-cell>
          <table:table-cell office:value-type="float" office:value="9800" table:style-name="ce19">
            <text:p>9800</text:p>
          </table:table-cell>
          <table:table-cell office:value-type="float" office:value="49000" table:style-name="ce23">
            <text:p>49000</text:p>
          </table:table-cell>
          <table:table-cell office:value-type="float" office:value="16327.181818181822" table:style-name="ce22">
            <text:p>1632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543409.090909095" table:style-name="ce8">
            <text:p>1654340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7" table:style-name="ce9">
            <text:p>1617</text:p>
          </table:table-cell>
          <table:table-cell office:value-type="float" office:value="1617" table:style-name="ce9">
            <text:p>161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4" table:style-name="ce13">
            <text:p>4</text:p>
          </table:table-cell>
          <table:table-cell office:value-type="float" office:value="240" table:style-name="ce13">
            <text:p>240</text:p>
          </table:table-cell>
          <table:table-cell office:value-type="float" office:value="1200" table:style-name="ce13">
            <text:p>1200</text:p>
          </table:table-cell>
          <table:table-cell office:value-type="float" office:value="9850" table:style-name="ce19">
            <text:p>9850</text:p>
          </table:table-cell>
          <table:table-cell office:value-type="float" office:value="49250" table:style-name="ce23">
            <text:p>49250</text:p>
          </table:table-cell>
          <table:table-cell office:value-type="float" office:value="16543.409090909096" table:style-name="ce22">
            <text:p>1654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9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759636.363636367" table:style-name="ce8">
            <text:p>1675963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8" table:style-name="ce9">
            <text:p>1618</text:p>
          </table:table-cell>
          <table:table-cell office:value-type="float" office:value="1618" table:style-name="ce9">
            <text:p>161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9900" table:style-name="ce19">
            <text:p>9900</text:p>
          </table:table-cell>
          <table:table-cell office:value-type="float" office:value="49500" table:style-name="ce23">
            <text:p>49500</text:p>
          </table:table-cell>
          <table:table-cell office:value-type="float" office:value="16759.636363636368" table:style-name="ce22">
            <text:p>1676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975863.63636364" table:style-name="ce8">
            <text:p>1697586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19" table:style-name="ce9">
            <text:p>1619</text:p>
          </table:table-cell>
          <table:table-cell office:value-type="float" office:value="1619" table:style-name="ce9">
            <text:p>161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7" table:style-name="ce13">
            <text:p>7</text:p>
          </table:table-cell>
          <table:table-cell office:value-type="float" office:value="420" table:style-name="ce13">
            <text:p>420</text:p>
          </table:table-cell>
          <table:table-cell office:value-type="float" office:value="2100" table:style-name="ce13">
            <text:p>2100</text:p>
          </table:table-cell>
          <table:table-cell office:value-type="float" office:value="9950" table:style-name="ce19">
            <text:p>9950</text:p>
          </table:table-cell>
          <table:table-cell office:value-type="float" office:value="49750" table:style-name="ce23">
            <text:p>49750</text:p>
          </table:table-cell>
          <table:table-cell office:value-type="float" office:value="16975.86363636364" table:style-name="ce22">
            <text:p>1697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192090.909090914" table:style-name="ce8">
            <text:p>1719209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0" table:style-name="ce9">
            <text:p>1620</text:p>
          </table:table-cell>
          <table:table-cell office:value-type="float" office:value="1620" table:style-name="ce9">
            <text:p>162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6" table:style-name="ce13">
            <text:p>6</text:p>
          </table:table-cell>
          <table:table-cell office:value-type="float" office:value="360" table:style-name="ce13">
            <text:p>360</text:p>
          </table:table-cell>
          <table:table-cell office:value-type="float" office:value="1800" table:style-name="ce13">
            <text:p>1800</text:p>
          </table:table-cell>
          <table:table-cell office:value-type="float" office:value="10000" table:style-name="ce19">
            <text:p>10000</text:p>
          </table:table-cell>
          <table:table-cell office:value-type="float" office:value="50000" table:style-name="ce23">
            <text:p>50000</text:p>
          </table:table-cell>
          <table:table-cell office:value-type="float" office:value="17192.090909090915" table:style-name="ce22">
            <text:p>1719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408318.181818187" table:style-name="ce8">
            <text:p>1740831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1" table:style-name="ce9">
            <text:p>1621</text:p>
          </table:table-cell>
          <table:table-cell office:value-type="float" office:value="1621" table:style-name="ce9">
            <text:p>162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6" table:style-name="ce13">
            <text:p>6</text:p>
          </table:table-cell>
          <table:table-cell office:value-type="float" office:value="360" table:style-name="ce13">
            <text:p>360</text:p>
          </table:table-cell>
          <table:table-cell office:value-type="float" office:value="1800" table:style-name="ce13">
            <text:p>1800</text:p>
          </table:table-cell>
          <table:table-cell office:value-type="float" office:value="10050" table:style-name="ce19">
            <text:p>10050</text:p>
          </table:table-cell>
          <table:table-cell office:value-type="float" office:value="50250" table:style-name="ce23">
            <text:p>50250</text:p>
          </table:table-cell>
          <table:table-cell office:value-type="float" office:value="17408.318181818187" table:style-name="ce22">
            <text:p>1740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624545.454545461" table:style-name="ce8">
            <text:p>1762454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2" table:style-name="ce9">
            <text:p>1622</text:p>
          </table:table-cell>
          <table:table-cell office:value-type="float" office:value="1622" table:style-name="ce9">
            <text:p>162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4" table:style-name="ce13">
            <text:p>4</text:p>
          </table:table-cell>
          <table:table-cell office:value-type="float" office:value="240" table:style-name="ce13">
            <text:p>240</text:p>
          </table:table-cell>
          <table:table-cell office:value-type="float" office:value="1200" table:style-name="ce13">
            <text:p>1200</text:p>
          </table:table-cell>
          <table:table-cell office:value-type="float" office:value="10100" table:style-name="ce19">
            <text:p>10100</text:p>
          </table:table-cell>
          <table:table-cell office:value-type="float" office:value="50500" table:style-name="ce23">
            <text:p>50500</text:p>
          </table:table-cell>
          <table:table-cell office:value-type="float" office:value="17624.54545454546" table:style-name="ce22">
            <text:p>1762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Ehrenberg, R. 1899. Aus der Hamburgischen Handelsgeschichte. Zeitschrift des Vereins für Hamburgische Geschichte 10, 1-40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840772.727272734" table:style-name="ce8">
            <text:p>1784077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3" table:style-name="ce9">
            <text:p>1623</text:p>
          </table:table-cell>
          <table:table-cell office:value-type="float" office:value="1623" table:style-name="ce9">
            <text:p>162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float" office:value="3" table:style-name="ce13">
            <text:p>3</text:p>
          </table:table-cell>
          <table:table-cell office:value-type="float" office:value="180" table:style-name="ce13">
            <text:p>180</text:p>
          </table:table-cell>
          <table:table-cell office:value-type="float" office:value="900" table:style-name="ce13">
            <text:p>900</text:p>
          </table:table-cell>
          <table:table-cell office:value-type="float" office:value="10150" table:style-name="ce19">
            <text:p>10150</text:p>
          </table:table-cell>
          <table:table-cell office:value-type="float" office:value="50750" table:style-name="ce23">
            <text:p>50750</text:p>
          </table:table-cell>
          <table:table-cell office:value-type="float" office:value="17840.772727272735" table:style-name="ce22">
            <text:p>1784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d e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057000.000000007" table:style-name="ce8">
            <text:p>1805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4" table:style-name="ce9">
            <text:p>1624</text:p>
          </table:table-cell>
          <table:table-cell office:value-type="float" office:value="1624" table:style-name="ce9">
            <text:p>162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857" table:style-name="ce13">
            <text:p>7857</text:p>
          </table:table-cell>
          <table:table-cell office:value-type="float" office:value="10200" table:style-name="ce19">
            <text:p>10200</text:p>
          </table:table-cell>
          <table:table-cell office:value-type="float" office:value="51000" table:style-name="ce23">
            <text:p>51000</text:p>
          </table:table-cell>
          <table:table-cell office:value-type="float" office:value="18057.000000000007" table:style-name="ce25">
            <text:p>18057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549000" table:style-name="ce8">
            <text:p>24549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5" table:style-name="ce9">
            <text:p>1625</text:p>
          </table:table-cell>
          <table:table-cell office:value-type="float" office:value="1625" table:style-name="ce9">
            <text:p>162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299" table:style-name="ce13">
            <text:p>14299</text:p>
          </table:table-cell>
          <table:table-cell office:value-type="float" office:value="10250" table:style-name="ce19">
            <text:p>10250</text:p>
          </table:table-cell>
          <table:table-cell office:value-type="float" office:value="51250" table:style-name="ce23">
            <text:p>51250</text:p>
          </table:table-cell>
          <table:table-cell office:value-type="float" office:value="24549" table:style-name="ce26">
            <text:p>2454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471000" table:style-name="ce8">
            <text:p>22471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6" table:style-name="ce9">
            <text:p>1626</text:p>
          </table:table-cell>
          <table:table-cell office:value-type="float" office:value="1626" table:style-name="ce9">
            <text:p>162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171" table:style-name="ce13">
            <text:p>12171</text:p>
          </table:table-cell>
          <table:table-cell office:value-type="float" office:value="10300" table:style-name="ce19">
            <text:p>10300</text:p>
          </table:table-cell>
          <table:table-cell office:value-type="float" office:value="51500" table:style-name="ce23">
            <text:p>51500</text:p>
          </table:table-cell>
          <table:table-cell office:value-type="float" office:value="22471" table:style-name="ce22">
            <text:p>2247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394000" table:style-name="ce8">
            <text:p>20394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7" table:style-name="ce9">
            <text:p>1627</text:p>
          </table:table-cell>
          <table:table-cell office:value-type="float" office:value="1627" table:style-name="ce9">
            <text:p>162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044" table:style-name="ce13">
            <text:p>10044</text:p>
          </table:table-cell>
          <table:table-cell office:value-type="float" office:value="10350" table:style-name="ce19">
            <text:p>10350</text:p>
          </table:table-cell>
          <table:table-cell office:value-type="float" office:value="51750" table:style-name="ce23">
            <text:p>51750</text:p>
          </table:table-cell>
          <table:table-cell office:value-type="float" office:value="20394" table:style-name="ce22">
            <text:p>2039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0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316000" table:style-name="ce8">
            <text:p>1831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8" table:style-name="ce9">
            <text:p>1628</text:p>
          </table:table-cell>
          <table:table-cell office:value-type="float" office:value="1628" table:style-name="ce9">
            <text:p>162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916" table:style-name="ce13">
            <text:p>7916</text:p>
          </table:table-cell>
          <table:table-cell office:value-type="float" office:value="10400" table:style-name="ce19">
            <text:p>10400</text:p>
          </table:table-cell>
          <table:table-cell office:value-type="float" office:value="52000" table:style-name="ce23">
            <text:p>52000</text:p>
          </table:table-cell>
          <table:table-cell office:value-type="float" office:value="18316" table:style-name="ce22">
            <text:p>1831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238000" table:style-name="ce8">
            <text:p>1623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29" table:style-name="ce9">
            <text:p>1629</text:p>
          </table:table-cell>
          <table:table-cell office:value-type="float" office:value="1629" table:style-name="ce9">
            <text:p>162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788" table:style-name="ce13">
            <text:p>5788</text:p>
          </table:table-cell>
          <table:table-cell office:value-type="float" office:value="10450" table:style-name="ce19">
            <text:p>10450</text:p>
          </table:table-cell>
          <table:table-cell office:value-type="float" office:value="52250" table:style-name="ce23">
            <text:p>52250</text:p>
          </table:table-cell>
          <table:table-cell office:value-type="float" office:value="16238" table:style-name="ce22">
            <text:p>1623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160000" table:style-name="ce8">
            <text:p>1416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0" table:style-name="ce9">
            <text:p>1630</text:p>
          </table:table-cell>
          <table:table-cell office:value-type="float" office:value="1630" table:style-name="ce9">
            <text:p>163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660" table:style-name="ce13">
            <text:p>3660</text:p>
          </table:table-cell>
          <table:table-cell office:value-type="float" office:value="10500" table:style-name="ce19">
            <text:p>10500</text:p>
          </table:table-cell>
          <table:table-cell office:value-type="float" office:value="52500" table:style-name="ce23">
            <text:p>52500</text:p>
          </table:table-cell>
          <table:table-cell office:value-type="float" office:value="14160" table:style-name="ce24">
            <text:p>1416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568000" table:style-name="ce8">
            <text:p>1456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1" table:style-name="ce9">
            <text:p>1631</text:p>
          </table:table-cell>
          <table:table-cell office:value-type="float" office:value="1631" table:style-name="ce9">
            <text:p>163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18" table:style-name="ce13">
            <text:p>4018</text:p>
          </table:table-cell>
          <table:table-cell office:value-type="float" office:value="10550" table:style-name="ce19">
            <text:p>10550</text:p>
          </table:table-cell>
          <table:table-cell office:value-type="float" office:value="52750" table:style-name="ce23">
            <text:p>52750</text:p>
          </table:table-cell>
          <table:table-cell office:value-type="float" office:value="14568" table:style-name="ce22">
            <text:p>1456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976000" table:style-name="ce8">
            <text:p>1497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2" table:style-name="ce9">
            <text:p>1632</text:p>
          </table:table-cell>
          <table:table-cell office:value-type="float" office:value="1632" table:style-name="ce9">
            <text:p>163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376" table:style-name="ce13">
            <text:p>4376</text:p>
          </table:table-cell>
          <table:table-cell office:value-type="float" office:value="10600" table:style-name="ce19">
            <text:p>10600</text:p>
          </table:table-cell>
          <table:table-cell office:value-type="float" office:value="53000" table:style-name="ce23">
            <text:p>53000</text:p>
          </table:table-cell>
          <table:table-cell office:value-type="float" office:value="14976" table:style-name="ce22">
            <text:p>1497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85000" table:style-name="ce8">
            <text:p>15385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3" table:style-name="ce9">
            <text:p>1633</text:p>
          </table:table-cell>
          <table:table-cell office:value-type="float" office:value="1633" table:style-name="ce9">
            <text:p>163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735" table:style-name="ce13">
            <text:p>4735</text:p>
          </table:table-cell>
          <table:table-cell office:value-type="float" office:value="10650" table:style-name="ce19">
            <text:p>10650</text:p>
          </table:table-cell>
          <table:table-cell office:value-type="float" office:value="53250" table:style-name="ce23">
            <text:p>53250</text:p>
          </table:table-cell>
          <table:table-cell office:value-type="float" office:value="15385" table:style-name="ce22">
            <text:p>1538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793000" table:style-name="ce8">
            <text:p>1579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4" table:style-name="ce9">
            <text:p>1634</text:p>
          </table:table-cell>
          <table:table-cell office:value-type="float" office:value="1634" table:style-name="ce9">
            <text:p>163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093" table:style-name="ce13">
            <text:p>5093</text:p>
          </table:table-cell>
          <table:table-cell office:value-type="float" office:value="10700" table:style-name="ce19">
            <text:p>10700</text:p>
          </table:table-cell>
          <table:table-cell office:value-type="float" office:value="53500" table:style-name="ce23">
            <text:p>53500</text:p>
          </table:table-cell>
          <table:table-cell office:value-type="float" office:value="15793" table:style-name="ce22">
            <text:p>1579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201000" table:style-name="ce8">
            <text:p>16201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5" table:style-name="ce9">
            <text:p>1635</text:p>
          </table:table-cell>
          <table:table-cell office:value-type="float" office:value="1635" table:style-name="ce9">
            <text:p>163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451" table:style-name="ce13">
            <text:p>5451</text:p>
          </table:table-cell>
          <table:table-cell office:value-type="float" office:value="10750" table:style-name="ce19">
            <text:p>10750</text:p>
          </table:table-cell>
          <table:table-cell office:value-type="float" office:value="53750" table:style-name="ce23">
            <text:p>53750</text:p>
          </table:table-cell>
          <table:table-cell office:value-type="float" office:value="16201" table:style-name="ce22">
            <text:p>1620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609000" table:style-name="ce8">
            <text:p>16609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6" table:style-name="ce9">
            <text:p>1636</text:p>
          </table:table-cell>
          <table:table-cell office:value-type="float" office:value="1636" table:style-name="ce9">
            <text:p>163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809" table:style-name="ce13">
            <text:p>5809</text:p>
          </table:table-cell>
          <table:table-cell office:value-type="float" office:value="10800" table:style-name="ce19">
            <text:p>10800</text:p>
          </table:table-cell>
          <table:table-cell office:value-type="float" office:value="54000" table:style-name="ce23">
            <text:p>54000</text:p>
          </table:table-cell>
          <table:table-cell office:value-type="float" office:value="16609" table:style-name="ce22">
            <text:p>1660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017000" table:style-name="ce8">
            <text:p>1701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7" table:style-name="ce9">
            <text:p>1637</text:p>
          </table:table-cell>
          <table:table-cell office:value-type="float" office:value="1637" table:style-name="ce9">
            <text:p>163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167" table:style-name="ce13">
            <text:p>6167</text:p>
          </table:table-cell>
          <table:table-cell office:value-type="float" office:value="10850" table:style-name="ce19">
            <text:p>10850</text:p>
          </table:table-cell>
          <table:table-cell office:value-type="float" office:value="54250" table:style-name="ce23">
            <text:p>54250</text:p>
          </table:table-cell>
          <table:table-cell office:value-type="float" office:value="17017" table:style-name="ce22">
            <text:p>1701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1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425000" table:style-name="ce8">
            <text:p>17425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8" table:style-name="ce9">
            <text:p>1638</text:p>
          </table:table-cell>
          <table:table-cell office:value-type="float" office:value="1638" table:style-name="ce9">
            <text:p>163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525" table:style-name="ce13">
            <text:p>6525</text:p>
          </table:table-cell>
          <table:table-cell office:value-type="float" office:value="10900" table:style-name="ce19">
            <text:p>10900</text:p>
          </table:table-cell>
          <table:table-cell office:value-type="float" office:value="54500" table:style-name="ce23">
            <text:p>54500</text:p>
          </table:table-cell>
          <table:table-cell office:value-type="float" office:value="17425" table:style-name="ce22">
            <text:p>1742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833000" table:style-name="ce8">
            <text:p>1783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39" table:style-name="ce9">
            <text:p>1639</text:p>
          </table:table-cell>
          <table:table-cell office:value-type="float" office:value="1639" table:style-name="ce9">
            <text:p>163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83" table:style-name="ce13">
            <text:p>6883</text:p>
          </table:table-cell>
          <table:table-cell office:value-type="float" office:value="10950" table:style-name="ce19">
            <text:p>10950</text:p>
          </table:table-cell>
          <table:table-cell office:value-type="float" office:value="54750" table:style-name="ce23">
            <text:p>54750</text:p>
          </table:table-cell>
          <table:table-cell office:value-type="float" office:value="17833" table:style-name="ce22">
            <text:p>1783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242000" table:style-name="ce8">
            <text:p>18242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0" table:style-name="ce9">
            <text:p>1640</text:p>
          </table:table-cell>
          <table:table-cell office:value-type="float" office:value="1640" table:style-name="ce9">
            <text:p>164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242" table:style-name="ce13">
            <text:p>7242</text:p>
          </table:table-cell>
          <table:table-cell office:value-type="float" office:value="11000" table:style-name="ce19">
            <text:p>11000</text:p>
          </table:table-cell>
          <table:table-cell office:value-type="float" office:value="55000" table:style-name="ce23">
            <text:p>55000</text:p>
          </table:table-cell>
          <table:table-cell office:value-type="float" office:value="18242" table:style-name="ce22">
            <text:p>1824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650000" table:style-name="ce8">
            <text:p>1865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1" table:style-name="ce9">
            <text:p>1641</text:p>
          </table:table-cell>
          <table:table-cell office:value-type="float" office:value="1641" table:style-name="ce9">
            <text:p>164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600" table:style-name="ce13">
            <text:p>7600</text:p>
          </table:table-cell>
          <table:table-cell office:value-type="float" office:value="11050" table:style-name="ce19">
            <text:p>11050</text:p>
          </table:table-cell>
          <table:table-cell office:value-type="float" office:value="55250" table:style-name="ce23">
            <text:p>55250</text:p>
          </table:table-cell>
          <table:table-cell office:value-type="float" office:value="18650" table:style-name="ce22">
            <text:p>1865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058000" table:style-name="ce8">
            <text:p>1905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2" table:style-name="ce9">
            <text:p>1642</text:p>
          </table:table-cell>
          <table:table-cell office:value-type="float" office:value="1642" table:style-name="ce9">
            <text:p>164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958" table:style-name="ce13">
            <text:p>7958</text:p>
          </table:table-cell>
          <table:table-cell office:value-type="float" office:value="11100" table:style-name="ce19">
            <text:p>11100</text:p>
          </table:table-cell>
          <table:table-cell office:value-type="float" office:value="55500" table:style-name="ce23">
            <text:p>55500</text:p>
          </table:table-cell>
          <table:table-cell office:value-type="float" office:value="19058" table:style-name="ce22">
            <text:p>1905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466000" table:style-name="ce8">
            <text:p>1946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3" table:style-name="ce9">
            <text:p>1643</text:p>
          </table:table-cell>
          <table:table-cell office:value-type="float" office:value="1643" table:style-name="ce9">
            <text:p>164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316" table:style-name="ce13">
            <text:p>8316</text:p>
          </table:table-cell>
          <table:table-cell office:value-type="float" office:value="11150" table:style-name="ce19">
            <text:p>11150</text:p>
          </table:table-cell>
          <table:table-cell office:value-type="float" office:value="55750" table:style-name="ce23">
            <text:p>55750</text:p>
          </table:table-cell>
          <table:table-cell office:value-type="float" office:value="19466" table:style-name="ce22">
            <text:p>1946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874000" table:style-name="ce8">
            <text:p>19874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4" table:style-name="ce9">
            <text:p>1644</text:p>
          </table:table-cell>
          <table:table-cell office:value-type="float" office:value="1644" table:style-name="ce9">
            <text:p>164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674" table:style-name="ce13">
            <text:p>8674</text:p>
          </table:table-cell>
          <table:table-cell office:value-type="float" office:value="11200" table:style-name="ce19">
            <text:p>11200</text:p>
          </table:table-cell>
          <table:table-cell office:value-type="float" office:value="56000" table:style-name="ce23">
            <text:p>56000</text:p>
          </table:table-cell>
          <table:table-cell office:value-type="float" office:value="19874" table:style-name="ce22">
            <text:p>1987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282000" table:style-name="ce8">
            <text:p>20282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5" table:style-name="ce9">
            <text:p>1645</text:p>
          </table:table-cell>
          <table:table-cell office:value-type="float" office:value="1645" table:style-name="ce9">
            <text:p>164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032" table:style-name="ce13">
            <text:p>9032</text:p>
          </table:table-cell>
          <table:table-cell office:value-type="float" office:value="11250" table:style-name="ce19">
            <text:p>11250</text:p>
          </table:table-cell>
          <table:table-cell office:value-type="float" office:value="56250" table:style-name="ce23">
            <text:p>56250</text:p>
          </table:table-cell>
          <table:table-cell office:value-type="float" office:value="20282" table:style-name="ce22">
            <text:p>2028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690000" table:style-name="ce8">
            <text:p>2069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6" table:style-name="ce9">
            <text:p>1646</text:p>
          </table:table-cell>
          <table:table-cell office:value-type="float" office:value="1646" table:style-name="ce9">
            <text:p>164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390" table:style-name="ce13">
            <text:p>9390</text:p>
          </table:table-cell>
          <table:table-cell office:value-type="float" office:value="11300" table:style-name="ce19">
            <text:p>11300</text:p>
          </table:table-cell>
          <table:table-cell office:value-type="float" office:value="56500" table:style-name="ce23">
            <text:p>56500</text:p>
          </table:table-cell>
          <table:table-cell office:value-type="float" office:value="20690" table:style-name="ce22">
            <text:p>2069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098000" table:style-name="ce8">
            <text:p>2109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7" table:style-name="ce9">
            <text:p>1647</text:p>
          </table:table-cell>
          <table:table-cell office:value-type="float" office:value="1647" table:style-name="ce9">
            <text:p>164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748" table:style-name="ce13">
            <text:p>9748</text:p>
          </table:table-cell>
          <table:table-cell office:value-type="float" office:value="11350" table:style-name="ce19">
            <text:p>11350</text:p>
          </table:table-cell>
          <table:table-cell office:value-type="float" office:value="56750" table:style-name="ce23">
            <text:p>56750</text:p>
          </table:table-cell>
          <table:table-cell office:value-type="float" office:value="21098" table:style-name="ce22">
            <text:p>2109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2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507000" table:style-name="ce8">
            <text:p>2150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8" table:style-name="ce9">
            <text:p>1648</text:p>
          </table:table-cell>
          <table:table-cell office:value-type="float" office:value="1648" table:style-name="ce9">
            <text:p>164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107" table:style-name="ce13">
            <text:p>10107</text:p>
          </table:table-cell>
          <table:table-cell office:value-type="float" office:value="11400" table:style-name="ce19">
            <text:p>11400</text:p>
          </table:table-cell>
          <table:table-cell office:value-type="float" office:value="57000" table:style-name="ce23">
            <text:p>57000</text:p>
          </table:table-cell>
          <table:table-cell office:value-type="float" office:value="21507" table:style-name="ce22">
            <text:p>2150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915000" table:style-name="ce8">
            <text:p>21915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49" table:style-name="ce9">
            <text:p>1649</text:p>
          </table:table-cell>
          <table:table-cell office:value-type="float" office:value="1649" table:style-name="ce9">
            <text:p>164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465" table:style-name="ce13">
            <text:p>10465</text:p>
          </table:table-cell>
          <table:table-cell office:value-type="float" office:value="11450" table:style-name="ce19">
            <text:p>11450</text:p>
          </table:table-cell>
          <table:table-cell office:value-type="float" office:value="57250" table:style-name="ce23">
            <text:p>57250</text:p>
          </table:table-cell>
          <table:table-cell office:value-type="float" office:value="21915" table:style-name="ce22">
            <text:p>2191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323000" table:style-name="ce8">
            <text:p>2232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0" table:style-name="ce9">
            <text:p>1650</text:p>
          </table:table-cell>
          <table:table-cell office:value-type="float" office:value="1650" table:style-name="ce9">
            <text:p>165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823" table:style-name="ce13">
            <text:p>10823</text:p>
          </table:table-cell>
          <table:table-cell office:value-type="float" office:value="11500" table:style-name="ce19">
            <text:p>11500</text:p>
          </table:table-cell>
          <table:table-cell office:value-type="float" office:value="57500" table:style-name="ce23">
            <text:p>57500</text:p>
          </table:table-cell>
          <table:table-cell office:value-type="float" office:value="22323" table:style-name="ce22">
            <text:p>2232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731000" table:style-name="ce8">
            <text:p>22731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1" table:style-name="ce9">
            <text:p>1651</text:p>
          </table:table-cell>
          <table:table-cell office:value-type="float" office:value="1651" table:style-name="ce9">
            <text:p>165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181" table:style-name="ce13">
            <text:p>11181</text:p>
          </table:table-cell>
          <table:table-cell office:value-type="float" office:value="11550" table:style-name="ce19">
            <text:p>11550</text:p>
          </table:table-cell>
          <table:table-cell office:value-type="float" office:value="57750" table:style-name="ce23">
            <text:p>57750</text:p>
          </table:table-cell>
          <table:table-cell office:value-type="float" office:value="22731" table:style-name="ce22">
            <text:p>2273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139000" table:style-name="ce8">
            <text:p>23139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2" table:style-name="ce9">
            <text:p>1652</text:p>
          </table:table-cell>
          <table:table-cell office:value-type="float" office:value="1652" table:style-name="ce9">
            <text:p>165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539" table:style-name="ce13">
            <text:p>11539</text:p>
          </table:table-cell>
          <table:table-cell office:value-type="float" office:value="11600" table:style-name="ce19">
            <text:p>11600</text:p>
          </table:table-cell>
          <table:table-cell office:value-type="float" office:value="58000" table:style-name="ce23">
            <text:p>58000</text:p>
          </table:table-cell>
          <table:table-cell office:value-type="float" office:value="23139" table:style-name="ce22">
            <text:p>2313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547000" table:style-name="ce8">
            <text:p>2354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3" table:style-name="ce9">
            <text:p>1653</text:p>
          </table:table-cell>
          <table:table-cell office:value-type="float" office:value="1653" table:style-name="ce9">
            <text:p>165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897" table:style-name="ce13">
            <text:p>11897</text:p>
          </table:table-cell>
          <table:table-cell office:value-type="float" office:value="11650" table:style-name="ce19">
            <text:p>11650</text:p>
          </table:table-cell>
          <table:table-cell office:value-type="float" office:value="58250" table:style-name="ce23">
            <text:p>58250</text:p>
          </table:table-cell>
          <table:table-cell office:value-type="float" office:value="23547" table:style-name="ce22">
            <text:p>2354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955000" table:style-name="ce8">
            <text:p>23955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4" table:style-name="ce9">
            <text:p>1654</text:p>
          </table:table-cell>
          <table:table-cell office:value-type="float" office:value="1654" table:style-name="ce9">
            <text:p>165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255" table:style-name="ce13">
            <text:p>12255</text:p>
          </table:table-cell>
          <table:table-cell office:value-type="float" office:value="11700" table:style-name="ce19">
            <text:p>11700</text:p>
          </table:table-cell>
          <table:table-cell office:value-type="float" office:value="58500" table:style-name="ce23">
            <text:p>58500</text:p>
          </table:table-cell>
          <table:table-cell office:value-type="float" office:value="23955" table:style-name="ce22">
            <text:p>2395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364000" table:style-name="ce8">
            <text:p>24364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5" table:style-name="ce9">
            <text:p>1655</text:p>
          </table:table-cell>
          <table:table-cell office:value-type="float" office:value="1655" table:style-name="ce9">
            <text:p>165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614" table:style-name="ce13">
            <text:p>12614</text:p>
          </table:table-cell>
          <table:table-cell office:value-type="float" office:value="11750" table:style-name="ce19">
            <text:p>11750</text:p>
          </table:table-cell>
          <table:table-cell office:value-type="float" office:value="58750" table:style-name="ce23">
            <text:p>58750</text:p>
          </table:table-cell>
          <table:table-cell office:value-type="float" office:value="24364" table:style-name="ce24">
            <text:p>2436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330000" table:style-name="ce8">
            <text:p>2433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6" table:style-name="ce9">
            <text:p>1656</text:p>
          </table:table-cell>
          <table:table-cell office:value-type="float" office:value="1656" table:style-name="ce9">
            <text:p>165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530" table:style-name="ce13">
            <text:p>12530</text:p>
          </table:table-cell>
          <table:table-cell office:value-type="float" office:value="11800" table:style-name="ce19">
            <text:p>11800</text:p>
          </table:table-cell>
          <table:table-cell office:value-type="float" office:value="59000" table:style-name="ce23">
            <text:p>59000</text:p>
          </table:table-cell>
          <table:table-cell office:value-type="float" office:value="24330" table:style-name="ce22">
            <text:p>2433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297000" table:style-name="ce8">
            <text:p>2429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7" table:style-name="ce9">
            <text:p>1657</text:p>
          </table:table-cell>
          <table:table-cell office:value-type="float" office:value="1657" table:style-name="ce9">
            <text:p>165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447" table:style-name="ce13">
            <text:p>12447</text:p>
          </table:table-cell>
          <table:table-cell office:value-type="float" office:value="11850" table:style-name="ce19">
            <text:p>11850</text:p>
          </table:table-cell>
          <table:table-cell office:value-type="float" office:value="59250" table:style-name="ce23">
            <text:p>59250</text:p>
          </table:table-cell>
          <table:table-cell office:value-type="float" office:value="24297" table:style-name="ce22">
            <text:p>2429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3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264000" table:style-name="ce8">
            <text:p>24264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8" table:style-name="ce9">
            <text:p>1658</text:p>
          </table:table-cell>
          <table:table-cell office:value-type="float" office:value="1658" table:style-name="ce9">
            <text:p>165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364" table:style-name="ce13">
            <text:p>12364</text:p>
          </table:table-cell>
          <table:table-cell office:value-type="float" office:value="11900" table:style-name="ce19">
            <text:p>11900</text:p>
          </table:table-cell>
          <table:table-cell office:value-type="float" office:value="59500" table:style-name="ce23">
            <text:p>59500</text:p>
          </table:table-cell>
          <table:table-cell office:value-type="float" office:value="24264" table:style-name="ce22">
            <text:p>2426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231000" table:style-name="ce8">
            <text:p>24231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59" table:style-name="ce9">
            <text:p>1659</text:p>
          </table:table-cell>
          <table:table-cell office:value-type="float" office:value="1659" table:style-name="ce9">
            <text:p>165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281" table:style-name="ce13">
            <text:p>12281</text:p>
          </table:table-cell>
          <table:table-cell office:value-type="float" office:value="11950" table:style-name="ce19">
            <text:p>11950</text:p>
          </table:table-cell>
          <table:table-cell office:value-type="float" office:value="59750" table:style-name="ce23">
            <text:p>59750</text:p>
          </table:table-cell>
          <table:table-cell office:value-type="float" office:value="24231" table:style-name="ce22">
            <text:p>2423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198000" table:style-name="ce8">
            <text:p>2419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0" table:style-name="ce9">
            <text:p>1660</text:p>
          </table:table-cell>
          <table:table-cell office:value-type="float" office:value="1660" table:style-name="ce9">
            <text:p>166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198" table:style-name="ce13">
            <text:p>12198</text:p>
          </table:table-cell>
          <table:table-cell office:value-type="float" office:value="12000" table:style-name="ce19">
            <text:p>12000</text:p>
          </table:table-cell>
          <table:table-cell office:value-type="float" office:value="60000" table:style-name="ce23">
            <text:p>60000</text:p>
          </table:table-cell>
          <table:table-cell office:value-type="float" office:value="24198" table:style-name="ce22">
            <text:p>2419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164000" table:style-name="ce8">
            <text:p>24164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1" table:style-name="ce9">
            <text:p>1661</text:p>
          </table:table-cell>
          <table:table-cell office:value-type="float" office:value="1661" table:style-name="ce9">
            <text:p>166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114" table:style-name="ce13">
            <text:p>12114</text:p>
          </table:table-cell>
          <table:table-cell office:value-type="float" office:value="12050" table:style-name="ce19">
            <text:p>12050</text:p>
          </table:table-cell>
          <table:table-cell office:value-type="float" office:value="60250" table:style-name="ce23">
            <text:p>60250</text:p>
          </table:table-cell>
          <table:table-cell office:value-type="float" office:value="24164" table:style-name="ce22">
            <text:p>2416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131000" table:style-name="ce8">
            <text:p>24131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2" table:style-name="ce9">
            <text:p>1662</text:p>
          </table:table-cell>
          <table:table-cell office:value-type="float" office:value="1662" table:style-name="ce9">
            <text:p>166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031" table:style-name="ce13">
            <text:p>12031</text:p>
          </table:table-cell>
          <table:table-cell office:value-type="float" office:value="12100" table:style-name="ce19">
            <text:p>12100</text:p>
          </table:table-cell>
          <table:table-cell office:value-type="float" office:value="60500" table:style-name="ce23">
            <text:p>60500</text:p>
          </table:table-cell>
          <table:table-cell office:value-type="float" office:value="24131" table:style-name="ce22">
            <text:p>2413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098000" table:style-name="ce8">
            <text:p>2409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3" table:style-name="ce9">
            <text:p>1663</text:p>
          </table:table-cell>
          <table:table-cell office:value-type="float" office:value="1663" table:style-name="ce9">
            <text:p>166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948" table:style-name="ce13">
            <text:p>11948</text:p>
          </table:table-cell>
          <table:table-cell office:value-type="float" office:value="12150" table:style-name="ce19">
            <text:p>12150</text:p>
          </table:table-cell>
          <table:table-cell office:value-type="float" office:value="60750" table:style-name="ce23">
            <text:p>60750</text:p>
          </table:table-cell>
          <table:table-cell office:value-type="float" office:value="24098" table:style-name="ce22">
            <text:p>2409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065000" table:style-name="ce8">
            <text:p>24065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4" table:style-name="ce9">
            <text:p>1664</text:p>
          </table:table-cell>
          <table:table-cell office:value-type="float" office:value="1664" table:style-name="ce9">
            <text:p>166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865" table:style-name="ce13">
            <text:p>11865</text:p>
          </table:table-cell>
          <table:table-cell office:value-type="float" office:value="12200" table:style-name="ce19">
            <text:p>12200</text:p>
          </table:table-cell>
          <table:table-cell office:value-type="float" office:value="61000" table:style-name="ce23">
            <text:p>61000</text:p>
          </table:table-cell>
          <table:table-cell office:value-type="float" office:value="24065" table:style-name="ce22">
            <text:p>2406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032000" table:style-name="ce8">
            <text:p>24032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5" table:style-name="ce9">
            <text:p>1665</text:p>
          </table:table-cell>
          <table:table-cell office:value-type="float" office:value="1665" table:style-name="ce9">
            <text:p>166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782" table:style-name="ce13">
            <text:p>11782</text:p>
          </table:table-cell>
          <table:table-cell office:value-type="float" office:value="12250" table:style-name="ce19">
            <text:p>12250</text:p>
          </table:table-cell>
          <table:table-cell office:value-type="float" office:value="61250" table:style-name="ce23">
            <text:p>61250</text:p>
          </table:table-cell>
          <table:table-cell office:value-type="float" office:value="24032" table:style-name="ce22">
            <text:p>2403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998000" table:style-name="ce8">
            <text:p>23998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6" table:style-name="ce9">
            <text:p>1666</text:p>
          </table:table-cell>
          <table:table-cell office:value-type="float" office:value="1666" table:style-name="ce9">
            <text:p>166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698" table:style-name="ce13">
            <text:p>11698</text:p>
          </table:table-cell>
          <table:table-cell office:value-type="float" office:value="12300" table:style-name="ce19">
            <text:p>12300</text:p>
          </table:table-cell>
          <table:table-cell office:value-type="float" office:value="61500" table:style-name="ce23">
            <text:p>61500</text:p>
          </table:table-cell>
          <table:table-cell office:value-type="float" office:value="23998" table:style-name="ce22">
            <text:p>2399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965000" table:style-name="ce8">
            <text:p>23965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7" table:style-name="ce9">
            <text:p>1667</text:p>
          </table:table-cell>
          <table:table-cell office:value-type="float" office:value="1667" table:style-name="ce9">
            <text:p>166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615" table:style-name="ce13">
            <text:p>11615</text:p>
          </table:table-cell>
          <table:table-cell office:value-type="float" office:value="12350" table:style-name="ce19">
            <text:p>12350</text:p>
          </table:table-cell>
          <table:table-cell office:value-type="float" office:value="61750" table:style-name="ce23">
            <text:p>61750</text:p>
          </table:table-cell>
          <table:table-cell office:value-type="float" office:value="23965" table:style-name="ce22">
            <text:p>2396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4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932000" table:style-name="ce8">
            <text:p>23932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8" table:style-name="ce9">
            <text:p>1668</text:p>
          </table:table-cell>
          <table:table-cell office:value-type="float" office:value="1668" table:style-name="ce9">
            <text:p>166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532" table:style-name="ce13">
            <text:p>11532</text:p>
          </table:table-cell>
          <table:table-cell office:value-type="float" office:value="12400" table:style-name="ce19">
            <text:p>12400</text:p>
          </table:table-cell>
          <table:table-cell office:value-type="float" office:value="62000" table:style-name="ce23">
            <text:p>62000</text:p>
          </table:table-cell>
          <table:table-cell office:value-type="float" office:value="23932" table:style-name="ce22">
            <text:p>2393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899000" table:style-name="ce8">
            <text:p>23899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69" table:style-name="ce9">
            <text:p>1669</text:p>
          </table:table-cell>
          <table:table-cell office:value-type="float" office:value="1669" table:style-name="ce9">
            <text:p>166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449" table:style-name="ce13">
            <text:p>11449</text:p>
          </table:table-cell>
          <table:table-cell office:value-type="float" office:value="12450" table:style-name="ce19">
            <text:p>12450</text:p>
          </table:table-cell>
          <table:table-cell office:value-type="float" office:value="62250" table:style-name="ce23">
            <text:p>62250</text:p>
          </table:table-cell>
          <table:table-cell office:value-type="float" office:value="23899" table:style-name="ce22">
            <text:p>2389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866000" table:style-name="ce8">
            <text:p>2386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0" table:style-name="ce9">
            <text:p>1670</text:p>
          </table:table-cell>
          <table:table-cell office:value-type="float" office:value="1670" table:style-name="ce9">
            <text:p>167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366" table:style-name="ce13">
            <text:p>11366</text:p>
          </table:table-cell>
          <table:table-cell office:value-type="float" office:value="12500" table:style-name="ce19">
            <text:p>12500</text:p>
          </table:table-cell>
          <table:table-cell office:value-type="float" office:value="62500" table:style-name="ce23">
            <text:p>62500</text:p>
          </table:table-cell>
          <table:table-cell office:value-type="float" office:value="23866" table:style-name="ce22">
            <text:p>2386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832000" table:style-name="ce8">
            <text:p>23832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1" table:style-name="ce9">
            <text:p>1671</text:p>
          </table:table-cell>
          <table:table-cell office:value-type="float" office:value="1671" table:style-name="ce9">
            <text:p>167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282" table:style-name="ce13">
            <text:p>11282</text:p>
          </table:table-cell>
          <table:table-cell office:value-type="float" office:value="12550" table:style-name="ce19">
            <text:p>12550</text:p>
          </table:table-cell>
          <table:table-cell office:value-type="float" office:value="62750" table:style-name="ce23">
            <text:p>62750</text:p>
          </table:table-cell>
          <table:table-cell office:value-type="float" office:value="23832" table:style-name="ce22">
            <text:p>2383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799000" table:style-name="ce8">
            <text:p>23799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2" table:style-name="ce9">
            <text:p>1672</text:p>
          </table:table-cell>
          <table:table-cell office:value-type="float" office:value="1672" table:style-name="ce9">
            <text:p>167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199" table:style-name="ce13">
            <text:p>11199</text:p>
          </table:table-cell>
          <table:table-cell office:value-type="float" office:value="12600" table:style-name="ce19">
            <text:p>12600</text:p>
          </table:table-cell>
          <table:table-cell office:value-type="float" office:value="63000" table:style-name="ce23">
            <text:p>63000</text:p>
          </table:table-cell>
          <table:table-cell office:value-type="float" office:value="23799" table:style-name="ce22">
            <text:p>2379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766000" table:style-name="ce8">
            <text:p>2376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3" table:style-name="ce9">
            <text:p>1673</text:p>
          </table:table-cell>
          <table:table-cell office:value-type="float" office:value="1673" table:style-name="ce9">
            <text:p>167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116" table:style-name="ce13">
            <text:p>11116</text:p>
          </table:table-cell>
          <table:table-cell office:value-type="float" office:value="12650" table:style-name="ce19">
            <text:p>12650</text:p>
          </table:table-cell>
          <table:table-cell office:value-type="float" office:value="63250" table:style-name="ce23">
            <text:p>63250</text:p>
          </table:table-cell>
          <table:table-cell office:value-type="float" office:value="23766" table:style-name="ce22">
            <text:p>2376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733000" table:style-name="ce8">
            <text:p>2373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4" table:style-name="ce9">
            <text:p>1674</text:p>
          </table:table-cell>
          <table:table-cell office:value-type="float" office:value="1674" table:style-name="ce9">
            <text:p>167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033" table:style-name="ce13">
            <text:p>11033</text:p>
          </table:table-cell>
          <table:table-cell office:value-type="float" office:value="12700" table:style-name="ce19">
            <text:p>12700</text:p>
          </table:table-cell>
          <table:table-cell office:value-type="float" office:value="63500" table:style-name="ce23">
            <text:p>63500</text:p>
          </table:table-cell>
          <table:table-cell office:value-type="float" office:value="23733" table:style-name="ce22">
            <text:p>2373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700000" table:style-name="ce8">
            <text:p>237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5" table:style-name="ce9">
            <text:p>1675</text:p>
          </table:table-cell>
          <table:table-cell office:value-type="float" office:value="1675" table:style-name="ce9">
            <text:p>167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950" table:style-name="ce13">
            <text:p>10950</text:p>
          </table:table-cell>
          <table:table-cell office:value-type="float" office:value="12750" table:style-name="ce19">
            <text:p>12750</text:p>
          </table:table-cell>
          <table:table-cell office:value-type="float" office:value="63750" table:style-name="ce23">
            <text:p>63750</text:p>
          </table:table-cell>
          <table:table-cell office:value-type="float" office:value="23700" table:style-name="ce22">
            <text:p>237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666000" table:style-name="ce8">
            <text:p>2366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6" table:style-name="ce9">
            <text:p>1676</text:p>
          </table:table-cell>
          <table:table-cell office:value-type="float" office:value="1676" table:style-name="ce9">
            <text:p>167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866" table:style-name="ce13">
            <text:p>10866</text:p>
          </table:table-cell>
          <table:table-cell office:value-type="float" office:value="12800" table:style-name="ce19">
            <text:p>12800</text:p>
          </table:table-cell>
          <table:table-cell office:value-type="float" office:value="64000" table:style-name="ce23">
            <text:p>64000</text:p>
          </table:table-cell>
          <table:table-cell office:value-type="float" office:value="23666" table:style-name="ce22">
            <text:p>2366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633000" table:style-name="ce8">
            <text:p>2363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7" table:style-name="ce9">
            <text:p>1677</text:p>
          </table:table-cell>
          <table:table-cell office:value-type="float" office:value="1677" table:style-name="ce9">
            <text:p>167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783" table:style-name="ce13">
            <text:p>10783</text:p>
          </table:table-cell>
          <table:table-cell office:value-type="float" office:value="12850" table:style-name="ce19">
            <text:p>12850</text:p>
          </table:table-cell>
          <table:table-cell office:value-type="float" office:value="64250" table:style-name="ce23">
            <text:p>64250</text:p>
          </table:table-cell>
          <table:table-cell office:value-type="float" office:value="23633" table:style-name="ce22">
            <text:p>2363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5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600000" table:style-name="ce8">
            <text:p>2360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8" table:style-name="ce9">
            <text:p>1678</text:p>
          </table:table-cell>
          <table:table-cell office:value-type="float" office:value="1678" table:style-name="ce9">
            <text:p>167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700" table:style-name="ce13">
            <text:p>10700</text:p>
          </table:table-cell>
          <table:table-cell office:value-type="float" office:value="12900" table:style-name="ce19">
            <text:p>12900</text:p>
          </table:table-cell>
          <table:table-cell office:value-type="float" office:value="64500" table:style-name="ce23">
            <text:p>64500</text:p>
          </table:table-cell>
          <table:table-cell office:value-type="float" office:value="23600" table:style-name="ce22">
            <text:p>236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567000" table:style-name="ce8">
            <text:p>2356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79" table:style-name="ce9">
            <text:p>1679</text:p>
          </table:table-cell>
          <table:table-cell office:value-type="float" office:value="1679" table:style-name="ce9">
            <text:p>167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617" table:style-name="ce13">
            <text:p>10617</text:p>
          </table:table-cell>
          <table:table-cell office:value-type="float" office:value="12950" table:style-name="ce19">
            <text:p>12950</text:p>
          </table:table-cell>
          <table:table-cell office:value-type="float" office:value="64750" table:style-name="ce23">
            <text:p>64750</text:p>
          </table:table-cell>
          <table:table-cell office:value-type="float" office:value="23567" table:style-name="ce22">
            <text:p>2356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534000" table:style-name="ce8">
            <text:p>23534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0" table:style-name="ce9">
            <text:p>1680</text:p>
          </table:table-cell>
          <table:table-cell office:value-type="float" office:value="1680" table:style-name="ce9">
            <text:p>168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534" table:style-name="ce13">
            <text:p>10534</text:p>
          </table:table-cell>
          <table:table-cell office:value-type="float" office:value="13000" table:style-name="ce19">
            <text:p>13000</text:p>
          </table:table-cell>
          <table:table-cell office:value-type="float" office:value="65000" table:style-name="ce21">
            <text:p>65000</text:p>
          </table:table-cell>
          <table:table-cell office:value-type="float" office:value="23534" table:style-name="ce22">
            <text:p>2353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322678.26086957" table:style-name="ce8">
            <text:p>2332267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1" table:style-name="ce9">
            <text:p>1681</text:p>
          </table:table-cell>
          <table:table-cell office:value-type="float" office:value="1681" table:style-name="ce9">
            <text:p>168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450" table:style-name="ce13">
            <text:p>10450</text:p>
          </table:table-cell>
          <table:table-cell office:value-type="float" office:value="12872.678260869568" table:style-name="ce19">
            <text:p>12873</text:p>
          </table:table-cell>
          <table:table-cell office:value-type="float" office:value="64363.391304347839" table:style-name="ce27">
            <text:p>64363</text:p>
          </table:table-cell>
          <table:table-cell office:value-type="float" office:value="23322.678260869568" table:style-name="ce22">
            <text:p>2332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112356.521739136" table:style-name="ce8">
            <text:p>2311235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2" table:style-name="ce9">
            <text:p>1682</text:p>
          </table:table-cell>
          <table:table-cell office:value-type="float" office:value="1682" table:style-name="ce9">
            <text:p>168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367" table:style-name="ce13">
            <text:p>10367</text:p>
          </table:table-cell>
          <table:table-cell office:value-type="float" office:value="12745.356521739137" table:style-name="ce19">
            <text:p>12745</text:p>
          </table:table-cell>
          <table:table-cell office:value-type="float" office:value="63726.782608695685" table:style-name="ce27">
            <text:p>63727</text:p>
          </table:table-cell>
          <table:table-cell office:value-type="float" office:value="23112.356521739137" table:style-name="ce22">
            <text:p>2311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902034.782608707" table:style-name="ce8">
            <text:p>2290203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3" table:style-name="ce9">
            <text:p>1683</text:p>
          </table:table-cell>
          <table:table-cell office:value-type="float" office:value="1683" table:style-name="ce9">
            <text:p>168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284" table:style-name="ce13">
            <text:p>10284</text:p>
          </table:table-cell>
          <table:table-cell office:value-type="float" office:value="12618.034782608705" table:style-name="ce19">
            <text:p>12618</text:p>
          </table:table-cell>
          <table:table-cell office:value-type="float" office:value="63090.173913043523" table:style-name="ce27">
            <text:p>63090</text:p>
          </table:table-cell>
          <table:table-cell office:value-type="float" office:value="22902.034782608705" table:style-name="ce22">
            <text:p>2290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691713.043478273" table:style-name="ce8">
            <text:p>2269171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4" table:style-name="ce9">
            <text:p>1684</text:p>
          </table:table-cell>
          <table:table-cell office:value-type="float" office:value="1684" table:style-name="ce9">
            <text:p>168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201" table:style-name="ce13">
            <text:p>10201</text:p>
          </table:table-cell>
          <table:table-cell office:value-type="float" office:value="12490.713043478274" table:style-name="ce19">
            <text:p>12491</text:p>
          </table:table-cell>
          <table:table-cell office:value-type="float" office:value="62453.565217391362" table:style-name="ce27">
            <text:p>62454</text:p>
          </table:table-cell>
          <table:table-cell office:value-type="float" office:value="22691.713043478274" table:style-name="ce22">
            <text:p>2269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481391.304347839" table:style-name="ce8">
            <text:p>2248139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5" table:style-name="ce9">
            <text:p>1685</text:p>
          </table:table-cell>
          <table:table-cell office:value-type="float" office:value="1685" table:style-name="ce9">
            <text:p>168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118" table:style-name="ce13">
            <text:p>10118</text:p>
          </table:table-cell>
          <table:table-cell office:value-type="float" office:value="12363.391304347841" table:style-name="ce19">
            <text:p>12363</text:p>
          </table:table-cell>
          <table:table-cell office:value-type="float" office:value="61816.956521739201" table:style-name="ce27">
            <text:p>61817</text:p>
          </table:table-cell>
          <table:table-cell office:value-type="float" office:value="22481.391304347839" table:style-name="ce25">
            <text:p>22481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270069.565217409" table:style-name="ce8">
            <text:p>2227007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6" table:style-name="ce9">
            <text:p>1686</text:p>
          </table:table-cell>
          <table:table-cell office:value-type="float" office:value="1686" table:style-name="ce9">
            <text:p>168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034" table:style-name="ce13">
            <text:p>10034</text:p>
          </table:table-cell>
          <table:table-cell office:value-type="float" office:value="12236.069565217411" table:style-name="ce19">
            <text:p>12236</text:p>
          </table:table-cell>
          <table:table-cell office:value-type="float" office:value="61180.347826087047" table:style-name="ce27">
            <text:p>61180</text:p>
          </table:table-cell>
          <table:table-cell office:value-type="float" office:value="22270.069565217411" table:style-name="ce22">
            <text:p>2227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059747.826086976" table:style-name="ce8">
            <text:p>2205974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7" table:style-name="ce9">
            <text:p>1687</text:p>
          </table:table-cell>
          <table:table-cell office:value-type="float" office:value="1687" table:style-name="ce9">
            <text:p>168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951" table:style-name="ce13">
            <text:p>9951</text:p>
          </table:table-cell>
          <table:table-cell office:value-type="float" office:value="12108.747826086978" table:style-name="ce19">
            <text:p>12109</text:p>
          </table:table-cell>
          <table:table-cell office:value-type="float" office:value="60543.739130434886" table:style-name="ce27">
            <text:p>60544</text:p>
          </table:table-cell>
          <table:table-cell office:value-type="float" office:value="22059.747826086976" table:style-name="ce22">
            <text:p>2206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6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849426.086956549" table:style-name="ce8">
            <text:p>2184942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8" table:style-name="ce9">
            <text:p>1688</text:p>
          </table:table-cell>
          <table:table-cell office:value-type="float" office:value="1688" table:style-name="ce9">
            <text:p>168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868" table:style-name="ce13">
            <text:p>9868</text:p>
          </table:table-cell>
          <table:table-cell office:value-type="float" office:value="11981.426086956546" table:style-name="ce19">
            <text:p>11981</text:p>
          </table:table-cell>
          <table:table-cell office:value-type="float" office:value="59907.130434782724" table:style-name="ce27">
            <text:p>59907</text:p>
          </table:table-cell>
          <table:table-cell office:value-type="float" office:value="21849.426086956548" table:style-name="ce22">
            <text:p>2184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639104.347826112" table:style-name="ce8">
            <text:p>2163910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89" table:style-name="ce9">
            <text:p>1689</text:p>
          </table:table-cell>
          <table:table-cell office:value-type="float" office:value="1689" table:style-name="ce9">
            <text:p>168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785" table:style-name="ce13">
            <text:p>9785</text:p>
          </table:table-cell>
          <table:table-cell office:value-type="float" office:value="11854.104347826113" table:style-name="ce19">
            <text:p>11854</text:p>
          </table:table-cell>
          <table:table-cell office:value-type="float" office:value="59270.521739130563" table:style-name="ce27">
            <text:p>59271</text:p>
          </table:table-cell>
          <table:table-cell office:value-type="float" office:value="21639.104347826113" table:style-name="ce22">
            <text:p>2163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428782.608695682" table:style-name="ce8">
            <text:p>2142878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0" table:style-name="ce9">
            <text:p>1690</text:p>
          </table:table-cell>
          <table:table-cell office:value-type="float" office:value="1690" table:style-name="ce9">
            <text:p>169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702" table:style-name="ce13">
            <text:p>9702</text:p>
          </table:table-cell>
          <table:table-cell office:value-type="float" office:value="11726.782608695681" table:style-name="ce19">
            <text:p>11727</text:p>
          </table:table-cell>
          <table:table-cell office:value-type="float" office:value="58633.913043478402" table:style-name="ce27">
            <text:p>58634</text:p>
          </table:table-cell>
          <table:table-cell office:value-type="float" office:value="21428.782608695681" table:style-name="ce22">
            <text:p>2142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217460.869565248" table:style-name="ce8">
            <text:p>2121746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1" table:style-name="ce9">
            <text:p>1691</text:p>
          </table:table-cell>
          <table:table-cell office:value-type="float" office:value="1691" table:style-name="ce9">
            <text:p>169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618" table:style-name="ce13">
            <text:p>9618</text:p>
          </table:table-cell>
          <table:table-cell office:value-type="float" office:value="11599.46086956525" table:style-name="ce19">
            <text:p>11599</text:p>
          </table:table-cell>
          <table:table-cell office:value-type="float" office:value="57997.304347826248" table:style-name="ce27">
            <text:p>57997</text:p>
          </table:table-cell>
          <table:table-cell office:value-type="float" office:value="21217.46086956525" table:style-name="ce22">
            <text:p>2121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007139.130434819" table:style-name="ce8">
            <text:p>2100713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2" table:style-name="ce9">
            <text:p>1692</text:p>
          </table:table-cell>
          <table:table-cell office:value-type="float" office:value="1692" table:style-name="ce9">
            <text:p>169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535" table:style-name="ce13">
            <text:p>9535</text:p>
          </table:table-cell>
          <table:table-cell office:value-type="float" office:value="11472.139130434818" table:style-name="ce19">
            <text:p>11472</text:p>
          </table:table-cell>
          <table:table-cell office:value-type="float" office:value="57360.695652174087" table:style-name="ce27">
            <text:p>57361</text:p>
          </table:table-cell>
          <table:table-cell office:value-type="float" office:value="21007.139130434818" table:style-name="ce22">
            <text:p>2100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796817.391304385" table:style-name="ce8">
            <text:p>2079681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3" table:style-name="ce9">
            <text:p>1693</text:p>
          </table:table-cell>
          <table:table-cell office:value-type="float" office:value="1693" table:style-name="ce9">
            <text:p>169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452" table:style-name="ce13">
            <text:p>9452</text:p>
          </table:table-cell>
          <table:table-cell office:value-type="float" office:value="11344.817391304387" table:style-name="ce19">
            <text:p>11345</text:p>
          </table:table-cell>
          <table:table-cell office:value-type="float" office:value="56724.086956521925" table:style-name="ce27">
            <text:p>56724</text:p>
          </table:table-cell>
          <table:table-cell office:value-type="float" office:value="20796.817391304387" table:style-name="ce22">
            <text:p>2079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586495.652173951" table:style-name="ce8">
            <text:p>2058649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4" table:style-name="ce9">
            <text:p>1694</text:p>
          </table:table-cell>
          <table:table-cell office:value-type="float" office:value="1694" table:style-name="ce9">
            <text:p>169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369" table:style-name="ce13">
            <text:p>9369</text:p>
          </table:table-cell>
          <table:table-cell office:value-type="float" office:value="11217.495652173953" table:style-name="ce19">
            <text:p>11217</text:p>
          </table:table-cell>
          <table:table-cell office:value-type="float" office:value="56087.478260869764" table:style-name="ce27">
            <text:p>56087</text:p>
          </table:table-cell>
          <table:table-cell office:value-type="float" office:value="20586.495652173951" table:style-name="ce22">
            <text:p>2058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376173.913043525" table:style-name="ce8">
            <text:p>2037617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5" table:style-name="ce9">
            <text:p>1695</text:p>
          </table:table-cell>
          <table:table-cell office:value-type="float" office:value="1695" table:style-name="ce9">
            <text:p>169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286" table:style-name="ce13">
            <text:p>9286</text:p>
          </table:table-cell>
          <table:table-cell office:value-type="float" office:value="11090.173913043523" table:style-name="ce19">
            <text:p>11090</text:p>
          </table:table-cell>
          <table:table-cell office:value-type="float" office:value="55450.86956521761" table:style-name="ce27">
            <text:p>55451</text:p>
          </table:table-cell>
          <table:table-cell office:value-type="float" office:value="20376.173913043523" table:style-name="ce22">
            <text:p>2037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164852.173913088" table:style-name="ce8">
            <text:p>2016485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6" table:style-name="ce9">
            <text:p>1696</text:p>
          </table:table-cell>
          <table:table-cell office:value-type="float" office:value="1696" table:style-name="ce9">
            <text:p>169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202" table:style-name="ce13">
            <text:p>9202</text:p>
          </table:table-cell>
          <table:table-cell office:value-type="float" office:value="10962.85217391309" table:style-name="ce19">
            <text:p>10963</text:p>
          </table:table-cell>
          <table:table-cell office:value-type="float" office:value="54814.260869565449" table:style-name="ce27">
            <text:p>54814</text:p>
          </table:table-cell>
          <table:table-cell office:value-type="float" office:value="20164.852173913088" table:style-name="ce22">
            <text:p>2016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954530.434782661" table:style-name="ce8">
            <text:p>1995453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7" table:style-name="ce9">
            <text:p>1697</text:p>
          </table:table-cell>
          <table:table-cell office:value-type="float" office:value="1697" table:style-name="ce9">
            <text:p>169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119" table:style-name="ce13">
            <text:p>9119</text:p>
          </table:table-cell>
          <table:table-cell office:value-type="float" office:value="10835.530434782659" table:style-name="ce19">
            <text:p>10836</text:p>
          </table:table-cell>
          <table:table-cell office:value-type="float" office:value="54177.652173913288" table:style-name="ce27">
            <text:p>54178</text:p>
          </table:table-cell>
          <table:table-cell office:value-type="float" office:value="19954.53043478266" table:style-name="ce22">
            <text:p>1995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7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744208.695652224" table:style-name="ce8">
            <text:p>1974420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8" table:style-name="ce9">
            <text:p>1698</text:p>
          </table:table-cell>
          <table:table-cell office:value-type="float" office:value="1698" table:style-name="ce9">
            <text:p>169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036" table:style-name="ce13">
            <text:p>9036</text:p>
          </table:table-cell>
          <table:table-cell office:value-type="float" office:value="10708.208695652225" table:style-name="ce19">
            <text:p>10708</text:p>
          </table:table-cell>
          <table:table-cell office:value-type="float" office:value="53541.043478261126" table:style-name="ce27">
            <text:p>53541</text:p>
          </table:table-cell>
          <table:table-cell office:value-type="float" office:value="19744.208695652225" table:style-name="ce22">
            <text:p>1974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533886.956521794" table:style-name="ce8">
            <text:p>1953388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699" table:style-name="ce9">
            <text:p>1699</text:p>
          </table:table-cell>
          <table:table-cell office:value-type="float" office:value="1699" table:style-name="ce9">
            <text:p>169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953" table:style-name="ce13">
            <text:p>8953</text:p>
          </table:table-cell>
          <table:table-cell office:value-type="float" office:value="10580.886956521794" table:style-name="ce19">
            <text:p>10581</text:p>
          </table:table-cell>
          <table:table-cell office:value-type="float" office:value="52904.434782608965" table:style-name="ce27">
            <text:p>52904</text:p>
          </table:table-cell>
          <table:table-cell office:value-type="float" office:value="19533.886956521794" table:style-name="ce22">
            <text:p>1953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323565.217391361" table:style-name="ce8">
            <text:p>1932356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0" table:style-name="ce9">
            <text:p>1700</text:p>
          </table:table-cell>
          <table:table-cell office:value-type="float" office:value="1700" table:style-name="ce9">
            <text:p>170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870" table:style-name="ce13">
            <text:p>8870</text:p>
          </table:table-cell>
          <table:table-cell office:value-type="float" office:value="10453.565217391362" table:style-name="ce19">
            <text:p>10454</text:p>
          </table:table-cell>
          <table:table-cell office:value-type="float" office:value="52267.826086956804" table:style-name="ce27">
            <text:p>52268</text:p>
          </table:table-cell>
          <table:table-cell office:value-type="float" office:value="19323.565217391362" table:style-name="ce22">
            <text:p>1932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112243.478260931" table:style-name="ce8">
            <text:p>1911224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1" table:style-name="ce9">
            <text:p>1701</text:p>
          </table:table-cell>
          <table:table-cell office:value-type="float" office:value="1701" table:style-name="ce9">
            <text:p>170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786" table:style-name="ce13">
            <text:p>8786</text:p>
          </table:table-cell>
          <table:table-cell office:value-type="float" office:value="10326.243478260931" table:style-name="ce19">
            <text:p>10326</text:p>
          </table:table-cell>
          <table:table-cell office:value-type="float" office:value="51631.21739130465" table:style-name="ce27">
            <text:p>51631</text:p>
          </table:table-cell>
          <table:table-cell office:value-type="float" office:value="19112.243478260931" table:style-name="ce22">
            <text:p>1911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901921.739130501" table:style-name="ce8">
            <text:p>1890192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2" table:style-name="ce9">
            <text:p>1702</text:p>
          </table:table-cell>
          <table:table-cell office:value-type="float" office:value="1702" table:style-name="ce9">
            <text:p>170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703" table:style-name="ce13">
            <text:p>8703</text:p>
          </table:table-cell>
          <table:table-cell office:value-type="float" office:value="10198.921739130499" table:style-name="ce19">
            <text:p>10199</text:p>
          </table:table-cell>
          <table:table-cell office:value-type="float" office:value="50994.608695652489" table:style-name="ce27">
            <text:p>50995</text:p>
          </table:table-cell>
          <table:table-cell office:value-type="float" office:value="18901.921739130499" table:style-name="ce22">
            <text:p>1890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691600.000000063" table:style-name="ce8">
            <text:p>186916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3" table:style-name="ce9">
            <text:p>1703</text:p>
          </table:table-cell>
          <table:table-cell office:value-type="float" office:value="1703" table:style-name="ce9">
            <text:p>170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620" table:style-name="ce13">
            <text:p>8620</text:p>
          </table:table-cell>
          <table:table-cell office:value-type="float" office:value="10071.600000000066" table:style-name="ce19">
            <text:p>10072</text:p>
          </table:table-cell>
          <table:table-cell office:value-type="float" office:value="50358.000000000327" table:style-name="ce21">
            <text:p>50358</text:p>
          </table:table-cell>
          <table:table-cell office:value-type="float" office:value="18691.600000000064" table:style-name="ce25">
            <text:p>18692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861633.729992863" table:style-name="ce8">
            <text:p>1786163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4" table:style-name="ce9">
            <text:p>1704</text:p>
          </table:table-cell>
          <table:table-cell office:value-type="float" office:value="1704" table:style-name="ce9">
            <text:p>170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537" table:style-name="ce13">
            <text:p>8537</text:p>
          </table:table-cell>
          <table:table-cell office:value-type="float" office:value="9324.6337299928637" table:style-name="ce19">
            <text:p>9325</text:p>
          </table:table-cell>
          <table:table-cell office:value-type="float" office:value="46623.168649964318" table:style-name="ce28">
            <text:p>46623</text:p>
          </table:table-cell>
          <table:table-cell office:value-type="float" office:value="17861.633729992864" table:style-name="ce22">
            <text:p>1786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087066.662548158" table:style-name="ce8">
            <text:p>1708706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5" table:style-name="ce9">
            <text:p>1705</text:p>
          </table:table-cell>
          <table:table-cell office:value-type="float" office:value="1705" table:style-name="ce9">
            <text:p>170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454" table:style-name="ce13">
            <text:p>8454</text:p>
          </table:table-cell>
          <table:table-cell office:value-type="float" office:value="8633.0666625481572" table:style-name="ce19">
            <text:p>8633</text:p>
          </table:table-cell>
          <table:table-cell office:value-type="float" office:value="43165.333312740782" table:style-name="ce28">
            <text:p>43165</text:p>
          </table:table-cell>
          <table:table-cell office:value-type="float" office:value="17087.066662548157" table:style-name="ce22">
            <text:p>1708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362790.082496615" table:style-name="ce8">
            <text:p>1636279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6" table:style-name="ce9">
            <text:p>1706</text:p>
          </table:table-cell>
          <table:table-cell office:value-type="float" office:value="1706" table:style-name="ce9">
            <text:p>170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370" table:style-name="ce13">
            <text:p>8370</text:p>
          </table:table-cell>
          <table:table-cell office:value-type="float" office:value="7992.7900824966146" table:style-name="ce19">
            <text:p>7993</text:p>
          </table:table-cell>
          <table:table-cell office:value-type="float" office:value="39963.950412483071" table:style-name="ce28">
            <text:p>39964</text:p>
          </table:table-cell>
          <table:table-cell office:value-type="float" office:value="16362.790082496615" table:style-name="ce22">
            <text:p>1636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686999.999999985" table:style-name="ce8">
            <text:p>1568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7" table:style-name="ce9">
            <text:p>1707</text:p>
          </table:table-cell>
          <table:table-cell office:value-type="float" office:value="1707" table:style-name="ce9">
            <text:p>170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287" table:style-name="ce13">
            <text:p>8287</text:p>
          </table:table-cell>
          <table:table-cell office:value-type="float" office:value="7399.9999999999854" table:style-name="ce19">
            <text:p>7400</text:p>
          </table:table-cell>
          <table:table-cell office:value-type="float" office:value="36999.999999999927" table:style-name="ce27">
            <text:p>37000</text:p>
          </table:table-cell>
          <table:table-cell office:value-type="float" office:value="15686.999999999985" table:style-name="ce25">
            <text:p>15687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8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651393.79738941" table:style-name="ce8">
            <text:p>1565139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8" table:style-name="ce9">
            <text:p>1708</text:p>
          </table:table-cell>
          <table:table-cell office:value-type="float" office:value="1708" table:style-name="ce9">
            <text:p>170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204" table:style-name="ce13">
            <text:p>8204</text:p>
          </table:table-cell>
          <table:table-cell office:value-type="float" office:value="7447.3937973894099" table:style-name="ce19">
            <text:p>7447</text:p>
          </table:table-cell>
          <table:table-cell office:value-type="float" office:value="37236.968986947046" table:style-name="ce28">
            <text:p>37237</text:p>
          </table:table-cell>
          <table:table-cell office:value-type="float" office:value="15651.39379738941" table:style-name="ce22">
            <text:p>1565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616091.131539771" table:style-name="ce8">
            <text:p>1561609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09" table:style-name="ce9">
            <text:p>1709</text:p>
          </table:table-cell>
          <table:table-cell office:value-type="float" office:value="1709" table:style-name="ce9">
            <text:p>170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121" table:style-name="ce13">
            <text:p>8121</text:p>
          </table:table-cell>
          <table:table-cell office:value-type="float" office:value="7495.0911315397716" table:style-name="ce19">
            <text:p>7495</text:p>
          </table:table-cell>
          <table:table-cell office:value-type="float" office:value="37475.455657698854" table:style-name="ce28">
            <text:p>37475</text:p>
          </table:table-cell>
          <table:table-cell office:value-type="float" office:value="15616.091131539772" table:style-name="ce22">
            <text:p>1561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580093.946472665" table:style-name="ce8">
            <text:p>1558009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0" table:style-name="ce9">
            <text:p>1710</text:p>
          </table:table-cell>
          <table:table-cell office:value-type="float" office:value="1710" table:style-name="ce9">
            <text:p>171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037" table:style-name="ce13">
            <text:p>8037</text:p>
          </table:table-cell>
          <table:table-cell office:value-type="float" office:value="7543.0939464726653" table:style-name="ce19">
            <text:p>7543</text:p>
          </table:table-cell>
          <table:table-cell office:value-type="float" office:value="37715.469732363323" table:style-name="ce28">
            <text:p>37715</text:p>
          </table:table-cell>
          <table:table-cell office:value-type="float" office:value="15580.093946472665" table:style-name="ce22">
            <text:p>1558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545404.198660294" table:style-name="ce8">
            <text:p>1554540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1" table:style-name="ce9">
            <text:p>1711</text:p>
          </table:table-cell>
          <table:table-cell office:value-type="float" office:value="1711" table:style-name="ce9">
            <text:p>171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954" table:style-name="ce13">
            <text:p>7954</text:p>
          </table:table-cell>
          <table:table-cell office:value-type="float" office:value="7591.4041986602942" table:style-name="ce19">
            <text:p>7591</text:p>
          </table:table-cell>
          <table:table-cell office:value-type="float" office:value="37957.02099330147" table:style-name="ce28">
            <text:p>37957</text:p>
          </table:table-cell>
          <table:table-cell office:value-type="float" office:value="15545.404198660293" table:style-name="ce22">
            <text:p>1554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511023.857105225" table:style-name="ce8">
            <text:p>1551102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2" table:style-name="ce9">
            <text:p>1712</text:p>
          </table:table-cell>
          <table:table-cell office:value-type="float" office:value="1712" table:style-name="ce9">
            <text:p>171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871" table:style-name="ce13">
            <text:p>7871</text:p>
          </table:table-cell>
          <table:table-cell office:value-type="float" office:value="7640.023857105225" table:style-name="ce19">
            <text:p>7640</text:p>
          </table:table-cell>
          <table:table-cell office:value-type="float" office:value="38200.119285526125" table:style-name="ce28">
            <text:p>38200</text:p>
          </table:table-cell>
          <table:table-cell office:value-type="float" office:value="15511.023857105225" table:style-name="ce22">
            <text:p>1551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476954.903420625" table:style-name="ce8">
            <text:p>154769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3" table:style-name="ce9">
            <text:p>1713</text:p>
          </table:table-cell>
          <table:table-cell office:value-type="float" office:value="1713" table:style-name="ce9">
            <text:p>171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788" table:style-name="ce13">
            <text:p>7788</text:p>
          </table:table-cell>
          <table:table-cell office:value-type="float" office:value="7688.9549034206248" table:style-name="ce19">
            <text:p>7689</text:p>
          </table:table-cell>
          <table:table-cell office:value-type="float" office:value="38444.77451710312" table:style-name="ce28">
            <text:p>38445</text:p>
          </table:table-cell>
          <table:table-cell office:value-type="float" office:value="15476.954903420625" table:style-name="ce22">
            <text:p>1547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443199.33191104" table:style-name="ce8">
            <text:p>1544319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4" table:style-name="ce9">
            <text:p>1714</text:p>
          </table:table-cell>
          <table:table-cell office:value-type="float" office:value="1714" table:style-name="ce9">
            <text:p>171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705" table:style-name="ce13">
            <text:p>7705</text:p>
          </table:table-cell>
          <table:table-cell office:value-type="float" office:value="7738.1993319110397" table:style-name="ce19">
            <text:p>7738</text:p>
          </table:table-cell>
          <table:table-cell office:value-type="float" office:value="38690.996659555196" table:style-name="ce28">
            <text:p>38691</text:p>
          </table:table-cell>
          <table:table-cell office:value-type="float" office:value="15443.199331911041" table:style-name="ce22">
            <text:p>1544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408759.149653677" table:style-name="ce8">
            <text:p>1540875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5" table:style-name="ce9">
            <text:p>1715</text:p>
          </table:table-cell>
          <table:table-cell office:value-type="float" office:value="1715" table:style-name="ce9">
            <text:p>171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621" table:style-name="ce13">
            <text:p>7621</text:p>
          </table:table-cell>
          <table:table-cell office:value-type="float" office:value="7787.759149653677" table:style-name="ce19">
            <text:p>7788</text:p>
          </table:table-cell>
          <table:table-cell office:value-type="float" office:value="38938.795748268385" table:style-name="ce28">
            <text:p>38939</text:p>
          </table:table-cell>
          <table:table-cell office:value-type="float" office:value="15408.759149653677" table:style-name="ce22">
            <text:p>1540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75636.376580201" table:style-name="ce8">
            <text:p>1537563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6" table:style-name="ce9">
            <text:p>1716</text:p>
          </table:table-cell>
          <table:table-cell office:value-type="float" office:value="1716" table:style-name="ce9">
            <text:p>171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538" table:style-name="ce13">
            <text:p>7538</text:p>
          </table:table-cell>
          <table:table-cell office:value-type="float" office:value="7837.6363765802007" table:style-name="ce19">
            <text:p>7838</text:p>
          </table:table-cell>
          <table:table-cell office:value-type="float" office:value="39188.181882901001" table:style-name="ce28">
            <text:p>39188</text:p>
          </table:table-cell>
          <table:table-cell office:value-type="float" office:value="15375.636376580202" table:style-name="ce22">
            <text:p>1537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42833.045559062" table:style-name="ce8">
            <text:p>1534283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7" table:style-name="ce9">
            <text:p>1717</text:p>
          </table:table-cell>
          <table:table-cell office:value-type="float" office:value="1717" table:style-name="ce9">
            <text:p>171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455" table:style-name="ce13">
            <text:p>7455</text:p>
          </table:table-cell>
          <table:table-cell office:value-type="float" office:value="7887.8330455590612" table:style-name="ce19">
            <text:p>7888</text:p>
          </table:table-cell>
          <table:table-cell office:value-type="float" office:value="39439.165227795304" table:style-name="ce28">
            <text:p>39439</text:p>
          </table:table-cell>
          <table:table-cell office:value-type="float" office:value="15342.833045559062" table:style-name="ce22">
            <text:p>1534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19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10351.202478353" table:style-name="ce8">
            <text:p>1531035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8" table:style-name="ce9">
            <text:p>1718</text:p>
          </table:table-cell>
          <table:table-cell office:value-type="float" office:value="1718" table:style-name="ce9">
            <text:p>171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372" table:style-name="ce13">
            <text:p>7372</text:p>
          </table:table-cell>
          <table:table-cell office:value-type="float" office:value="7938.3512024783531" table:style-name="ce19">
            <text:p>7938</text:p>
          </table:table-cell>
          <table:table-cell office:value-type="float" office:value="39691.756012391765" table:style-name="ce28">
            <text:p>39692</text:p>
          </table:table-cell>
          <table:table-cell office:value-type="float" office:value="15310.351202478352" table:style-name="ce22">
            <text:p>1531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278192.906329205" table:style-name="ce8">
            <text:p>1527819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19" table:style-name="ce9">
            <text:p>1719</text:p>
          </table:table-cell>
          <table:table-cell office:value-type="float" office:value="1719" table:style-name="ce9">
            <text:p>171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289" table:style-name="ce13">
            <text:p>7289</text:p>
          </table:table-cell>
          <table:table-cell office:value-type="float" office:value="7989.1929063292046" table:style-name="ce19">
            <text:p>7989</text:p>
          </table:table-cell>
          <table:table-cell office:value-type="float" office:value="39945.964531646023" table:style-name="ce28">
            <text:p>39946</text:p>
          </table:table-cell>
          <table:table-cell office:value-type="float" office:value="15278.192906329205" table:style-name="ce22">
            <text:p>1527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245360.229289683" table:style-name="ce8">
            <text:p>1524536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0" table:style-name="ce9">
            <text:p>1720</text:p>
          </table:table-cell>
          <table:table-cell office:value-type="float" office:value="1720" table:style-name="ce9">
            <text:p>172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205" table:style-name="ce13">
            <text:p>7205</text:p>
          </table:table-cell>
          <table:table-cell office:value-type="float" office:value="8040.3602292896821" table:style-name="ce19">
            <text:p>8040</text:p>
          </table:table-cell>
          <table:table-cell office:value-type="float" office:value="40201.801146448408" table:style-name="ce28">
            <text:p>40202</text:p>
          </table:table-cell>
          <table:table-cell office:value-type="float" office:value="15245.360229289683" table:style-name="ce22">
            <text:p>1524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213855.256809264" table:style-name="ce8">
            <text:p>152138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1" table:style-name="ce9">
            <text:p>1721</text:p>
          </table:table-cell>
          <table:table-cell office:value-type="float" office:value="1721" table:style-name="ce9">
            <text:p>172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122" table:style-name="ce13">
            <text:p>7122</text:p>
          </table:table-cell>
          <table:table-cell office:value-type="float" office:value="8091.8552568092628" table:style-name="ce19">
            <text:p>8092</text:p>
          </table:table-cell>
          <table:table-cell office:value-type="float" office:value="40459.276284046311" table:style-name="ce28">
            <text:p>40459</text:p>
          </table:table-cell>
          <table:table-cell office:value-type="float" office:value="15213.855256809264" table:style-name="ce22">
            <text:p>1521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182680.087693816" table:style-name="ce8">
            <text:p>1518268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2" table:style-name="ce9">
            <text:p>1722</text:p>
          </table:table-cell>
          <table:table-cell office:value-type="float" office:value="1722" table:style-name="ce9">
            <text:p>172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039" table:style-name="ce13">
            <text:p>7039</text:p>
          </table:table-cell>
          <table:table-cell office:value-type="float" office:value="8143.6800876938159" table:style-name="ce19">
            <text:p>8144</text:p>
          </table:table-cell>
          <table:table-cell office:value-type="float" office:value="40718.400438469078" table:style-name="ce28">
            <text:p>40718</text:p>
          </table:table-cell>
          <table:table-cell office:value-type="float" office:value="15182.680087693816" table:style-name="ce22">
            <text:p>1518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151836.834191166" table:style-name="ce8">
            <text:p>1515183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3" table:style-name="ce9">
            <text:p>1723</text:p>
          </table:table-cell>
          <table:table-cell office:value-type="float" office:value="1723" table:style-name="ce9">
            <text:p>172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956" table:style-name="ce13">
            <text:p>6956</text:p>
          </table:table-cell>
          <table:table-cell office:value-type="float" office:value="8195.8368341911664" table:style-name="ce19">
            <text:p>8196</text:p>
          </table:table-cell>
          <table:table-cell office:value-type="float" office:value="40979.184170955828" table:style-name="ce28">
            <text:p>40979</text:p>
          </table:table-cell>
          <table:table-cell office:value-type="float" office:value="15151.836834191166" table:style-name="ce22">
            <text:p>1515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121327.622077163" table:style-name="ce8">
            <text:p>1512132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4" table:style-name="ce9">
            <text:p>1724</text:p>
          </table:table-cell>
          <table:table-cell office:value-type="float" office:value="1724" table:style-name="ce9">
            <text:p>172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73" table:style-name="ce13">
            <text:p>6873</text:p>
          </table:table-cell>
          <table:table-cell office:value-type="float" office:value="8248.3276220771641" table:style-name="ce19">
            <text:p>8248</text:p>
          </table:table-cell>
          <table:table-cell office:value-type="float" office:value="41241.638110385815" table:style-name="ce28">
            <text:p>41242</text:p>
          </table:table-cell>
          <table:table-cell office:value-type="float" office:value="15121.327622077164" table:style-name="ce22">
            <text:p>1512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90154.590742333" table:style-name="ce8">
            <text:p>150901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5" table:style-name="ce9">
            <text:p>1725</text:p>
          </table:table-cell>
          <table:table-cell office:value-type="float" office:value="1725" table:style-name="ce9">
            <text:p>172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789" table:style-name="ce13">
            <text:p>6789</text:p>
          </table:table-cell>
          <table:table-cell office:value-type="float" office:value="8301.1545907423333" table:style-name="ce19">
            <text:p>8301</text:p>
          </table:table-cell>
          <table:table-cell office:value-type="float" office:value="41505.772953711661" table:style-name="ce28">
            <text:p>41506</text:p>
          </table:table-cell>
          <table:table-cell office:value-type="float" office:value="15090.154590742333" table:style-name="ce22">
            <text:p>1509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60319.893279074" table:style-name="ce8">
            <text:p>1506032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6" table:style-name="ce9">
            <text:p>1726</text:p>
          </table:table-cell>
          <table:table-cell office:value-type="float" office:value="1726" table:style-name="ce9">
            <text:p>172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706" table:style-name="ce13">
            <text:p>6706</text:p>
          </table:table-cell>
          <table:table-cell office:value-type="float" office:value="8354.3198932790729" table:style-name="ce19">
            <text:p>8354</text:p>
          </table:table-cell>
          <table:table-cell office:value-type="float" office:value="41771.599466395361" table:style-name="ce28">
            <text:p>41772</text:p>
          </table:table-cell>
          <table:table-cell office:value-type="float" office:value="15060.319893279073" table:style-name="ce22">
            <text:p>1506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30825.696569402" table:style-name="ce8">
            <text:p>1503082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7" table:style-name="ce9">
            <text:p>1727</text:p>
          </table:table-cell>
          <table:table-cell office:value-type="float" office:value="1727" table:style-name="ce9">
            <text:p>172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623" table:style-name="ce13">
            <text:p>6623</text:p>
          </table:table-cell>
          <table:table-cell office:value-type="float" office:value="8407.8256965694018" table:style-name="ce19">
            <text:p>8408</text:p>
          </table:table-cell>
          <table:table-cell office:value-type="float" office:value="42039.128482847009" table:style-name="ce28">
            <text:p>42039</text:p>
          </table:table-cell>
          <table:table-cell office:value-type="float" office:value="15030.825696569402" table:style-name="ce22">
            <text:p>1503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0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01674.181373285" table:style-name="ce8">
            <text:p>1500167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8" table:style-name="ce9">
            <text:p>1728</text:p>
          </table:table-cell>
          <table:table-cell office:value-type="float" office:value="1728" table:style-name="ce9">
            <text:p>172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540" table:style-name="ce13">
            <text:p>6540</text:p>
          </table:table-cell>
          <table:table-cell office:value-type="float" office:value="8461.674181373286" table:style-name="ce19">
            <text:p>8462</text:p>
          </table:table-cell>
          <table:table-cell office:value-type="float" office:value="42308.370906866432" table:style-name="ce28">
            <text:p>42308</text:p>
          </table:table-cell>
          <table:table-cell office:value-type="float" office:value="15001.674181373286" table:style-name="ce22">
            <text:p>1500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972867.542417515" table:style-name="ce8">
            <text:p>1497286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29" table:style-name="ce9">
            <text:p>1729</text:p>
          </table:table-cell>
          <table:table-cell office:value-type="float" office:value="1729" table:style-name="ce9">
            <text:p>172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457" table:style-name="ce13">
            <text:p>6457</text:p>
          </table:table-cell>
          <table:table-cell office:value-type="float" office:value="8515.8675424175144" table:style-name="ce19">
            <text:p>8516</text:p>
          </table:table-cell>
          <table:table-cell office:value-type="float" office:value="42579.337712087567" table:style-name="ce28">
            <text:p>42579</text:p>
          </table:table-cell>
          <table:table-cell office:value-type="float" office:value="14972.867542417514" table:style-name="ce22">
            <text:p>1497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943407.988485143" table:style-name="ce8">
            <text:p>1494340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0" table:style-name="ce9">
            <text:p>1730</text:p>
          </table:table-cell>
          <table:table-cell office:value-type="float" office:value="1730" table:style-name="ce9">
            <text:p>173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373" table:style-name="ce13">
            <text:p>6373</text:p>
          </table:table-cell>
          <table:table-cell office:value-type="float" office:value="8570.4079884851417" table:style-name="ce19">
            <text:p>8570</text:p>
          </table:table-cell>
          <table:table-cell office:value-type="float" office:value="42852.039942425705" table:style-name="ce28">
            <text:p>42852</text:p>
          </table:table-cell>
          <table:table-cell office:value-type="float" office:value="14943.407988485142" table:style-name="ce22">
            <text:p>1494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915297.742505532" table:style-name="ce8">
            <text:p>1491529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1" table:style-name="ce9">
            <text:p>1731</text:p>
          </table:table-cell>
          <table:table-cell office:value-type="float" office:value="1731" table:style-name="ce9">
            <text:p>173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290" table:style-name="ce13">
            <text:p>6290</text:p>
          </table:table-cell>
          <table:table-cell office:value-type="float" office:value="8625.2977425055324" table:style-name="ce19">
            <text:p>8625</text:p>
          </table:table-cell>
          <table:table-cell office:value-type="float" office:value="43126.488712527658" table:style-name="ce28">
            <text:p>43126</text:p>
          </table:table-cell>
          <table:table-cell office:value-type="float" office:value="14915.297742505532" table:style-name="ce22">
            <text:p>1491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87539.041644953" table:style-name="ce8">
            <text:p>1488753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2" table:style-name="ce9">
            <text:p>1732</text:p>
          </table:table-cell>
          <table:table-cell office:value-type="float" office:value="1732" table:style-name="ce9">
            <text:p>173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207" table:style-name="ce13">
            <text:p>6207</text:p>
          </table:table-cell>
          <table:table-cell office:value-type="float" office:value="8680.5390416449536" table:style-name="ce19">
            <text:p>8681</text:p>
          </table:table-cell>
          <table:table-cell office:value-type="float" office:value="43402.695208224766" table:style-name="ce28">
            <text:p>43403</text:p>
          </table:table-cell>
          <table:table-cell office:value-type="float" office:value="14887.539041644954" table:style-name="ce22">
            <text:p>1488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60134.137397746" table:style-name="ce8">
            <text:p>1486013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3" table:style-name="ce9">
            <text:p>1733</text:p>
          </table:table-cell>
          <table:table-cell office:value-type="float" office:value="1733" table:style-name="ce9">
            <text:p>173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124" table:style-name="ce13">
            <text:p>6124</text:p>
          </table:table-cell>
          <table:table-cell office:value-type="float" office:value="8736.1341373977448" table:style-name="ce19">
            <text:p>8736</text:p>
          </table:table-cell>
          <table:table-cell office:value-type="float" office:value="43680.67068698872" table:style-name="ce28">
            <text:p>43681</text:p>
          </table:table-cell>
          <table:table-cell office:value-type="float" office:value="14860.134137397745" table:style-name="ce24">
            <text:p>1486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790085.295678094" table:style-name="ce8">
            <text:p>1679008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4" table:style-name="ce9">
            <text:p>1734</text:p>
          </table:table-cell>
          <table:table-cell office:value-type="float" office:value="1734" table:style-name="ce9">
            <text:p>173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998" table:style-name="ce13">
            <text:p>7998</text:p>
          </table:table-cell>
          <table:table-cell office:value-type="float" office:value="8792.0852956780927" table:style-name="ce19">
            <text:p>8792</text:p>
          </table:table-cell>
          <table:table-cell office:value-type="float" office:value="43960.426478390465" table:style-name="ce28">
            <text:p>43960</text:p>
          </table:table-cell>
          <table:table-cell office:value-type="float" office:value="16790.085295678095" table:style-name="ce24">
            <text:p>1679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274394.796912396" table:style-name="ce8">
            <text:p>1527439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5" table:style-name="ce9">
            <text:p>1735</text:p>
          </table:table-cell>
          <table:table-cell office:value-type="float" office:value="1735" table:style-name="ce9">
            <text:p>173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426" table:style-name="ce13">
            <text:p>6426</text:p>
          </table:table-cell>
          <table:table-cell office:value-type="float" office:value="8848.3947969123965" table:style-name="ce19">
            <text:p>8848</text:p>
          </table:table-cell>
          <table:table-cell office:value-type="float" office:value="44241.973984561977" table:style-name="ce28">
            <text:p>44242</text:p>
          </table:table-cell>
          <table:table-cell office:value-type="float" office:value="15274.394796912396" table:style-name="ce24">
            <text:p>1527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803064.936132185" table:style-name="ce8">
            <text:p>1580306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6" table:style-name="ce9">
            <text:p>1736</text:p>
          </table:table-cell>
          <table:table-cell office:value-type="float" office:value="1736" table:style-name="ce9">
            <text:p>173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98" table:style-name="ce13">
            <text:p>6898</text:p>
          </table:table-cell>
          <table:table-cell office:value-type="float" office:value="8905.0649361321848" table:style-name="ce19">
            <text:p>8905</text:p>
          </table:table-cell>
          <table:table-cell office:value-type="float" office:value="44525.324680660924" table:style-name="ce28">
            <text:p>44525</text:p>
          </table:table-cell>
          <table:table-cell office:value-type="float" office:value="15803.064936132185" table:style-name="ce24">
            <text:p>1580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48098.023067679" table:style-name="ce8">
            <text:p>1504809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7" table:style-name="ce9">
            <text:p>1737</text:p>
          </table:table-cell>
          <table:table-cell office:value-type="float" office:value="1737" table:style-name="ce9">
            <text:p>173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086" table:style-name="ce13">
            <text:p>6086</text:p>
          </table:table-cell>
          <table:table-cell office:value-type="float" office:value="8962.0980230676796" table:style-name="ce19">
            <text:p>8962</text:p>
          </table:table-cell>
          <table:table-cell office:value-type="float" office:value="44810.490115338398" table:style-name="ce28">
            <text:p>44810</text:p>
          </table:table-cell>
          <table:table-cell office:value-type="float" office:value="15048.09802306768" table:style-name="ce24">
            <text:p>15048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1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796496.382241916" table:style-name="ce8">
            <text:p>1679649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8" table:style-name="ce9">
            <text:p>1738</text:p>
          </table:table-cell>
          <table:table-cell office:value-type="float" office:value="1738" table:style-name="ce9">
            <text:p>173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777" table:style-name="ce13">
            <text:p>7777</text:p>
          </table:table-cell>
          <table:table-cell office:value-type="float" office:value="9019.4963822419159" table:style-name="ce19">
            <text:p>9019</text:p>
          </table:table-cell>
          <table:table-cell office:value-type="float" office:value="45097.481911209579" table:style-name="ce28">
            <text:p>45097</text:p>
          </table:table-cell>
          <table:table-cell office:value-type="float" office:value="16796.496382241916" table:style-name="ce24">
            <text:p>16796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574262.353065502" table:style-name="ce8">
            <text:p>1757426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39" table:style-name="ce9">
            <text:p>1739</text:p>
          </table:table-cell>
          <table:table-cell office:value-type="float" office:value="1739" table:style-name="ce9">
            <text:p>173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497" table:style-name="ce13">
            <text:p>8497</text:p>
          </table:table-cell>
          <table:table-cell office:value-type="float" office:value="9077.2623530655055" table:style-name="ce19">
            <text:p>9077</text:p>
          </table:table-cell>
          <table:table-cell office:value-type="float" office:value="45386.311765327526" table:style-name="ce28">
            <text:p>45386</text:p>
          </table:table-cell>
          <table:table-cell office:value-type="float" office:value="17574.262353065504" table:style-name="ce24">
            <text:p>1757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430398.28993196" table:style-name="ce8">
            <text:p>1643039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0" table:style-name="ce9">
            <text:p>1740</text:p>
          </table:table-cell>
          <table:table-cell office:value-type="float" office:value="1740" table:style-name="ce9">
            <text:p>174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295" table:style-name="ce13">
            <text:p>7295</text:p>
          </table:table-cell>
          <table:table-cell office:value-type="float" office:value="9135.3982899319617" table:style-name="ce19">
            <text:p>9135</text:p>
          </table:table-cell>
          <table:table-cell office:value-type="float" office:value="45676.991449659807" table:style-name="ce28">
            <text:p>45677</text:p>
          </table:table-cell>
          <table:table-cell office:value-type="float" office:value="16430.39828993196" table:style-name="ce24">
            <text:p>1643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085906.562313674" table:style-name="ce8">
            <text:p>1608590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1" table:style-name="ce9">
            <text:p>1741</text:p>
          </table:table-cell>
          <table:table-cell office:value-type="float" office:value="1741" table:style-name="ce9">
            <text:p>174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92" table:style-name="ce13">
            <text:p>6892</text:p>
          </table:table-cell>
          <table:table-cell office:value-type="float" office:value="9193.9065623136739" table:style-name="ce19">
            <text:p>9194</text:p>
          </table:table-cell>
          <table:table-cell office:value-type="float" office:value="45969.532811568366" table:style-name="ce28">
            <text:p>45970</text:p>
          </table:table-cell>
          <table:table-cell office:value-type="float" office:value="16085.906562313674" table:style-name="ce24">
            <text:p>16086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948789.554858472" table:style-name="ce8">
            <text:p>1694879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2" table:style-name="ce9">
            <text:p>1742</text:p>
          </table:table-cell>
          <table:table-cell office:value-type="float" office:value="1742" table:style-name="ce9">
            <text:p>174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696" table:style-name="ce13">
            <text:p>7696</text:p>
          </table:table-cell>
          <table:table-cell office:value-type="float" office:value="9252.7895548584729" table:style-name="ce19">
            <text:p>9253</text:p>
          </table:table-cell>
          <table:table-cell office:value-type="float" office:value="46263.947774292363" table:style-name="ce28">
            <text:p>46264</text:p>
          </table:table-cell>
          <table:table-cell office:value-type="float" office:value="16948.789554858471" table:style-name="ce24">
            <text:p>1694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434049.667486833" table:style-name="ce8">
            <text:p>1643405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3" table:style-name="ce9">
            <text:p>1743</text:p>
          </table:table-cell>
          <table:table-cell office:value-type="float" office:value="1743" table:style-name="ce9">
            <text:p>174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122" table:style-name="ce13">
            <text:p>7122</text:p>
          </table:table-cell>
          <table:table-cell office:value-type="float" office:value="9312.0496674868336" table:style-name="ce19">
            <text:p>9312</text:p>
          </table:table-cell>
          <table:table-cell office:value-type="float" office:value="46560.248337434168" table:style-name="ce28">
            <text:p>46560</text:p>
          </table:table-cell>
          <table:table-cell office:value-type="float" office:value="16434.049667486834" table:style-name="ce24">
            <text:p>1643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185689.315489681" table:style-name="ce8">
            <text:p>1618568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4" table:style-name="ce9">
            <text:p>1744</text:p>
          </table:table-cell>
          <table:table-cell office:value-type="float" office:value="1744" table:style-name="ce9">
            <text:p>174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14" table:style-name="ce13">
            <text:p>6814</text:p>
          </table:table-cell>
          <table:table-cell office:value-type="float" office:value="9371.6893154896807" table:style-name="ce19">
            <text:p>9372</text:p>
          </table:table-cell>
          <table:table-cell office:value-type="float" office:value="46858.446577448398" table:style-name="ce28">
            <text:p>46858</text:p>
          </table:table-cell>
          <table:table-cell office:value-type="float" office:value="16185.689315489681" table:style-name="ce22">
            <text:p>1618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936710.929626828" table:style-name="ce8">
            <text:p>1593671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5" table:style-name="ce9">
            <text:p>1745</text:p>
          </table:table-cell>
          <table:table-cell office:value-type="float" office:value="1745" table:style-name="ce9">
            <text:p>174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505" table:style-name="ce13">
            <text:p>6505</text:p>
          </table:table-cell>
          <table:table-cell office:value-type="float" office:value="9431.7109296268281" table:style-name="ce19">
            <text:p>9432</text:p>
          </table:table-cell>
          <table:table-cell office:value-type="float" office:value="47158.554648134137" table:style-name="ce28">
            <text:p>47159</text:p>
          </table:table-cell>
          <table:table-cell office:value-type="float" office:value="15936.710929626828" table:style-name="ce22">
            <text:p>1593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688116.956226053" table:style-name="ce8">
            <text:p>1568811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6" table:style-name="ce9">
            <text:p>1746</text:p>
          </table:table-cell>
          <table:table-cell office:value-type="float" office:value="1746" table:style-name="ce9">
            <text:p>174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196" table:style-name="ce13">
            <text:p>6196</text:p>
          </table:table-cell>
          <table:table-cell office:value-type="float" office:value="9492.1169562260529" table:style-name="ce19">
            <text:p>9492</text:p>
          </table:table-cell>
          <table:table-cell office:value-type="float" office:value="47460.584781130266" table:style-name="ce28">
            <text:p>47461</text:p>
          </table:table-cell>
          <table:table-cell office:value-type="float" office:value="15688.116956226053" table:style-name="ce22">
            <text:p>1568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440909.857282814" table:style-name="ce8">
            <text:p>1544091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7" table:style-name="ce9">
            <text:p>1747</text:p>
          </table:table-cell>
          <table:table-cell office:value-type="float" office:value="1747" table:style-name="ce9">
            <text:p>174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888" table:style-name="ce13">
            <text:p>5888</text:p>
          </table:table-cell>
          <table:table-cell office:value-type="float" office:value="9552.9098572828134" table:style-name="ce19">
            <text:p>9553</text:p>
          </table:table-cell>
          <table:table-cell office:value-type="float" office:value="47764.549286414069" table:style-name="ce28">
            <text:p>47765</text:p>
          </table:table-cell>
          <table:table-cell office:value-type="float" office:value="15440.909857282813" table:style-name="ce22">
            <text:p>1544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2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193092.110560576" table:style-name="ce8">
            <text:p>1519309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8" table:style-name="ce9">
            <text:p>1748</text:p>
          </table:table-cell>
          <table:table-cell office:value-type="float" office:value="1748" table:style-name="ce9">
            <text:p>174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579" table:style-name="ce13">
            <text:p>5579</text:p>
          </table:table-cell>
          <table:table-cell office:value-type="float" office:value="9614.0921105605757" table:style-name="ce19">
            <text:p>9614</text:p>
          </table:table-cell>
          <table:table-cell office:value-type="float" office:value="48070.460552802877" table:style-name="ce28">
            <text:p>48070</text:p>
          </table:table-cell>
          <table:table-cell office:value-type="float" office:value="15193.092110560576" table:style-name="ce22">
            <text:p>1519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945666.209691806" table:style-name="ce8">
            <text:p>1494566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49" table:style-name="ce9">
            <text:p>1749</text:p>
          </table:table-cell>
          <table:table-cell office:value-type="float" office:value="1749" table:style-name="ce9">
            <text:p>174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270" table:style-name="ce13">
            <text:p>5270</text:p>
          </table:table-cell>
          <table:table-cell office:value-type="float" office:value="9675.6662096918062" table:style-name="ce19">
            <text:p>9676</text:p>
          </table:table-cell>
          <table:table-cell office:value-type="float" office:value="48378.331048459026" table:style-name="ce28">
            <text:p>48378</text:p>
          </table:table-cell>
          <table:table-cell office:value-type="float" office:value="14945.666209691806" table:style-name="ce22">
            <text:p>1494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699634.66427961" table:style-name="ce8">
            <text:p>1469963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0" table:style-name="ce9">
            <text:p>1750</text:p>
          </table:table-cell>
          <table:table-cell office:value-type="float" office:value="1750" table:style-name="ce9">
            <text:p>175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962" table:style-name="ce13">
            <text:p>4962</text:p>
          </table:table-cell>
          <table:table-cell office:value-type="float" office:value="9737.6346642796107" table:style-name="ce19">
            <text:p>9738</text:p>
          </table:table-cell>
          <table:table-cell office:value-type="float" office:value="48688.173321398048" table:style-name="ce28">
            <text:p>48688</text:p>
          </table:table-cell>
          <table:table-cell office:value-type="float" office:value="14699.634664279611" table:style-name="ce22">
            <text:p>147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453000.000000028" table:style-name="ce8">
            <text:p>1445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1" table:style-name="ce9">
            <text:p>1751</text:p>
          </table:table-cell>
          <table:table-cell office:value-type="float" office:value="1751" table:style-name="ce9">
            <text:p>175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653" table:style-name="ce13">
            <text:p>4653</text:p>
          </table:table-cell>
          <table:table-cell office:value-type="float" office:value="9800.0000000000273" table:style-name="ce19">
            <text:p>9800</text:p>
          </table:table-cell>
          <table:table-cell office:value-type="float" office:value="49000.000000000131" table:style-name="ce27">
            <text:p>49000</text:p>
          </table:table-cell>
          <table:table-cell office:value-type="float" office:value="14453.000000000027" table:style-name="ce25">
            <text:p>14453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963827.344794137" table:style-name="ce8">
            <text:p>1396382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2" table:style-name="ce9">
            <text:p>1752</text:p>
          </table:table-cell>
          <table:table-cell office:value-type="float" office:value="1752" table:style-name="ce9">
            <text:p>175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345" table:style-name="ce13">
            <text:p>4345</text:p>
          </table:table-cell>
          <table:table-cell office:value-type="float" office:value="9618.8273447941374" table:style-name="ce19">
            <text:p>9619</text:p>
          </table:table-cell>
          <table:table-cell office:value-type="float" office:value="48094.136723970681" table:style-name="ce28">
            <text:p>48094</text:p>
          </table:table-cell>
          <table:table-cell office:value-type="float" office:value="13963.827344794137" table:style-name="ce22">
            <text:p>1396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477004.02948563" table:style-name="ce8">
            <text:p>1347700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3" table:style-name="ce9">
            <text:p>1753</text:p>
          </table:table-cell>
          <table:table-cell office:value-type="float" office:value="1753" table:style-name="ce9">
            <text:p>175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36" table:style-name="ce13">
            <text:p>4036</text:p>
          </table:table-cell>
          <table:table-cell office:value-type="float" office:value="9441.0040294856299" table:style-name="ce19">
            <text:p>9441</text:p>
          </table:table-cell>
          <table:table-cell office:value-type="float" office:value="47205.020147428149" table:style-name="ce28">
            <text:p>47205</text:p>
          </table:table-cell>
          <table:table-cell office:value-type="float" office:value="13477.00402948563" table:style-name="ce24">
            <text:p>13477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236468.134808956" table:style-name="ce8">
            <text:p>1323646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4" table:style-name="ce9">
            <text:p>1754</text:p>
          </table:table-cell>
          <table:table-cell office:value-type="float" office:value="1754" table:style-name="ce9">
            <text:p>175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970" table:style-name="ce13">
            <text:p>3970</text:p>
          </table:table-cell>
          <table:table-cell office:value-type="float" office:value="9266.4681348089562" table:style-name="ce19">
            <text:p>9266</text:p>
          </table:table-cell>
          <table:table-cell office:value-type="float" office:value="46332.340674044775" table:style-name="ce28">
            <text:p>46332</text:p>
          </table:table-cell>
          <table:table-cell office:value-type="float" office:value="13236.468134808956" table:style-name="ce22">
            <text:p>1323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999158.886200374" table:style-name="ce8">
            <text:p>1299915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5" table:style-name="ce9">
            <text:p>1755</text:p>
          </table:table-cell>
          <table:table-cell office:value-type="float" office:value="1755" table:style-name="ce9">
            <text:p>175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904" table:style-name="ce13">
            <text:p>3904</text:p>
          </table:table-cell>
          <table:table-cell office:value-type="float" office:value="9095.1588862003737" table:style-name="ce19">
            <text:p>9095</text:p>
          </table:table-cell>
          <table:table-cell office:value-type="float" office:value="45475.794431001865" table:style-name="ce28">
            <text:p>45476</text:p>
          </table:table-cell>
          <table:table-cell office:value-type="float" office:value="12999.158886200374" table:style-name="ce22">
            <text:p>1299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765016.632635847" table:style-name="ce8">
            <text:p>1276501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6" table:style-name="ce9">
            <text:p>1756</text:p>
          </table:table-cell>
          <table:table-cell office:value-type="float" office:value="1756" table:style-name="ce9">
            <text:p>175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838" table:style-name="ce13">
            <text:p>3838</text:p>
          </table:table-cell>
          <table:table-cell office:value-type="float" office:value="8927.0166326358467" table:style-name="ce19">
            <text:p>8927</text:p>
          </table:table-cell>
          <table:table-cell office:value-type="float" office:value="44635.083163179232" table:style-name="ce28">
            <text:p>44635</text:p>
          </table:table-cell>
          <table:table-cell office:value-type="float" office:value="12765.016632635847" table:style-name="ce22">
            <text:p>1276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533982.825860156" table:style-name="ce8">
            <text:p>1253398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7" table:style-name="ce9">
            <text:p>1757</text:p>
          </table:table-cell>
          <table:table-cell office:value-type="float" office:value="1757" table:style-name="ce9">
            <text:p>175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772" table:style-name="ce13">
            <text:p>3772</text:p>
          </table:table-cell>
          <table:table-cell office:value-type="float" office:value="8761.9828258601556" table:style-name="ce19">
            <text:p>8762</text:p>
          </table:table-cell>
          <table:table-cell office:value-type="float" office:value="43809.914129300778" table:style-name="ce28">
            <text:p>43810</text:p>
          </table:table-cell>
          <table:table-cell office:value-type="float" office:value="12533.982825860156" table:style-name="ce22">
            <text:p>1253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3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306000.000000004" table:style-name="ce8">
            <text:p>1230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8" table:style-name="ce9">
            <text:p>1758</text:p>
          </table:table-cell>
          <table:table-cell office:value-type="float" office:value="1758" table:style-name="ce9">
            <text:p>175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706" table:style-name="ce13">
            <text:p>3706</text:p>
          </table:table-cell>
          <table:table-cell office:value-type="float" office:value="8600.0000000000036" table:style-name="ce19">
            <text:p>8600</text:p>
          </table:table-cell>
          <table:table-cell office:value-type="float" office:value="43000.000000000015" table:style-name="ce27">
            <text:p>43000</text:p>
          </table:table-cell>
          <table:table-cell office:value-type="float" office:value="12306.000000000004" table:style-name="ce25">
            <text:p>12306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330000" table:style-name="ce8">
            <text:p>1233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59" table:style-name="ce9">
            <text:p>1759</text:p>
          </table:table-cell>
          <table:table-cell office:value-type="float" office:value="1759" table:style-name="ce9">
            <text:p>175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640" table:style-name="ce13">
            <text:p>3640</text:p>
          </table:table-cell>
          <table:table-cell office:value-type="float" office:value="8690" table:style-name="ce19">
            <text:p>8690</text:p>
          </table:table-cell>
          <table:table-cell office:value-type="float" office:value="43450" table:style-name="ce28">
            <text:p>43450</text:p>
          </table:table-cell>
          <table:table-cell office:value-type="float" office:value="12330" table:style-name="ce24">
            <text:p>1233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669999.999999998" table:style-name="ce8">
            <text:p>1567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0" table:style-name="ce9">
            <text:p>1760</text:p>
          </table:table-cell>
          <table:table-cell office:value-type="float" office:value="1760" table:style-name="ce9">
            <text:p>176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90" table:style-name="ce13">
            <text:p>6890</text:p>
          </table:table-cell>
          <table:table-cell office:value-type="float" office:value="8779.9999999999982" table:style-name="ce19">
            <text:p>8780</text:p>
          </table:table-cell>
          <table:table-cell office:value-type="float" office:value="43899.999999999993" table:style-name="ce28">
            <text:p>43900</text:p>
          </table:table-cell>
          <table:table-cell office:value-type="float" office:value="15669.999999999998" table:style-name="ce24">
            <text:p>1567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2752999.999999996" table:style-name="ce8">
            <text:p>12753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1" table:style-name="ce9">
            <text:p>1761</text:p>
          </table:table-cell>
          <table:table-cell office:value-type="float" office:value="1761" table:style-name="ce9">
            <text:p>176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883" table:style-name="ce13">
            <text:p>3883</text:p>
          </table:table-cell>
          <table:table-cell office:value-type="float" office:value="8869.9999999999964" table:style-name="ce19">
            <text:p>8870</text:p>
          </table:table-cell>
          <table:table-cell office:value-type="float" office:value="44349.999999999978" table:style-name="ce28">
            <text:p>44350</text:p>
          </table:table-cell>
          <table:table-cell office:value-type="float" office:value="12752.999999999996" table:style-name="ce24">
            <text:p>1275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279999.999999994" table:style-name="ce8">
            <text:p>1328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2" table:style-name="ce9">
            <text:p>1762</text:p>
          </table:table-cell>
          <table:table-cell office:value-type="float" office:value="1762" table:style-name="ce9">
            <text:p>176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320" table:style-name="ce13">
            <text:p>4320</text:p>
          </table:table-cell>
          <table:table-cell office:value-type="float" office:value="8959.9999999999945" table:style-name="ce19">
            <text:p>8960</text:p>
          </table:table-cell>
          <table:table-cell office:value-type="float" office:value="44799.999999999971" table:style-name="ce27">
            <text:p>44800</text:p>
          </table:table-cell>
          <table:table-cell office:value-type="float" office:value="13279.999999999995" table:style-name="ce24">
            <text:p>1328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c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516474.423345294" table:style-name="ce8">
            <text:p>1551647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3" table:style-name="ce9">
            <text:p>1763</text:p>
          </table:table-cell>
          <table:table-cell office:value-type="float" office:value="1763" table:style-name="ce9">
            <text:p>176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517" table:style-name="ce13">
            <text:p>6517</text:p>
          </table:table-cell>
          <table:table-cell office:value-type="float" office:value="8999.4744233452948" table:style-name="ce19">
            <text:p>8999</text:p>
          </table:table-cell>
          <table:table-cell office:value-type="float" office:value="44997.372116726474" table:style-name="ce28">
            <text:p>44997</text:p>
          </table:table-cell>
          <table:table-cell office:value-type="float" office:value="15516.474423345295" table:style-name="ce24">
            <text:p>15516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290122.756299796" table:style-name="ce8">
            <text:p>1629012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4" table:style-name="ce9">
            <text:p>1764</text:p>
          </table:table-cell>
          <table:table-cell office:value-type="float" office:value="1764" table:style-name="ce9">
            <text:p>176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251" table:style-name="ce13">
            <text:p>7251</text:p>
          </table:table-cell>
          <table:table-cell office:value-type="float" office:value="9039.1227562997956" table:style-name="ce19">
            <text:p>9039</text:p>
          </table:table-cell>
          <table:table-cell office:value-type="float" office:value="45195.613781498978" table:style-name="ce28">
            <text:p>45196</text:p>
          </table:table-cell>
          <table:table-cell office:value-type="float" office:value="16290.122756299796" table:style-name="ce24">
            <text:p>1629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772945.765044473" table:style-name="ce8">
            <text:p>1777294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5" table:style-name="ce9">
            <text:p>1765</text:p>
          </table:table-cell>
          <table:table-cell office:value-type="float" office:value="1765" table:style-name="ce9">
            <text:p>176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694" table:style-name="ce13">
            <text:p>8694</text:p>
          </table:table-cell>
          <table:table-cell office:value-type="float" office:value="9078.9457650444747" table:style-name="ce19">
            <text:p>9079</text:p>
          </table:table-cell>
          <table:table-cell office:value-type="float" office:value="45394.728825222373" table:style-name="ce28">
            <text:p>45395</text:p>
          </table:table-cell>
          <table:table-cell office:value-type="float" office:value="17772.945765044475" table:style-name="ce24">
            <text:p>1777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668944.21913581" table:style-name="ce8">
            <text:p>2066894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6" table:style-name="ce9">
            <text:p>1766</text:p>
          </table:table-cell>
          <table:table-cell office:value-type="float" office:value="1766" table:style-name="ce9">
            <text:p>176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550" table:style-name="ce13">
            <text:p>11550</text:p>
          </table:table-cell>
          <table:table-cell office:value-type="float" office:value="9118.9442191358121" table:style-name="ce19">
            <text:p>9119</text:p>
          </table:table-cell>
          <table:table-cell office:value-type="float" office:value="45594.721095679059" table:style-name="ce28">
            <text:p>45595</text:p>
          </table:table-cell>
          <table:table-cell office:value-type="float" office:value="20668.94421913581" table:style-name="ce24">
            <text:p>2066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490118.891520672" table:style-name="ce8">
            <text:p>1849011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7" table:style-name="ce9">
            <text:p>1767</text:p>
          </table:table-cell>
          <table:table-cell office:value-type="float" office:value="1767" table:style-name="ce9">
            <text:p>176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331" table:style-name="ce13">
            <text:p>9331</text:p>
          </table:table-cell>
          <table:table-cell office:value-type="float" office:value="9159.1188915206731" table:style-name="ce19">
            <text:p>9159</text:p>
          </table:table-cell>
          <table:table-cell office:value-type="float" office:value="45795.594457603365" table:style-name="ce28">
            <text:p>45796</text:p>
          </table:table-cell>
          <table:table-cell office:value-type="float" office:value="18490.118891520673" table:style-name="ce24">
            <text:p>1849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4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111470.558551233" table:style-name="ce8">
            <text:p>1611147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8" table:style-name="ce9">
            <text:p>1768</text:p>
          </table:table-cell>
          <table:table-cell office:value-type="float" office:value="1768" table:style-name="ce9">
            <text:p>176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912" table:style-name="ce13">
            <text:p>6912</text:p>
          </table:table-cell>
          <table:table-cell office:value-type="float" office:value="9199.4705585512329" table:style-name="ce19">
            <text:p>9199</text:p>
          </table:table-cell>
          <table:table-cell office:value-type="float" office:value="45997.352792756166" table:style-name="ce28">
            <text:p>45997</text:p>
          </table:table-cell>
          <table:table-cell office:value-type="float" office:value="16111.470558551233" table:style-name="ce24">
            <text:p>1611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475999.999999996" table:style-name="ce8">
            <text:p>1847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69" table:style-name="ce9">
            <text:p>1769</text:p>
          </table:table-cell>
          <table:table-cell office:value-type="float" office:value="1769" table:style-name="ce9">
            <text:p>176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236" table:style-name="ce13">
            <text:p>9236</text:p>
          </table:table-cell>
          <table:table-cell office:value-type="float" office:value="9239.9999999999964" table:style-name="ce19">
            <text:p>9240</text:p>
          </table:table-cell>
          <table:table-cell office:value-type="float" office:value="46199.999999999978" table:style-name="ce27">
            <text:p>46200</text:p>
          </table:table-cell>
          <table:table-cell office:value-type="float" office:value="18475.999999999996" table:style-name="ce24">
            <text:p>18476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c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854945.295728918" table:style-name="ce8">
            <text:p>1885494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0" table:style-name="ce9">
            <text:p>1770</text:p>
          </table:table-cell>
          <table:table-cell office:value-type="float" office:value="1770" table:style-name="ce9">
            <text:p>177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801" table:style-name="ce13">
            <text:p>7801</text:p>
          </table:table-cell>
          <table:table-cell office:value-type="float" office:value="11053.945295728916" table:style-name="ce19">
            <text:p>11054</text:p>
          </table:table-cell>
          <table:table-cell office:value-type="float" office:value="46445.148301382003" table:style-name="ce28">
            <text:p>46445</text:p>
          </table:table-cell>
          <table:table-cell office:value-type="float" office:value="18854.945295728918" table:style-name="ce24">
            <text:p>18855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216233.01769156" table:style-name="ce8">
            <text:p>2021623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1" table:style-name="ce9">
            <text:p>1771</text:p>
          </table:table-cell>
          <table:table-cell office:value-type="float" office:value="1771" table:style-name="ce9">
            <text:p>177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167" table:style-name="ce13">
            <text:p>9167</text:p>
          </table:table-cell>
          <table:table-cell office:value-type="float" office:value="11049.23301769156" table:style-name="ce19">
            <text:p>11049</text:p>
          </table:table-cell>
          <table:table-cell office:value-type="float" office:value="46691.597418557758" table:style-name="ce28">
            <text:p>46692</text:p>
          </table:table-cell>
          <table:table-cell office:value-type="float" office:value="20216.23301769156" table:style-name="ce24">
            <text:p>20216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770159.493755143" table:style-name="ce8">
            <text:p>2177015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2" table:style-name="ce9">
            <text:p>1772</text:p>
          </table:table-cell>
          <table:table-cell office:value-type="float" office:value="1772" table:style-name="ce9">
            <text:p>177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726" table:style-name="ce13">
            <text:p>10726</text:p>
          </table:table-cell>
          <table:table-cell office:value-type="float" office:value="11044.159493755144" table:style-name="ce19">
            <text:p>11044</text:p>
          </table:table-cell>
          <table:table-cell office:value-type="float" office:value="46939.354253968428" table:style-name="ce28">
            <text:p>46939</text:p>
          </table:table-cell>
          <table:table-cell office:value-type="float" office:value="21770.159493755142" table:style-name="ce24">
            <text:p>2177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372721.022884347" table:style-name="ce8">
            <text:p>2237272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3" table:style-name="ce9">
            <text:p>1773</text:p>
          </table:table-cell>
          <table:table-cell office:value-type="float" office:value="1773" table:style-name="ce9">
            <text:p>177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334" table:style-name="ce13">
            <text:p>11334</text:p>
          </table:table-cell>
          <table:table-cell office:value-type="float" office:value="11038.721022884349" table:style-name="ce19">
            <text:p>11039</text:p>
          </table:table-cell>
          <table:table-cell office:value-type="float" office:value="47188.425746681183" table:style-name="ce28">
            <text:p>47188</text:p>
          </table:table-cell>
          <table:table-cell office:value-type="float" office:value="22372.721022884347" table:style-name="ce24">
            <text:p>2237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002913.874938011" table:style-name="ce8">
            <text:p>2200291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4" table:style-name="ce9">
            <text:p>1774</text:p>
          </table:table-cell>
          <table:table-cell office:value-type="float" office:value="1774" table:style-name="ce9">
            <text:p>177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970" table:style-name="ce13">
            <text:p>10970</text:p>
          </table:table-cell>
          <table:table-cell office:value-type="float" office:value="11032.913874938011" table:style-name="ce19">
            <text:p>11033</text:p>
          </table:table-cell>
          <table:table-cell office:value-type="float" office:value="47438.818872583586" table:style-name="ce28">
            <text:p>47439</text:p>
          </table:table-cell>
          <table:table-cell office:value-type="float" office:value="22002.913874938011" table:style-name="ce24">
            <text:p>2200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616734.290464416" table:style-name="ce8">
            <text:p>1961673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5" table:style-name="ce9">
            <text:p>1775</text:p>
          </table:table-cell>
          <table:table-cell office:value-type="float" office:value="1775" table:style-name="ce9">
            <text:p>177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590" table:style-name="ce13">
            <text:p>8590</text:p>
          </table:table-cell>
          <table:table-cell office:value-type="float" office:value="11026.734290464419" table:style-name="ce19">
            <text:p>11027</text:p>
          </table:table-cell>
          <table:table-cell office:value-type="float" office:value="47690.540644578898" table:style-name="ce28">
            <text:p>47691</text:p>
          </table:table-cell>
          <table:table-cell office:value-type="float" office:value="19616.734290464417" table:style-name="ce24">
            <text:p>19617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471178.480495304" table:style-name="ce8">
            <text:p>1947117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6" table:style-name="ce9">
            <text:p>1776</text:p>
          </table:table-cell>
          <table:table-cell office:value-type="float" office:value="1776" table:style-name="ce9">
            <text:p>177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451" table:style-name="ce13">
            <text:p>8451</text:p>
          </table:table-cell>
          <table:table-cell office:value-type="float" office:value="11020.178480495302" table:style-name="ce19">
            <text:p>11020</text:p>
          </table:table-cell>
          <table:table-cell office:value-type="float" office:value="47943.598112782551" table:style-name="ce28">
            <text:p>47944</text:p>
          </table:table-cell>
          <table:table-cell office:value-type="float" office:value="19471.178480495302" table:style-name="ce24">
            <text:p>1947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337242.626338426" table:style-name="ce8">
            <text:p>1933724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7" table:style-name="ce9">
            <text:p>1777</text:p>
          </table:table-cell>
          <table:table-cell office:value-type="float" office:value="1777" table:style-name="ce9">
            <text:p>177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324" table:style-name="ce13">
            <text:p>8324</text:p>
          </table:table-cell>
          <table:table-cell office:value-type="float" office:value="11013.242626338424" table:style-name="ce19">
            <text:p>11013</text:p>
          </table:table-cell>
          <table:table-cell office:value-type="float" office:value="48197.998364719584" table:style-name="ce28">
            <text:p>48198</text:p>
          </table:table-cell>
          <table:table-cell office:value-type="float" office:value="19337.242626338426" table:style-name="ce24">
            <text:p>19337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5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228922.87936883" table:style-name="ce8">
            <text:p>2022892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8" table:style-name="ce9">
            <text:p>1778</text:p>
          </table:table-cell>
          <table:table-cell office:value-type="float" office:value="1778" table:style-name="ce9">
            <text:p>177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223" table:style-name="ce13">
            <text:p>9223</text:p>
          </table:table-cell>
          <table:table-cell office:value-type="float" office:value="11005.922879368831" table:style-name="ce19">
            <text:p>11006</text:p>
          </table:table-cell>
          <table:table-cell office:value-type="float" office:value="48453.748525523159" table:style-name="ce28">
            <text:p>48454</text:p>
          </table:table-cell>
          <table:table-cell office:value-type="float" office:value="20228.922879368831" table:style-name="ce24">
            <text:p>2022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958215.360818692" table:style-name="ce8">
            <text:p>1995821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79" table:style-name="ce9">
            <text:p>1779</text:p>
          </table:table-cell>
          <table:table-cell office:value-type="float" office:value="1779" table:style-name="ce9">
            <text:p>177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960" table:style-name="ce13">
            <text:p>8960</text:p>
          </table:table-cell>
          <table:table-cell office:value-type="float" office:value="10998.215360818693" table:style-name="ce19">
            <text:p>10998</text:p>
          </table:table-cell>
          <table:table-cell office:value-type="float" office:value="48710.85575813405" table:style-name="ce28">
            <text:p>48711</text:p>
          </table:table-cell>
          <table:table-cell office:value-type="float" office:value="19958.215360818693" table:style-name="ce24">
            <text:p>19958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089116.161565814" table:style-name="ce8">
            <text:p>1508911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0" table:style-name="ce9">
            <text:p>1780</text:p>
          </table:table-cell>
          <table:table-cell office:value-type="float" office:value="1780" table:style-name="ce9">
            <text:p>178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99" table:style-name="ce13">
            <text:p>4099</text:p>
          </table:table-cell>
          <table:table-cell office:value-type="float" office:value="10990.116161565815" table:style-name="ce19">
            <text:p>10990</text:p>
          </table:table-cell>
          <table:table-cell office:value-type="float" office:value="48969.327263501407" table:style-name="ce28">
            <text:p>48969</text:p>
          </table:table-cell>
          <table:table-cell office:value-type="float" office:value="15089.116161565815" table:style-name="ce24">
            <text:p>1508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608621.341920659" table:style-name="ce8">
            <text:p>1860862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1" table:style-name="ce9">
            <text:p>1781</text:p>
          </table:table-cell>
          <table:table-cell office:value-type="float" office:value="1781" table:style-name="ce9">
            <text:p>178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627" table:style-name="ce13">
            <text:p>7627</text:p>
          </table:table-cell>
          <table:table-cell office:value-type="float" office:value="10981.621341920658" table:style-name="ce19">
            <text:p>10982</text:p>
          </table:table-cell>
          <table:table-cell office:value-type="float" office:value="49229.170280784252" table:style-name="ce28">
            <text:p>49229</text:p>
          </table:table-cell>
          <table:table-cell office:value-type="float" office:value="18608.621341920658" table:style-name="ce24">
            <text:p>1860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093726.931412056" table:style-name="ce8">
            <text:p>1809372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2" table:style-name="ce9">
            <text:p>1782</text:p>
          </table:table-cell>
          <table:table-cell office:value-type="float" office:value="1782" table:style-name="ce9">
            <text:p>178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121" table:style-name="ce13">
            <text:p>7121</text:p>
          </table:table-cell>
          <table:table-cell office:value-type="float" office:value="10972.726931412059" table:style-name="ce19">
            <text:p>10973</text:p>
          </table:table-cell>
          <table:table-cell office:value-type="float" office:value="49490.392087554399" table:style-name="ce28">
            <text:p>49490</text:p>
          </table:table-cell>
          <table:table-cell office:value-type="float" office:value="18093.726931412057" table:style-name="ce24">
            <text:p>1809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149497.072986845" table:style-name="ce8">
            <text:p>1914949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3" table:style-name="ce9">
            <text:p>1783</text:p>
          </table:table-cell>
          <table:table-cell office:value-type="float" office:value="1783" table:style-name="ce9">
            <text:p>178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105" table:style-name="ce13">
            <text:p>8105</text:p>
          </table:table-cell>
          <table:table-cell office:value-type="float" office:value="11044.497072986844" table:style-name="ce19">
            <text:p>11044</text:p>
          </table:table-cell>
          <table:table-cell office:value-type="float" office:value="50120.89433446218" table:style-name="ce27">
            <text:p>50121</text:p>
          </table:table-cell>
          <table:table-cell office:value-type="float" office:value="19149.497072986844" table:style-name="ce24">
            <text:p>19149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867538.540434118" table:style-name="ce8">
            <text:p>1686753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4" table:style-name="ce9">
            <text:p>1784</text:p>
          </table:table-cell>
          <table:table-cell office:value-type="float" office:value="1784" table:style-name="ce9">
            <text:p>178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952" table:style-name="ce13">
            <text:p>6952</text:p>
          </table:table-cell>
          <table:table-cell office:value-type="float" office:value="9915.5385404341177" table:style-name="ce19">
            <text:p>9916</text:p>
          </table:table-cell>
          <table:table-cell office:value-type="float" office:value="45276.431691480007" table:style-name="ce28">
            <text:p>45276</text:p>
          </table:table-cell>
          <table:table-cell office:value-type="float" office:value="16867.538540434118" table:style-name="ce24">
            <text:p>16868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741799.999999998" table:style-name="ce8">
            <text:p>157418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5" table:style-name="ce9">
            <text:p>1785</text:p>
          </table:table-cell>
          <table:table-cell office:value-type="float" office:value="1785" table:style-name="ce9">
            <text:p>178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91" table:style-name="ce13">
            <text:p>6891</text:p>
          </table:table-cell>
          <table:table-cell office:value-type="float" office:value="8850.7999999999975" table:style-name="ce19">
            <text:p>8851</text:p>
          </table:table-cell>
          <table:table-cell office:value-type="float" office:value="40600" table:style-name="ce27">
            <text:p>40600</text:p>
          </table:table-cell>
          <table:table-cell office:value-type="float" office:value="15741.799999999997" table:style-name="ce25">
            <text:p>15742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581050.622805996" table:style-name="ce8">
            <text:p>1558105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6" table:style-name="ce9">
            <text:p>1786</text:p>
          </table:table-cell>
          <table:table-cell office:value-type="float" office:value="1786" table:style-name="ce9">
            <text:p>178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29" table:style-name="ce13">
            <text:p>6829</text:p>
          </table:table-cell>
          <table:table-cell office:value-type="float" office:value="8752.0506228059967" table:style-name="ce19">
            <text:p>8752</text:p>
          </table:table-cell>
          <table:table-cell office:value-type="float" office:value="40332.030519843313" table:style-name="ce28">
            <text:p>40332</text:p>
          </table:table-cell>
          <table:table-cell office:value-type="float" office:value="15581.050622805997" table:style-name="ce22">
            <text:p>1558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738598.545988856" table:style-name="ce8">
            <text:p>1573859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7" table:style-name="ce9">
            <text:p>1787</text:p>
          </table:table-cell>
          <table:table-cell office:value-type="float" office:value="1787" table:style-name="ce9">
            <text:p>178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768" table:style-name="ce13">
            <text:p>6768</text:p>
          </table:table-cell>
          <table:table-cell office:value-type="float" office:value="8970.5985459888561" table:style-name="ce19">
            <text:p>8971</text:p>
          </table:table-cell>
          <table:table-cell office:value-type="float" office:value="41530.548824022488" table:style-name="ce28">
            <text:p>41531</text:p>
          </table:table-cell>
          <table:table-cell office:value-type="float" office:value="15738.598545988856" table:style-name="ce22">
            <text:p>1573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6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901406.768754756" table:style-name="ce8">
            <text:p>1590140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8" table:style-name="ce9">
            <text:p>1788</text:p>
          </table:table-cell>
          <table:table-cell office:value-type="float" office:value="1788" table:style-name="ce9">
            <text:p>178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707" table:style-name="ce13">
            <text:p>6707</text:p>
          </table:table-cell>
          <table:table-cell office:value-type="float" office:value="9194.4067687547558" table:style-name="ce19">
            <text:p>9194</text:p>
          </table:table-cell>
          <table:table-cell office:value-type="float" office:value="42764.682645370965" table:style-name="ce28">
            <text:p>42765</text:p>
          </table:table-cell>
          <table:table-cell office:value-type="float" office:value="15901.406768754756" table:style-name="ce24">
            <text:p>1590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499594.933811963" table:style-name="ce8">
            <text:p>1849959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89" table:style-name="ce9">
            <text:p>1789</text:p>
          </table:table-cell>
          <table:table-cell office:value-type="float" office:value="1789" table:style-name="ce9">
            <text:p>178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076" table:style-name="ce13">
            <text:p>9076</text:p>
          </table:table-cell>
          <table:table-cell office:value-type="float" office:value="9423.5949338119608" table:style-name="ce19">
            <text:p>9424</text:p>
          </table:table-cell>
          <table:table-cell office:value-type="float" office:value="44035.490344915714" table:style-name="ce28">
            <text:p>44035</text:p>
          </table:table-cell>
          <table:table-cell office:value-type="float" office:value="18499.594933811961" table:style-name="ce24">
            <text:p>1850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95999.999999998" table:style-name="ce8">
            <text:p>15396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0" table:style-name="ce9">
            <text:p>1790</text:p>
          </table:table-cell>
          <table:table-cell office:value-type="float" office:value="1790" table:style-name="ce9">
            <text:p>179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598" table:style-name="ce13">
            <text:p>5598</text:p>
          </table:table-cell>
          <table:table-cell office:value-type="float" office:value="9797.9999999999982" table:style-name="ce19">
            <text:p>9798</text:p>
          </table:table-cell>
          <table:table-cell office:value-type="float" office:value="46000" table:style-name="ce27">
            <text:p>46000</text:p>
          </table:table-cell>
          <table:table-cell office:value-type="float" office:value="15395.999999999998" table:style-name="ce24">
            <text:p>15396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c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283610.284939343" table:style-name="ce8">
            <text:p>1428361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1" table:style-name="ce9">
            <text:p>1791</text:p>
          </table:table-cell>
          <table:table-cell office:value-type="float" office:value="1791" table:style-name="ce9">
            <text:p>179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508" table:style-name="ce13">
            <text:p>4508</text:p>
          </table:table-cell>
          <table:table-cell office:value-type="float" office:value="9775.6102849393428" table:style-name="ce19">
            <text:p>9776</text:p>
          </table:table-cell>
          <table:table-cell office:value-type="float" office:value="46111.36926858181" table:style-name="ce28">
            <text:p>46111</text:p>
          </table:table-cell>
          <table:table-cell office:value-type="float" office:value="14283.610284939343" table:style-name="ce24">
            <text:p>1428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337054.723886088" table:style-name="ce8">
            <text:p>163370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2" table:style-name="ce9">
            <text:p>1792</text:p>
          </table:table-cell>
          <table:table-cell office:value-type="float" office:value="1792" table:style-name="ce9">
            <text:p>179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584" table:style-name="ce13">
            <text:p>6584</text:p>
          </table:table-cell>
          <table:table-cell office:value-type="float" office:value="9753.0547238860872" table:style-name="ce19">
            <text:p>9753</text:p>
          </table:table-cell>
          <table:table-cell office:value-type="float" office:value="46223.008170076253" table:style-name="ce28">
            <text:p>46223</text:p>
          </table:table-cell>
          <table:table-cell office:value-type="float" office:value="16337.054723886087" table:style-name="ce24">
            <text:p>16337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337332.64502961" table:style-name="ce8">
            <text:p>1533733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3" table:style-name="ce9">
            <text:p>1793</text:p>
          </table:table-cell>
          <table:table-cell office:value-type="float" office:value="1793" table:style-name="ce9">
            <text:p>179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607" table:style-name="ce13">
            <text:p>5607</text:p>
          </table:table-cell>
          <table:table-cell office:value-type="float" office:value="9730.3326450296099" table:style-name="ce19">
            <text:p>9730</text:p>
          </table:table-cell>
          <table:table-cell office:value-type="float" office:value="46334.917357283855" table:style-name="ce28">
            <text:p>46335</text:p>
          </table:table-cell>
          <table:table-cell office:value-type="float" office:value="15337.33264502961" table:style-name="ce24">
            <text:p>15337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3771443.374278372" table:style-name="ce8">
            <text:p>1377144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4" table:style-name="ce9">
            <text:p>1794</text:p>
          </table:table-cell>
          <table:table-cell office:value-type="float" office:value="1794" table:style-name="ce9">
            <text:p>179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64" table:style-name="ce13">
            <text:p>4064</text:p>
          </table:table-cell>
          <table:table-cell office:value-type="float" office:value="9707.4433742783713" table:style-name="ce19">
            <text:p>9707</text:p>
          </table:table-cell>
          <table:table-cell office:value-type="float" office:value="46447.097484585509" table:style-name="ce28">
            <text:p>46447</text:p>
          </table:table-cell>
          <table:table-cell office:value-type="float" office:value="13771.443374278371" table:style-name="ce24">
            <text:p>1377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221386.235252861" table:style-name="ce8">
            <text:p>1722138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5" table:style-name="ce9">
            <text:p>1795</text:p>
          </table:table-cell>
          <table:table-cell office:value-type="float" office:value="1795" table:style-name="ce9">
            <text:p>179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537" table:style-name="ce13">
            <text:p>7537</text:p>
          </table:table-cell>
          <table:table-cell office:value-type="float" office:value="9684.3862352528613" table:style-name="ce19">
            <text:p>9684</text:p>
          </table:table-cell>
          <table:table-cell office:value-type="float" office:value="46559.549207946446" table:style-name="ce28">
            <text:p>46560</text:p>
          </table:table-cell>
          <table:table-cell office:value-type="float" office:value="17221.386235252859" table:style-name="ce24">
            <text:p>1722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962168.959055822" table:style-name="ce8">
            <text:p>1796216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6" table:style-name="ce9">
            <text:p>1796</text:p>
          </table:table-cell>
          <table:table-cell office:value-type="float" office:value="1796" table:style-name="ce9">
            <text:p>179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231" table:style-name="ce13">
            <text:p>8231</text:p>
          </table:table-cell>
          <table:table-cell office:value-type="float" office:value="9731.1689590558235" table:style-name="ce19">
            <text:p>9731</text:p>
          </table:table-cell>
          <table:table-cell office:value-type="float" office:value="46672.273184920021" table:style-name="ce28">
            <text:p>46672</text:p>
          </table:table-cell>
          <table:table-cell office:value-type="float" office:value="17962.168959055824" table:style-name="ce24">
            <text:p>17962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603121.445602186" table:style-name="ce8">
            <text:p>1760312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7" table:style-name="ce9">
            <text:p>1797</text:p>
          </table:table-cell>
          <table:table-cell office:value-type="float" office:value="1797" table:style-name="ce9">
            <text:p>179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825" table:style-name="ce13">
            <text:p>7825</text:p>
          </table:table-cell>
          <table:table-cell office:value-type="float" office:value="9778.1214456021826" table:style-name="ce19">
            <text:p>9778</text:p>
          </table:table-cell>
          <table:table-cell office:value-type="float" office:value="46785.270074651591" table:style-name="ce28">
            <text:p>46785</text:p>
          </table:table-cell>
          <table:table-cell office:value-type="float" office:value="17603.121445602184" table:style-name="ce22">
            <text:p>1760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7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244244.242686342" table:style-name="ce8">
            <text:p>1724424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8" table:style-name="ce9">
            <text:p>1798</text:p>
          </table:table-cell>
          <table:table-cell office:value-type="float" office:value="1798" table:style-name="ce9">
            <text:p>179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419" table:style-name="ce13">
            <text:p>7419</text:p>
          </table:table-cell>
          <table:table-cell office:value-type="float" office:value="9825.2442426863417" table:style-name="ce19">
            <text:p>9825</text:p>
          </table:table-cell>
          <table:table-cell office:value-type="float" office:value="46898.540537882305" table:style-name="ce28">
            <text:p>46899</text:p>
          </table:table-cell>
          <table:table-cell office:value-type="float" office:value="17244.244242686342" table:style-name="ce22">
            <text:p>1724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885537.899760142" table:style-name="ce8">
            <text:p>1688553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799" table:style-name="ce9">
            <text:p>1799</text:p>
          </table:table-cell>
          <table:table-cell office:value-type="float" office:value="1799" table:style-name="ce9">
            <text:p>179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013" table:style-name="ce13">
            <text:p>7013</text:p>
          </table:table-cell>
          <table:table-cell office:value-type="float" office:value="9872.5378997601456" table:style-name="ce19">
            <text:p>9873</text:p>
          </table:table-cell>
          <table:table-cell office:value-type="float" office:value="47012.085236953077" table:style-name="ce28">
            <text:p>47012</text:p>
          </table:table-cell>
          <table:table-cell office:value-type="float" office:value="16885.537899760144" table:style-name="ce22">
            <text:p>1688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528002.967937654" table:style-name="ce8">
            <text:p>1652800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0" table:style-name="ce9">
            <text:p>1800</text:p>
          </table:table-cell>
          <table:table-cell office:value-type="float" office:value="1800" table:style-name="ce9">
            <text:p>180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608" table:style-name="ce13">
            <text:p>6608</text:p>
          </table:table-cell>
          <table:table-cell office:value-type="float" office:value="9920.002967937653" table:style-name="ce19">
            <text:p>9920</text:p>
          </table:table-cell>
          <table:table-cell office:value-type="float" office:value="47125.904835808331" table:style-name="ce28">
            <text:p>47126</text:p>
          </table:table-cell>
          <table:table-cell office:value-type="float" office:value="16528.002967937653" table:style-name="ce22">
            <text:p>1652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169640.000000002" table:style-name="ce8">
            <text:p>1616964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1" table:style-name="ce9">
            <text:p>1801</text:p>
          </table:table-cell>
          <table:table-cell office:value-type="float" office:value="1801" table:style-name="ce9">
            <text:p>180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202" table:style-name="ce13">
            <text:p>6202</text:p>
          </table:table-cell>
          <table:table-cell office:value-type="float" office:value="9967.6400000000012" table:style-name="ce19">
            <text:p>9968</text:p>
          </table:table-cell>
          <table:table-cell office:value-type="float" office:value="47240.000000000007" table:style-name="ce27">
            <text:p>47240</text:p>
          </table:table-cell>
          <table:table-cell office:value-type="float" office:value="16169.640000000001" table:style-name="ce25">
            <text:p>16170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820399.805229578" table:style-name="ce8">
            <text:p>158204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2" table:style-name="ce9">
            <text:p>1802</text:p>
          </table:table-cell>
          <table:table-cell office:value-type="float" office:value="1802" table:style-name="ce9">
            <text:p>180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796" table:style-name="ce13">
            <text:p>5796</text:p>
          </table:table-cell>
          <table:table-cell office:value-type="float" office:value="10024.399805229577" table:style-name="ce19">
            <text:p>10024</text:p>
          </table:table-cell>
          <table:table-cell office:value-type="float" office:value="47396.689386428268" table:style-name="ce28">
            <text:p>47397</text:p>
          </table:table-cell>
          <table:table-cell office:value-type="float" office:value="15820.399805229577" table:style-name="ce22">
            <text:p>1582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479970.062208377" table:style-name="ce8">
            <text:p>1547997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3" table:style-name="ce9">
            <text:p>1803</text:p>
          </table:table-cell>
          <table:table-cell office:value-type="float" office:value="1803" table:style-name="ce9">
            <text:p>180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390" table:style-name="ce13">
            <text:p>5390</text:p>
          </table:table-cell>
          <table:table-cell office:value-type="float" office:value="10089.970062208376" table:style-name="ce19">
            <text:p>10090</text:p>
          </table:table-cell>
          <table:table-cell office:value-type="float" office:value="47594.198406643285" table:style-name="ce28">
            <text:p>47594</text:p>
          </table:table-cell>
          <table:table-cell office:value-type="float" office:value="15479.970062208376" table:style-name="ce22">
            <text:p>1548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139912.726188319" table:style-name="ce8">
            <text:p>1513991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4" table:style-name="ce9">
            <text:p>1804</text:p>
          </table:table-cell>
          <table:table-cell office:value-type="float" office:value="1804" table:style-name="ce9">
            <text:p>180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984" table:style-name="ce13">
            <text:p>4984</text:p>
          </table:table-cell>
          <table:table-cell office:value-type="float" office:value="10155.912726188319" table:style-name="ce19">
            <text:p>10156</text:p>
          </table:table-cell>
          <table:table-cell office:value-type="float" office:value="47792.530476180327" table:style-name="ce28">
            <text:p>47793</text:p>
          </table:table-cell>
          <table:table-cell office:value-type="float" office:value="15139.912726188319" table:style-name="ce22">
            <text:p>1514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00229.762284057" table:style-name="ce8">
            <text:p>1480023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5" table:style-name="ce9">
            <text:p>1805</text:p>
          </table:table-cell>
          <table:table-cell office:value-type="float" office:value="1805" table:style-name="ce9">
            <text:p>180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578" table:style-name="ce13">
            <text:p>4578</text:p>
          </table:table-cell>
          <table:table-cell office:value-type="float" office:value="10222.229762284058" table:style-name="ce19">
            <text:p>10222</text:p>
          </table:table-cell>
          <table:table-cell office:value-type="float" office:value="47991.689024807776" table:style-name="ce28">
            <text:p>47992</text:p>
          </table:table-cell>
          <table:table-cell office:value-type="float" office:value="14800.229762284058" table:style-name="ce22">
            <text:p>1480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460923.145521173" table:style-name="ce8">
            <text:p>1446092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6" table:style-name="ce9">
            <text:p>1806</text:p>
          </table:table-cell>
          <table:table-cell office:value-type="float" office:value="1806" table:style-name="ce9">
            <text:p>180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172" table:style-name="ce13">
            <text:p>4172</text:p>
          </table:table-cell>
          <table:table-cell office:value-type="float" office:value="10288.923145521174" table:style-name="ce19">
            <text:p>10289</text:p>
          </table:table-cell>
          <table:table-cell office:value-type="float" office:value="48191.677496586293" table:style-name="ce28">
            <text:p>48192</text:p>
          </table:table-cell>
          <table:table-cell office:value-type="float" office:value="14460.923145521174" table:style-name="ce24">
            <text:p>1446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503994.860884707" table:style-name="ce8">
            <text:p>1450399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7" table:style-name="ce9">
            <text:p>1807</text:p>
          </table:table-cell>
          <table:table-cell office:value-type="float" office:value="1807" table:style-name="ce9">
            <text:p>180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148" table:style-name="ce13">
            <text:p>4148</text:p>
          </table:table-cell>
          <table:table-cell office:value-type="float" office:value="10355.994860884708" table:style-name="ce19">
            <text:p>10356</text:p>
          </table:table-cell>
          <table:table-cell office:value-type="float" office:value="48392.499349928541" table:style-name="ce28">
            <text:p>48392</text:p>
          </table:table-cell>
          <table:table-cell office:value-type="float" office:value="14503.994860884708" table:style-name="ce22">
            <text:p>1450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8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548446.903367812" table:style-name="ce8">
            <text:p>1454844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8" table:style-name="ce9">
            <text:p>1808</text:p>
          </table:table-cell>
          <table:table-cell office:value-type="float" office:value="1808" table:style-name="ce9">
            <text:p>180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125" table:style-name="ce13">
            <text:p>4125</text:p>
          </table:table-cell>
          <table:table-cell office:value-type="float" office:value="10423.446903367812" table:style-name="ce19">
            <text:p>10423</text:p>
          </table:table-cell>
          <table:table-cell office:value-type="float" office:value="48594.158057658795" table:style-name="ce28">
            <text:p>48594</text:p>
          </table:table-cell>
          <table:table-cell office:value-type="float" office:value="14548.446903367812" table:style-name="ce22">
            <text:p>1454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593281.278020738" table:style-name="ce8">
            <text:p>1459328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09" table:style-name="ce9">
            <text:p>1809</text:p>
          </table:table-cell>
          <table:table-cell office:value-type="float" office:value="1809" table:style-name="ce9">
            <text:p>180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102" table:style-name="ce13">
            <text:p>4102</text:p>
          </table:table-cell>
          <table:table-cell office:value-type="float" office:value="10491.281278020737" table:style-name="ce19">
            <text:p>10491</text:p>
          </table:table-cell>
          <table:table-cell office:value-type="float" office:value="48796.657107073202" table:style-name="ce28">
            <text:p>48797</text:p>
          </table:table-cell>
          <table:table-cell office:value-type="float" office:value="14593.281278020737" table:style-name="ce22">
            <text:p>1459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637499.999999974" table:style-name="ce8">
            <text:p>146375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0" table:style-name="ce9">
            <text:p>1810</text:p>
          </table:table-cell>
          <table:table-cell office:value-type="float" office:value="1810" table:style-name="ce9">
            <text:p>181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78" table:style-name="ce13">
            <text:p>4078</text:p>
          </table:table-cell>
          <table:table-cell office:value-type="float" office:value="10559.499999999975" table:style-name="ce19">
            <text:p>10560</text:p>
          </table:table-cell>
          <table:table-cell office:value-type="float" office:value="48999.999999999876" table:style-name="ce27">
            <text:p>49000</text:p>
          </table:table-cell>
          <table:table-cell office:value-type="float" office:value="14637.499999999975" table:style-name="ce25">
            <text:p>14638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681851.604392361" table:style-name="ce8">
            <text:p>1468185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1" table:style-name="ce9">
            <text:p>1811</text:p>
          </table:table-cell>
          <table:table-cell office:value-type="float" office:value="1811" table:style-name="ce9">
            <text:p>181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55" table:style-name="ce13">
            <text:p>4055</text:p>
          </table:table-cell>
          <table:table-cell office:value-type="float" office:value="10626.851604392361" table:style-name="ce19">
            <text:p>10627</text:p>
          </table:table-cell>
          <table:table-cell office:value-type="float" office:value="49198.387057372041" table:style-name="ce28">
            <text:p>49198</text:p>
          </table:table-cell>
          <table:table-cell office:value-type="float" office:value="14681.851604392361" table:style-name="ce22">
            <text:p>1468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725575.491401535" table:style-name="ce8">
            <text:p>1472557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2" table:style-name="ce9">
            <text:p>1812</text:p>
          </table:table-cell>
          <table:table-cell office:value-type="float" office:value="1812" table:style-name="ce9">
            <text:p>181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31" table:style-name="ce13">
            <text:p>4031</text:p>
          </table:table-cell>
          <table:table-cell office:value-type="float" office:value="10694.575491401534" table:style-name="ce19">
            <text:p>10695</text:p>
          </table:table-cell>
          <table:table-cell office:value-type="float" office:value="49397.577327489766" table:style-name="ce28">
            <text:p>49398</text:p>
          </table:table-cell>
          <table:table-cell office:value-type="float" office:value="14725.575491401534" table:style-name="ce22">
            <text:p>1472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770673.571526242" table:style-name="ce8">
            <text:p>1477067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3" table:style-name="ce9">
            <text:p>1813</text:p>
          </table:table-cell>
          <table:table-cell office:value-type="float" office:value="1813" table:style-name="ce9">
            <text:p>181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008" table:style-name="ce13">
            <text:p>4008</text:p>
          </table:table-cell>
          <table:table-cell office:value-type="float" office:value="10762.673571526242" table:style-name="ce19">
            <text:p>10763</text:p>
          </table:table-cell>
          <table:table-cell office:value-type="float" office:value="49597.574062332918" table:style-name="ce28">
            <text:p>49598</text:p>
          </table:table-cell>
          <table:table-cell office:value-type="float" office:value="14770.673571526242" table:style-name="ce22">
            <text:p>1477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16147.764632873" table:style-name="ce8">
            <text:p>1481614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4" table:style-name="ce9">
            <text:p>1814</text:p>
          </table:table-cell>
          <table:table-cell office:value-type="float" office:value="1814" table:style-name="ce9">
            <text:p>181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985" table:style-name="ce13">
            <text:p>3985</text:p>
          </table:table-cell>
          <table:table-cell office:value-type="float" office:value="10831.147764632873" table:style-name="ce19">
            <text:p>10831</text:p>
          </table:table-cell>
          <table:table-cell office:value-type="float" office:value="49798.380527047695" table:style-name="ce28">
            <text:p>49798</text:p>
          </table:table-cell>
          <table:table-cell office:value-type="float" office:value="14816.147764632873" table:style-name="ce22">
            <text:p>1481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860999.999999978" table:style-name="ce8">
            <text:p>14861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5" table:style-name="ce9">
            <text:p>1815</text:p>
          </table:table-cell>
          <table:table-cell office:value-type="float" office:value="1815" table:style-name="ce9">
            <text:p>181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961" table:style-name="ce13">
            <text:p>3961</text:p>
          </table:table-cell>
          <table:table-cell office:value-type="float" office:value="10899.999999999978" table:style-name="ce19">
            <text:p>10900</text:p>
          </table:table-cell>
          <table:table-cell office:value-type="float" office:value="49999.999999999898" table:style-name="ce27">
            <text:p>50000</text:p>
          </table:table-cell>
          <table:table-cell office:value-type="float" office:value="14860.999999999978" table:style-name="ce25">
            <text:p>14861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4924384.133118749" table:style-name="ce8">
            <text:p>1492438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6" table:style-name="ce9">
            <text:p>1816</text:p>
          </table:table-cell>
          <table:table-cell office:value-type="float" office:value="1816" table:style-name="ce9">
            <text:p>181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3938" table:style-name="ce13">
            <text:p>3938</text:p>
          </table:table-cell>
          <table:table-cell office:value-type="float" office:value="10986.384133118749" table:style-name="ce19">
            <text:p>10986</text:p>
          </table:table-cell>
          <table:table-cell office:value-type="float" office:value="50280.934247683057" table:style-name="ce28">
            <text:p>50281</text:p>
          </table:table-cell>
          <table:table-cell office:value-type="float" office:value="14924.384133118749" table:style-name="ce24">
            <text:p>1492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5596394.887830867" table:style-name="ce8">
            <text:p>1559639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7" table:style-name="ce9">
            <text:p>1817</text:p>
          </table:table-cell>
          <table:table-cell office:value-type="float" office:value="1817" table:style-name="ce9">
            <text:p>181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4523" table:style-name="ce13">
            <text:p>4523</text:p>
          </table:table-cell>
          <table:table-cell office:value-type="float" office:value="11073.394887830866" table:style-name="ce19">
            <text:p>11073</text:p>
          </table:table-cell>
          <table:table-cell office:value-type="float" office:value="50563.446976396648" table:style-name="ce28">
            <text:p>50563</text:p>
          </table:table-cell>
          <table:table-cell office:value-type="float" office:value="15596.394887830866" table:style-name="ce22">
            <text:p>1559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29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270036.578600656" table:style-name="ce8">
            <text:p>1627003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8" table:style-name="ce9">
            <text:p>1818</text:p>
          </table:table-cell>
          <table:table-cell office:value-type="float" office:value="1818" table:style-name="ce9">
            <text:p>181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109" table:style-name="ce13">
            <text:p>5109</text:p>
          </table:table-cell>
          <table:table-cell office:value-type="float" office:value="11161.036578600657" table:style-name="ce19">
            <text:p>11161</text:p>
          </table:table-cell>
          <table:table-cell office:value-type="float" office:value="50847.547055128278" table:style-name="ce28">
            <text:p>50848</text:p>
          </table:table-cell>
          <table:table-cell office:value-type="float" office:value="16270.036578600657" table:style-name="ce22">
            <text:p>16270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0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6943313.548593476" table:style-name="ce8">
            <text:p>1694331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19" table:style-name="ce9">
            <text:p>1819</text:p>
          </table:table-cell>
          <table:table-cell office:value-type="float" office:value="1819" table:style-name="ce9">
            <text:p>181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694" table:style-name="ce13">
            <text:p>5694</text:p>
          </table:table-cell>
          <table:table-cell office:value-type="float" office:value="11249.313548593474" table:style-name="ce19">
            <text:p>11249</text:p>
          </table:table-cell>
          <table:table-cell office:value-type="float" office:value="51133.243402697612" table:style-name="ce28">
            <text:p>51133</text:p>
          </table:table-cell>
          <table:table-cell office:value-type="float" office:value="16943.313548593476" table:style-name="ce24">
            <text:p>1694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0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328146.0528345" table:style-name="ce8">
            <text:p>1732814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0" table:style-name="ce9">
            <text:p>1820</text:p>
          </table:table-cell>
          <table:table-cell office:value-type="float" office:value="1820" table:style-name="ce9">
            <text:p>182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974" table:style-name="ce13">
            <text:p>5974</text:p>
          </table:table-cell>
          <table:table-cell office:value-type="float" office:value="11354.146052834501" table:style-name="ce19">
            <text:p>11354</text:p>
          </table:table-cell>
          <table:table-cell office:value-type="float" office:value="51420.544988036345" table:style-name="ce28">
            <text:p>51421</text:p>
          </table:table-cell>
          <table:table-cell office:value-type="float" office:value="17328.146052834501" table:style-name="ce22">
            <text:p>1732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0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7713801.462143164" table:style-name="ce8">
            <text:p>1771380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1" table:style-name="ce9">
            <text:p>1821</text:p>
          </table:table-cell>
          <table:table-cell office:value-type="float" office:value="1821" table:style-name="ce9">
            <text:p>182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254" table:style-name="ce13">
            <text:p>6254</text:p>
          </table:table-cell>
          <table:table-cell office:value-type="float" office:value="11459.801462143163" table:style-name="ce19">
            <text:p>11460</text:p>
          </table:table-cell>
          <table:table-cell office:value-type="float" office:value="51709.46083046979" table:style-name="ce28">
            <text:p>51709</text:p>
          </table:table-cell>
          <table:table-cell office:value-type="float" office:value="17713.801462143165" table:style-name="ce22">
            <text:p>1771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0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101285.714285687" table:style-name="ce8">
            <text:p>1810128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2" table:style-name="ce9">
            <text:p>1822</text:p>
          </table:table-cell>
          <table:table-cell office:value-type="float" office:value="1822" table:style-name="ce9">
            <text:p>182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535" table:style-name="ce13">
            <text:p>6535</text:p>
          </table:table-cell>
          <table:table-cell office:value-type="float" office:value="11566.28571428569" table:style-name="ce19">
            <text:p>11566</text:p>
          </table:table-cell>
          <table:table-cell office:value-type="float" office:value="51999.999999999898" table:style-name="ce27">
            <text:p>52000</text:p>
          </table:table-cell>
          <table:table-cell office:value-type="float" office:value="18101.285714285688" table:style-name="ce25">
            <text:p>18101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0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478273.342188854" table:style-name="ce8">
            <text:p>1847827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3" table:style-name="ce9">
            <text:p>1823</text:p>
          </table:table-cell>
          <table:table-cell office:value-type="float" office:value="1823" table:style-name="ce9">
            <text:p>182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6815" table:style-name="ce13">
            <text:p>6815</text:p>
          </table:table-cell>
          <table:table-cell office:value-type="float" office:value="11663.273342188855" table:style-name="ce19">
            <text:p>11663</text:p>
          </table:table-cell>
          <table:table-cell office:value-type="float" office:value="52245.891677893764" table:style-name="ce28">
            <text:p>52246</text:p>
          </table:table-cell>
          <table:table-cell office:value-type="float" office:value="18478.273342188855" table:style-name="ce22">
            <text:p>1847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0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8855919.590578478" table:style-name="ce8">
            <text:p>1885592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4" table:style-name="ce9">
            <text:p>1824</text:p>
          </table:table-cell>
          <table:table-cell office:value-type="float" office:value="1824" table:style-name="ce9">
            <text:p>182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095" table:style-name="ce13">
            <text:p>7095</text:p>
          </table:table-cell>
          <table:table-cell office:value-type="float" office:value="11760.919590578476" table:style-name="ce19">
            <text:p>11761</text:p>
          </table:table-cell>
          <table:table-cell office:value-type="float" office:value="52492.946100350266" table:style-name="ce28">
            <text:p>52493</text:p>
          </table:table-cell>
          <table:table-cell office:value-type="float" office:value="18855.919590578476" table:style-name="ce22">
            <text:p>1885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0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234228.519584481" table:style-name="ce8">
            <text:p>1923422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5" table:style-name="ce9">
            <text:p>1825</text:p>
          </table:table-cell>
          <table:table-cell office:value-type="float" office:value="1825" table:style-name="ce9">
            <text:p>182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375" table:style-name="ce13">
            <text:p>7375</text:p>
          </table:table-cell>
          <table:table-cell office:value-type="float" office:value="11859.228519584483" table:style-name="ce19">
            <text:p>11859</text:p>
          </table:table-cell>
          <table:table-cell office:value-type="float" office:value="52741.168765623494" table:style-name="ce28">
            <text:p>52741</text:p>
          </table:table-cell>
          <table:table-cell office:value-type="float" office:value="19234.228519584482" table:style-name="ce22">
            <text:p>1923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0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613204.213007886" table:style-name="ce8">
            <text:p>1961320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6" table:style-name="ce9">
            <text:p>1826</text:p>
          </table:table-cell>
          <table:table-cell office:value-type="float" office:value="1826" table:style-name="ce9">
            <text:p>182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655" table:style-name="ce13">
            <text:p>7655</text:p>
          </table:table-cell>
          <table:table-cell office:value-type="float" office:value="11958.204213007886" table:style-name="ce19">
            <text:p>11958</text:p>
          </table:table-cell>
          <table:table-cell office:value-type="float" office:value="52990.565197967" table:style-name="ce28">
            <text:p>52991</text:p>
          </table:table-cell>
          <table:table-cell office:value-type="float" office:value="19613.204213007884" table:style-name="ce22">
            <text:p>1961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0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19992850.778453887" table:style-name="ce8">
            <text:p>1999285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7" table:style-name="ce9">
            <text:p>1827</text:p>
          </table:table-cell>
          <table:table-cell office:value-type="float" office:value="1827" table:style-name="ce9">
            <text:p>182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935" table:style-name="ce13">
            <text:p>7935</text:p>
          </table:table-cell>
          <table:table-cell office:value-type="float" office:value="12057.850778453885" table:style-name="ce19">
            <text:p>12058</text:p>
          </table:table-cell>
          <table:table-cell office:value-type="float" office:value="53241.140947756852" table:style-name="ce28">
            <text:p>53241</text:p>
          </table:table-cell>
          <table:table-cell office:value-type="float" office:value="19992.850778453885" table:style-name="ce22">
            <text:p>1999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0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374172.347465657" table:style-name="ce8">
            <text:p>2037417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8" table:style-name="ce9">
            <text:p>1828</text:p>
          </table:table-cell>
          <table:table-cell office:value-type="float" office:value="1828" table:style-name="ce9">
            <text:p>182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216" table:style-name="ce13">
            <text:p>8216</text:p>
          </table:table-cell>
          <table:table-cell office:value-type="float" office:value="12158.172347465657" table:style-name="ce19">
            <text:p>12158</text:p>
          </table:table-cell>
          <table:table-cell office:value-type="float" office:value="53492.901591615082" table:style-name="ce28">
            <text:p>53493</text:p>
          </table:table-cell>
          <table:table-cell office:value-type="float" office:value="20374.172347465657" table:style-name="ce22">
            <text:p>2037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755173.075658903" table:style-name="ce8">
            <text:p>2075517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29" table:style-name="ce9">
            <text:p>1829</text:p>
          </table:table-cell>
          <table:table-cell office:value-type="float" office:value="1829" table:style-name="ce9">
            <text:p>182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496" table:style-name="ce13">
            <text:p>8496</text:p>
          </table:table-cell>
          <table:table-cell office:value-type="float" office:value="12259.173075658902" table:style-name="ce19">
            <text:p>12259</text:p>
          </table:table-cell>
          <table:table-cell office:value-type="float" office:value="53745.852732533807" table:style-name="ce28">
            <text:p>53746</text:p>
          </table:table-cell>
          <table:table-cell office:value-type="float" office:value="20755.173075658902" table:style-name="ce22">
            <text:p>2075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136857.142857108" table:style-name="ce8">
            <text:p>2113685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0" table:style-name="ce9">
            <text:p>1830</text:p>
          </table:table-cell>
          <table:table-cell office:value-type="float" office:value="1830" table:style-name="ce9">
            <text:p>183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776" table:style-name="ce13">
            <text:p>8776</text:p>
          </table:table-cell>
          <table:table-cell office:value-type="float" office:value="12360.85714285711" table:style-name="ce19">
            <text:p>12361</text:p>
          </table:table-cell>
          <table:table-cell office:value-type="float" office:value="53999.999999999862" table:style-name="ce27">
            <text:p>54000</text:p>
          </table:table-cell>
          <table:table-cell office:value-type="float" office:value="21136.857142857109" table:style-name="ce25">
            <text:p>21137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551125.360627204" table:style-name="ce8">
            <text:p>2155112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1" table:style-name="ce9">
            <text:p>1831</text:p>
          </table:table-cell>
          <table:table-cell office:value-type="float" office:value="1831" table:style-name="ce9">
            <text:p>183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056" table:style-name="ce13">
            <text:p>9056</text:p>
          </table:table-cell>
          <table:table-cell office:value-type="float" office:value="12495.125360627204" table:style-name="ce19">
            <text:p>12495</text:p>
          </table:table-cell>
          <table:table-cell office:value-type="float" office:value="54394.20244054131" table:style-name="ce28">
            <text:p>54394</text:p>
          </table:table-cell>
          <table:table-cell office:value-type="float" office:value="21551.125360627204" table:style-name="ce22">
            <text:p>2155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966695.188279815" table:style-name="ce8">
            <text:p>2196669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2" table:style-name="ce9">
            <text:p>1832</text:p>
          </table:table-cell>
          <table:table-cell office:value-type="float" office:value="1832" table:style-name="ce9">
            <text:p>183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336" table:style-name="ce13">
            <text:p>9336</text:p>
          </table:table-cell>
          <table:table-cell office:value-type="float" office:value="12630.695188279818" table:style-name="ce19">
            <text:p>12631</text:p>
          </table:table-cell>
          <table:table-cell office:value-type="float" office:value="54791.282576714773" table:style-name="ce28">
            <text:p>54791</text:p>
          </table:table-cell>
          <table:table-cell office:value-type="float" office:value="21966.695188279817" table:style-name="ce22">
            <text:p>2196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383578.474194974" table:style-name="ce8">
            <text:p>2238357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3" table:style-name="ce9">
            <text:p>1833</text:p>
          </table:table-cell>
          <table:table-cell office:value-type="float" office:value="1833" table:style-name="ce9">
            <text:p>183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616" table:style-name="ce13">
            <text:p>9616</text:p>
          </table:table-cell>
          <table:table-cell office:value-type="float" office:value="12767.578474194977" table:style-name="ce19">
            <text:p>12768</text:p>
          </table:table-cell>
          <table:table-cell office:value-type="float" office:value="55191.261415828427" table:style-name="ce28">
            <text:p>55191</text:p>
          </table:table-cell>
          <table:table-cell office:value-type="float" office:value="22383.578474194976" table:style-name="ce22">
            <text:p>2238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2" table:style-name="ce6"/>
          <table:table-cell office:value-type="float" office:value="0.7" table:style-name="ce6">
            <text:p>0.7</text:p>
          </table:table-cell>
          <table:table-cell table:number-columns-repeated="16337"/>
        </table:table-row>
        <table:table-row table:style-name="ro1">
          <table:table-cell office:value-type="string" table:style-name="ce6">
            <text:p>TCD_Norfish_IceHolCod_31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802787.170376457" table:style-name="ce8">
            <text:p>2280278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4" table:style-name="ce9">
            <text:p>1834</text:p>
          </table:table-cell>
          <table:table-cell office:value-type="float" office:value="1834" table:style-name="ce9">
            <text:p>183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9897" table:style-name="ce13">
            <text:p>9897</text:p>
          </table:table-cell>
          <table:table-cell office:value-type="float" office:value="12905.787170376458" table:style-name="ce19">
            <text:p>12906</text:p>
          </table:table-cell>
          <table:table-cell office:value-type="float" office:value="55594.160118544743" table:style-name="ce28">
            <text:p>55594</text:p>
          </table:table-cell>
          <table:table-cell office:value-type="float" office:value="22802.787170376458" table:style-name="ce22">
            <text:p>2280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222333.333333347" table:style-name="ce8">
            <text:p>2322233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5" table:style-name="ce9">
            <text:p>1835</text:p>
          </table:table-cell>
          <table:table-cell office:value-type="float" office:value="1835" table:style-name="ce9">
            <text:p>183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177" table:style-name="ce13">
            <text:p>10177</text:p>
          </table:table-cell>
          <table:table-cell office:value-type="float" office:value="13045.333333333347" table:style-name="ce19">
            <text:p>13045</text:p>
          </table:table-cell>
          <table:table-cell office:value-type="float" office:value="56000.000000000058" table:style-name="ce27">
            <text:p>56000</text:p>
          </table:table-cell>
          <table:table-cell office:value-type="float" office:value="23222.333333333347" table:style-name="ce25">
            <text:p>23222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598694.909347892" table:style-name="ce8">
            <text:p>2359869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6" table:style-name="ce9">
            <text:p>1836</text:p>
          </table:table-cell>
          <table:table-cell office:value-type="float" office:value="1836" table:style-name="ce9">
            <text:p>183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457" table:style-name="ce13">
            <text:p>10457</text:p>
          </table:table-cell>
          <table:table-cell office:value-type="float" office:value="13141.694909347892" table:style-name="ce19">
            <text:p>13142</text:p>
          </table:table-cell>
          <table:table-cell office:value-type="float" office:value="56218.291525016444" table:style-name="ce28">
            <text:p>56218</text:p>
          </table:table-cell>
          <table:table-cell office:value-type="float" office:value="23598.694909347891" table:style-name="ce22">
            <text:p>23599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975609.509873532" table:style-name="ce8">
            <text:p>2397561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7" table:style-name="ce9">
            <text:p>1837</text:p>
          </table:table-cell>
          <table:table-cell office:value-type="float" office:value="1837" table:style-name="ce9">
            <text:p>183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737" table:style-name="ce13">
            <text:p>10737</text:p>
          </table:table-cell>
          <table:table-cell office:value-type="float" office:value="13238.609509873531" table:style-name="ce19">
            <text:p>13239</text:p>
          </table:table-cell>
          <table:table-cell office:value-type="float" office:value="56437.433964138072" table:style-name="ce28">
            <text:p>56437</text:p>
          </table:table-cell>
          <table:table-cell office:value-type="float" office:value="23975.609509873531" table:style-name="ce22">
            <text:p>2397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1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353079.982154973" table:style-name="ce8">
            <text:p>2435308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8" table:style-name="ce9">
            <text:p>1838</text:p>
          </table:table-cell>
          <table:table-cell office:value-type="float" office:value="1838" table:style-name="ce9">
            <text:p>183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017" table:style-name="ce13">
            <text:p>11017</text:p>
          </table:table-cell>
          <table:table-cell office:value-type="float" office:value="13336.079982154974" table:style-name="ce19">
            <text:p>13336</text:p>
          </table:table-cell>
          <table:table-cell office:value-type="float" office:value="56657.4306342817" table:style-name="ce28">
            <text:p>56657</text:p>
          </table:table-cell>
          <table:table-cell office:value-type="float" office:value="24353.079982154974" table:style-name="ce22">
            <text:p>2435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 table:style-name="ce6"/>
        </table:table-row>
        <table:table-row table:style-name="ro1">
          <table:table-cell office:value-type="string" table:style-name="ce6">
            <text:p>TCD_Norfish_IceHolCod_32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731109.187231254" table:style-name="ce8">
            <text:p>2473110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39" table:style-name="ce9">
            <text:p>1839</text:p>
          </table:table-cell>
          <table:table-cell office:value-type="float" office:value="1839" table:style-name="ce9">
            <text:p>183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297" table:style-name="ce13">
            <text:p>11297</text:p>
          </table:table-cell>
          <table:table-cell office:value-type="float" office:value="13434.109187231254" table:style-name="ce19">
            <text:p>13434</text:p>
          </table:table-cell>
          <table:table-cell office:value-type="float" office:value="56878.284865293615" table:style-name="ce28">
            <text:p>56878</text:p>
          </table:table-cell>
          <table:table-cell office:value-type="float" office:value="24731.109187231254" table:style-name="ce22">
            <text:p>24731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5110700.000000022" table:style-name="ce8">
            <text:p>251107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0" table:style-name="ce9">
            <text:p>1840</text:p>
          </table:table-cell>
          <table:table-cell office:value-type="float" office:value="1840" table:style-name="ce9">
            <text:p>184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578" table:style-name="ce13">
            <text:p>11578</text:p>
          </table:table-cell>
          <table:table-cell office:value-type="float" office:value="13532.700000000023" table:style-name="ce19">
            <text:p>13533</text:p>
          </table:table-cell>
          <table:table-cell office:value-type="float" office:value="57100.000000000095" table:style-name="ce27">
            <text:p>57100</text:p>
          </table:table-cell>
          <table:table-cell office:value-type="float" office:value="25110.700000000023" table:style-name="ce25">
            <text:p>25111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5441932.154369164" table:style-name="ce8">
            <text:p>2544193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1" table:style-name="ce9">
            <text:p>1841</text:p>
          </table:table-cell>
          <table:table-cell office:value-type="float" office:value="1841" table:style-name="ce9">
            <text:p>184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858" table:style-name="ce13">
            <text:p>11858</text:p>
          </table:table-cell>
          <table:table-cell office:value-type="float" office:value="13583.932154369166" table:style-name="ce19">
            <text:p>13584</text:p>
          </table:table-cell>
          <table:table-cell office:value-type="float" office:value="57396.896426911975" table:style-name="ce28">
            <text:p>57397</text:p>
          </table:table-cell>
          <table:table-cell office:value-type="float" office:value="25441.932154369166" table:style-name="ce22">
            <text:p>25442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5773331.214735162" table:style-name="ce8">
            <text:p>2577333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2" table:style-name="ce9">
            <text:p>1842</text:p>
          </table:table-cell>
          <table:table-cell office:value-type="float" office:value="1842" table:style-name="ce9">
            <text:p>184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138" table:style-name="ce13">
            <text:p>12138</text:p>
          </table:table-cell>
          <table:table-cell office:value-type="float" office:value="13635.331214735163" table:style-name="ce19">
            <text:p>13635</text:p>
          </table:table-cell>
          <table:table-cell office:value-type="float" office:value="57695.33659267347" table:style-name="ce28">
            <text:p>57695</text:p>
          </table:table-cell>
          <table:table-cell office:value-type="float" office:value="25773.331214735161" table:style-name="ce22">
            <text:p>2577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6104897.531685069" table:style-name="ce8">
            <text:p>2610489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3" table:style-name="ce9">
            <text:p>1843</text:p>
          </table:table-cell>
          <table:table-cell office:value-type="float" office:value="1843" table:style-name="ce9">
            <text:p>184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418" table:style-name="ce13">
            <text:p>12418</text:p>
          </table:table-cell>
          <table:table-cell office:value-type="float" office:value="13686.897531685068" table:style-name="ce19">
            <text:p>13687</text:p>
          </table:table-cell>
          <table:table-cell office:value-type="float" office:value="57995.328524089273" table:style-name="ce28">
            <text:p>57995</text:p>
          </table:table-cell>
          <table:table-cell office:value-type="float" office:value="26104.89753168507" table:style-name="ce22">
            <text:p>2610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6436631.454939343" table:style-name="ce8">
            <text:p>2643663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4" table:style-name="ce9">
            <text:p>1844</text:p>
          </table:table-cell>
          <table:table-cell office:value-type="float" office:value="1844" table:style-name="ce9">
            <text:p>184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698" table:style-name="ce13">
            <text:p>12698</text:p>
          </table:table-cell>
          <table:table-cell office:value-type="float" office:value="13738.631454939343" table:style-name="ce19">
            <text:p>13739</text:p>
          </table:table-cell>
          <table:table-cell office:value-type="float" office:value="58296.880289700188" table:style-name="ce28">
            <text:p>58297</text:p>
          </table:table-cell>
          <table:table-cell office:value-type="float" office:value="26436.631454939343" table:style-name="ce22">
            <text:p>2643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6768533.333333343" table:style-name="ce8">
            <text:p>2676853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5" table:style-name="ce9">
            <text:p>1845</text:p>
          </table:table-cell>
          <table:table-cell office:value-type="float" office:value="1845" table:style-name="ce9">
            <text:p>184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2978" table:style-name="ce13">
            <text:p>12978</text:p>
          </table:table-cell>
          <table:table-cell office:value-type="float" office:value="13790.533333333344" table:style-name="ce19">
            <text:p>13791</text:p>
          </table:table-cell>
          <table:table-cell office:value-type="float" office:value="58600.000000000036" table:style-name="ce27">
            <text:p>58600</text:p>
          </table:table-cell>
          <table:table-cell office:value-type="float" office:value="26768.533333333344" table:style-name="ce25">
            <text:p>26769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7058085.209598243" table:style-name="ce8">
            <text:p>2705808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6" table:style-name="ce9">
            <text:p>1846</text:p>
          </table:table-cell>
          <table:table-cell office:value-type="float" office:value="1846" table:style-name="ce9">
            <text:p>184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3259" table:style-name="ce13">
            <text:p>13259</text:p>
          </table:table-cell>
          <table:table-cell office:value-type="float" office:value="13799.085209598245" table:style-name="ce19">
            <text:p>13799</text:p>
          </table:table-cell>
          <table:table-cell office:value-type="float" office:value="58719.511530205295" table:style-name="ce28">
            <text:p>58720</text:p>
          </table:table-cell>
          <table:table-cell office:value-type="float" office:value="27058.085209598245" table:style-name="ce22">
            <text:p>2705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7346614.608529702" table:style-name="ce8">
            <text:p>2734661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7" table:style-name="ce9">
            <text:p>1847</text:p>
          </table:table-cell>
          <table:table-cell office:value-type="float" office:value="1847" table:style-name="ce9">
            <text:p>184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3539" table:style-name="ce13">
            <text:p>13539</text:p>
          </table:table-cell>
          <table:table-cell office:value-type="float" office:value="13807.6146085297" table:style-name="ce19">
            <text:p>13808</text:p>
          </table:table-cell>
          <table:table-cell office:value-type="float" office:value="58839.266797711789" table:style-name="ce28">
            <text:p>58839</text:p>
          </table:table-cell>
          <table:table-cell office:value-type="float" office:value="27346.6146085297" table:style-name="ce22">
            <text:p>27347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2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7635121.402874935" table:style-name="ce8">
            <text:p>2763512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8" table:style-name="ce9">
            <text:p>1848</text:p>
          </table:table-cell>
          <table:table-cell office:value-type="float" office:value="1848" table:style-name="ce9">
            <text:p>184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3819" table:style-name="ce13">
            <text:p>13819</text:p>
          </table:table-cell>
          <table:table-cell office:value-type="float" office:value="13816.121402874935" table:style-name="ce19">
            <text:p>13816</text:p>
          </table:table-cell>
          <table:table-cell office:value-type="float" office:value="58959.266299608542" table:style-name="ce28">
            <text:p>58959</text:p>
          </table:table-cell>
          <table:table-cell office:value-type="float" office:value="27635.121402874935" table:style-name="ce22">
            <text:p>2763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7923605.464955628" table:style-name="ce8">
            <text:p>2792360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49" table:style-name="ce9">
            <text:p>1849</text:p>
          </table:table-cell>
          <table:table-cell office:value-type="float" office:value="1849" table:style-name="ce9">
            <text:p>184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099" table:style-name="ce13">
            <text:p>14099</text:p>
          </table:table-cell>
          <table:table-cell office:value-type="float" office:value="13824.605464955628" table:style-name="ce19">
            <text:p>13825</text:p>
          </table:table-cell>
          <table:table-cell office:value-type="float" office:value="59079.510533998407" table:style-name="ce28">
            <text:p>59080</text:p>
          </table:table-cell>
          <table:table-cell office:value-type="float" office:value="27923.605464955628" table:style-name="ce24">
            <text:p>2792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8401666.666666657" table:style-name="ce8">
            <text:p>2840166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0" table:style-name="ce9">
            <text:p>1850</text:p>
          </table:table-cell>
          <table:table-cell office:value-type="float" office:value="1850" table:style-name="ce9">
            <text:p>185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539" table:style-name="ce13">
            <text:p>14539</text:p>
          </table:table-cell>
          <table:table-cell office:value-type="float" office:value="13862.666666666655" table:style-name="ce19">
            <text:p>13863</text:p>
          </table:table-cell>
          <table:table-cell office:value-type="float" office:value="59199.999999999949" table:style-name="ce27">
            <text:p>59200</text:p>
          </table:table-cell>
          <table:table-cell office:value-type="float" office:value="28401.666666666657" table:style-name="ce25">
            <text:p>28402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9094854.524048619" table:style-name="ce8">
            <text:p>2909485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1" table:style-name="ce9">
            <text:p>1851</text:p>
          </table:table-cell>
          <table:table-cell office:value-type="float" office:value="1851" table:style-name="ce9">
            <text:p>185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978" table:style-name="ce13">
            <text:p>14978</text:p>
          </table:table-cell>
          <table:table-cell office:value-type="float" office:value="14116.854524048622" table:style-name="ce19">
            <text:p>14117</text:p>
          </table:table-cell>
          <table:table-cell office:value-type="float" office:value="60242.622435484875" table:style-name="ce28">
            <text:p>60243</text:p>
          </table:table-cell>
          <table:table-cell office:value-type="float" office:value="29094.85452404862" table:style-name="ce22">
            <text:p>2909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9793695.93460438" table:style-name="ce8">
            <text:p>2979369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2" table:style-name="ce9">
            <text:p>1852</text:p>
          </table:table-cell>
          <table:table-cell office:value-type="float" office:value="1852" table:style-name="ce9">
            <text:p>185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5418" table:style-name="ce13">
            <text:p>15418</text:p>
          </table:table-cell>
          <table:table-cell office:value-type="float" office:value="14375.695934604379" table:style-name="ce19">
            <text:p>14376</text:p>
          </table:table-cell>
          <table:table-cell office:value-type="float" office:value="61303.607397033593" table:style-name="ce28">
            <text:p>61304</text:p>
          </table:table-cell>
          <table:table-cell office:value-type="float" office:value="29793.69593460438" table:style-name="ce22">
            <text:p>2979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0496275.970407076" table:style-name="ce8">
            <text:p>3049627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3" table:style-name="ce9">
            <text:p>1853</text:p>
          </table:table-cell>
          <table:table-cell office:value-type="float" office:value="1853" table:style-name="ce9">
            <text:p>185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5857" table:style-name="ce13">
            <text:p>15857</text:p>
          </table:table-cell>
          <table:table-cell office:value-type="float" office:value="14639.27597040708" table:style-name="ce19">
            <text:p>14639</text:p>
          </table:table-cell>
          <table:table-cell office:value-type="float" office:value="62383.27828298472" table:style-name="ce28">
            <text:p>62383</text:p>
          </table:table-cell>
          <table:table-cell office:value-type="float" office:value="30496.275970407078" table:style-name="ce22">
            <text:p>3049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1204681.256656803" table:style-name="ce8">
            <text:p>3120468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4" table:style-name="ce9">
            <text:p>1854</text:p>
          </table:table-cell>
          <table:table-cell office:value-type="float" office:value="1854" table:style-name="ce9">
            <text:p>185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6297" table:style-name="ce13">
            <text:p>16297</text:p>
          </table:table-cell>
          <table:table-cell office:value-type="float" office:value="14907.681256656802" table:style-name="ce19">
            <text:p>14908</text:p>
          </table:table-cell>
          <table:table-cell office:value-type="float" office:value="63481.96418732492" table:style-name="ce28">
            <text:p>63482</text:p>
          </table:table-cell>
          <table:table-cell office:value-type="float" office:value="31204.681256656804" table:style-name="ce22">
            <text:p>3120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1916999.999999944" table:style-name="ce8">
            <text:p>31917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5" table:style-name="ce9">
            <text:p>1855</text:p>
          </table:table-cell>
          <table:table-cell office:value-type="float" office:value="1855" table:style-name="ce9">
            <text:p>185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6736" table:style-name="ce13">
            <text:p>16736</text:p>
          </table:table-cell>
          <table:table-cell office:value-type="float" office:value="15180.999999999945" table:style-name="ce19">
            <text:p>15181</text:p>
          </table:table-cell>
          <table:table-cell office:value-type="float" office:value="64599.999999999767" table:style-name="ce27">
            <text:p>64600</text:p>
          </table:table-cell>
          <table:table-cell office:value-type="float" office:value="31916.999999999945" table:style-name="ce24">
            <text:p>31917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c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1625623.625240173" table:style-name="ce8">
            <text:p>3162562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6" table:style-name="ce9">
            <text:p>1856</text:p>
          </table:table-cell>
          <table:table-cell office:value-type="float" office:value="1856" table:style-name="ce9">
            <text:p>185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6366" table:style-name="ce13">
            <text:p>16366</text:p>
          </table:table-cell>
          <table:table-cell office:value-type="float" office:value="15259.623625240174" table:style-name="ce19">
            <text:p>15260</text:p>
          </table:table-cell>
          <table:table-cell office:value-type="float" office:value="65073.021856034851" table:style-name="ce28">
            <text:p>65073</text:p>
          </table:table-cell>
          <table:table-cell office:value-type="float" office:value="31625.623625240172" table:style-name="ce22">
            <text:p>31626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1334584.715067882" table:style-name="ce8">
            <text:p>31334585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7" table:style-name="ce9">
            <text:p>1857</text:p>
          </table:table-cell>
          <table:table-cell office:value-type="float" office:value="1857" table:style-name="ce9">
            <text:p>185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5996" table:style-name="ce13">
            <text:p>15996</text:p>
          </table:table-cell>
          <table:table-cell office:value-type="float" office:value="15338.584715067884" table:style-name="ce19">
            <text:p>15339</text:p>
          </table:table-cell>
          <table:table-cell office:value-type="float" office:value="65549.50732934993" table:style-name="ce28">
            <text:p>65550</text:p>
          </table:table-cell>
          <table:table-cell office:value-type="float" office:value="31334.584715067882" table:style-name="ce22">
            <text:p>31335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3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1043883.996017192" table:style-name="ce8">
            <text:p>3104388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8" table:style-name="ce9">
            <text:p>1858</text:p>
          </table:table-cell>
          <table:table-cell office:value-type="float" office:value="1858" table:style-name="ce9">
            <text:p>185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5626" table:style-name="ce13">
            <text:p>15626</text:p>
          </table:table-cell>
          <table:table-cell office:value-type="float" office:value="15417.883996017188" table:style-name="ce19">
            <text:p>15418</text:p>
          </table:table-cell>
          <table:table-cell office:value-type="float" office:value="66029.481781658193" table:style-name="ce28">
            <text:p>66029</text:p>
          </table:table-cell>
          <table:table-cell office:value-type="float" office:value="31043.88399601719" table:style-name="ce22">
            <text:p>3104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0753522.187168419" table:style-name="ce8">
            <text:p>30753522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59" table:style-name="ce9">
            <text:p>1859</text:p>
          </table:table-cell>
          <table:table-cell office:value-type="float" office:value="1859" table:style-name="ce9">
            <text:p>185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5256" table:style-name="ce13">
            <text:p>15256</text:p>
          </table:table-cell>
          <table:table-cell office:value-type="float" office:value="15497.522187168419" table:style-name="ce19">
            <text:p>15498</text:p>
          </table:table-cell>
          <table:table-cell office:value-type="float" office:value="66512.970760379481" table:style-name="ce28">
            <text:p>66513</text:p>
          </table:table-cell>
          <table:table-cell office:value-type="float" office:value="30753.522187168419" table:style-name="ce22">
            <text:p>30754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0463499.999999963" table:style-name="ce8">
            <text:p>304635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0" table:style-name="ce9">
            <text:p>1860</text:p>
          </table:table-cell>
          <table:table-cell office:value-type="float" office:value="1860" table:style-name="ce9">
            <text:p>186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886" table:style-name="ce13">
            <text:p>14886</text:p>
          </table:table-cell>
          <table:table-cell office:value-type="float" office:value="15577.499999999964" table:style-name="ce19">
            <text:p>15578</text:p>
          </table:table-cell>
          <table:table-cell office:value-type="float" office:value="66999.99999999984" table:style-name="ce27">
            <text:p>67000</text:p>
          </table:table-cell>
          <table:table-cell office:value-type="float" office:value="30463.499999999964" table:style-name="ce25">
            <text:p>30464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0117678.170806699" table:style-name="ce8">
            <text:p>3011767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1" table:style-name="ce9">
            <text:p>1861</text:p>
          </table:table-cell>
          <table:table-cell office:value-type="float" office:value="1861" table:style-name="ce9">
            <text:p>186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516" table:style-name="ce13">
            <text:p>14516</text:p>
          </table:table-cell>
          <table:table-cell office:value-type="float" office:value="15601.678170806701" table:style-name="ce19">
            <text:p>15602</text:p>
          </table:table-cell>
          <table:table-cell office:value-type="float" office:value="67248.612805201294" table:style-name="ce28">
            <text:p>67249</text:p>
          </table:table-cell>
          <table:table-cell office:value-type="float" office:value="30117.678170806699" table:style-name="ce22">
            <text:p>3011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3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9771821.290415399" table:style-name="ce8">
            <text:p>29771821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2" table:style-name="ce9">
            <text:p>1862</text:p>
          </table:table-cell>
          <table:table-cell office:value-type="float" office:value="1862" table:style-name="ce9">
            <text:p>1862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4146" table:style-name="ce13">
            <text:p>14146</text:p>
          </table:table-cell>
          <table:table-cell office:value-type="float" office:value="15625.821290415397" table:style-name="ce19">
            <text:p>15626</text:p>
          </table:table-cell>
          <table:table-cell office:value-type="float" office:value="67498.148122744693" table:style-name="ce28">
            <text:p>67498</text:p>
          </table:table-cell>
          <table:table-cell office:value-type="float" office:value="29771.821290415399" table:style-name="ce24">
            <text:p>29772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4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6797928.76579598" table:style-name="ce8">
            <text:p>26797929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3" table:style-name="ce9">
            <text:p>1863</text:p>
          </table:table-cell>
          <table:table-cell office:value-type="float" office:value="1863" table:style-name="ce9">
            <text:p>1863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1148" table:style-name="ce13">
            <text:p>11148</text:p>
          </table:table-cell>
          <table:table-cell office:value-type="float" office:value="15649.928765795981" table:style-name="ce19">
            <text:p>15650</text:p>
          </table:table-cell>
          <table:table-cell office:value-type="float" office:value="67748.609375740183" table:style-name="ce28">
            <text:p>67749</text:p>
          </table:table-cell>
          <table:table-cell office:value-type="float" office:value="26797.928765795979" table:style-name="ce22">
            <text:p>26798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a 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5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3548142.857142832" table:style-name="ce8">
            <text:p>23548143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4" table:style-name="ce9">
            <text:p>1864</text:p>
          </table:table-cell>
          <table:table-cell office:value-type="float" office:value="1864" table:style-name="ce9">
            <text:p>1864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151" table:style-name="ce13">
            <text:p>8151</text:p>
          </table:table-cell>
          <table:table-cell office:value-type="float" office:value="15397.142857142835" table:style-name="ce19">
            <text:p>15397</text:p>
          </table:table-cell>
          <table:table-cell office:value-type="float" office:value="67999.999999999913" table:style-name="ce27">
            <text:p>68000</text:p>
          </table:table-cell>
          <table:table-cell office:value-type="float" office:value="23548.142857142833" table:style-name="ce25">
            <text:p>23548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6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0305120.427700661" table:style-name="ce8">
            <text:p>2030512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5" table:style-name="ce9">
            <text:p>1865</text:p>
          </table:table-cell>
          <table:table-cell office:value-type="float" office:value="1865" table:style-name="ce9">
            <text:p>1865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5153" table:style-name="ce13">
            <text:p>5153</text:p>
          </table:table-cell>
          <table:table-cell office:value-type="float" office:value="15152.12042770066" table:style-name="ce19">
            <text:p>15152</text:p>
          </table:table-cell>
          <table:table-cell office:value-type="float" office:value="68296.74371790381" table:style-name="ce28">
            <text:p>68297</text:p>
          </table:table-cell>
          <table:table-cell office:value-type="float" office:value="20305.120427700662" table:style-name="ce24">
            <text:p>20305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7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1930666.287721444" table:style-name="ce8">
            <text:p>21930666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6" table:style-name="ce9">
            <text:p>1866</text:p>
          </table:table-cell>
          <table:table-cell office:value-type="float" office:value="1866" table:style-name="ce9">
            <text:p>1866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7026" table:style-name="ce13">
            <text:p>7026</text:p>
          </table:table-cell>
          <table:table-cell office:value-type="float" office:value="14904.666287721444" table:style-name="ce19">
            <text:p>14905</text:p>
          </table:table-cell>
          <table:table-cell office:value-type="float" office:value="68594.782389250569" table:style-name="ce28">
            <text:p>68595</text:p>
          </table:table-cell>
          <table:table-cell office:value-type="float" office:value="21930.666287721444" table:style-name="ce24">
            <text:p>2193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8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9890763.87989619" table:style-name="ce8">
            <text:p>29890764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7" table:style-name="ce9">
            <text:p>1867</text:p>
          </table:table-cell>
          <table:table-cell office:value-type="float" office:value="1867" table:style-name="ce9">
            <text:p>1867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5236" table:style-name="ce13">
            <text:p>15236</text:p>
          </table:table-cell>
          <table:table-cell office:value-type="float" office:value="14654.763879896189" table:style-name="ce19">
            <text:p>14655</text:p>
          </table:table-cell>
          <table:table-cell office:value-type="float" office:value="68894.121665059312" table:style-name="ce28">
            <text:p>68894</text:p>
          </table:table-cell>
          <table:table-cell office:value-type="float" office:value="29890.763879896189" table:style-name="ce24">
            <text:p>29891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49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2573396.548715834" table:style-name="ce8">
            <text:p>22573397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8" table:style-name="ce9">
            <text:p>1868</text:p>
          </table:table-cell>
          <table:table-cell office:value-type="float" office:value="1868" table:style-name="ce9">
            <text:p>1868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8171" table:style-name="ce13">
            <text:p>8171</text:p>
          </table:table-cell>
          <table:table-cell office:value-type="float" office:value="14402.396548715837" table:style-name="ce19">
            <text:p>14402</text:p>
          </table:table-cell>
          <table:table-cell office:value-type="float" office:value="69194.767221009519" table:style-name="ce28">
            <text:p>69195</text:p>
          </table:table-cell>
          <table:table-cell office:value-type="float" office:value="22573.396548715835" table:style-name="ce24">
            <text:p>22573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50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4873547.539929532" table:style-name="ce8">
            <text:p>24873548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69" table:style-name="ce9">
            <text:p>1869</text:p>
          </table:table-cell>
          <table:table-cell office:value-type="float" office:value="1869" table:style-name="ce9">
            <text:p>1869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0726" table:style-name="ce13">
            <text:p>10726</text:p>
          </table:table-cell>
          <table:table-cell office:value-type="float" office:value="14147.547539929534" table:style-name="ce19">
            <text:p>14148</text:p>
          </table:table-cell>
          <table:table-cell office:value-type="float" office:value="69496.724757548582" table:style-name="ce28">
            <text:p>69497</text:p>
          </table:table-cell>
          <table:table-cell office:value-type="float" office:value="24873.547539929532" table:style-name="ce24">
            <text:p>24874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51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27743200.000000004" table:style-name="ce8">
            <text:p>277432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70" table:style-name="ce9">
            <text:p>1870</text:p>
          </table:table-cell>
          <table:table-cell office:value-type="float" office:value="1870" table:style-name="ce9">
            <text:p>1870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3853" table:style-name="ce13">
            <text:p>13853</text:p>
          </table:table-cell>
          <table:table-cell office:value-type="float" office:value="13890.200000000006" table:style-name="ce19">
            <text:p>13890</text:p>
          </table:table-cell>
          <table:table-cell office:value-type="float" office:value="69800.000000000029" table:style-name="ce27">
            <text:p>69800</text:p>
          </table:table-cell>
          <table:table-cell office:value-type="float" office:value="27743.200000000004" table:style-name="ce25">
            <text:p>27743</text:p>
          </table:table-cell>
          <table:table-cell office:value-type="string" table:style-name="ce8">
            <text:p>amber</text:p>
          </table:table-cell>
          <table:table-cell office:value-type="string" table:style-name="ce8">
            <text:p>b<text:s/>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TCD_Norfish_IceHolCod_352</text:p>
          </table:table-cell>
          <table:table-cell office:value-type="string" table:style-name="ce6">
            <text:p>Dataset</text:p>
          </table:table-cell>
          <table:table-cell office:value-type="string" table:style-name="ce44">
            <text:p>2021-08-09</text:p>
          </table:table-cell>
          <table:table-cell office:value-type="string" table:style-name="ce6">
            <text:p>http://creativecommons.org/licenses/by/4.0/legalcode</text:p>
          </table:table-cell>
          <table:table-cell office:value-type="string" table:style-name="ce6">
            <text:p>Holm, P and Nicholls, J. 2020. Norfish: Iceland Cod Landings 1520 - 1871. Dublin: TCD.</text:p>
          </table:table-cell>
          <table:table-cell office:value-type="string" table:style-name="ce6">
            <text:p>http://www.vliz.be/imis?module=project&amp;proid=5064</text:p>
          </table:table-cell>
          <table:table-cell office:value-type="string" table:style-name="ce6">
            <text:p>TCD</text:p>
          </table:table-cell>
          <table:table-cell office:value-type="string" table:style-name="ce6">
            <text:p>Norfish</text:p>
          </table:table-cell>
          <table:table-cell office:value-type="string" table:style-name="ce6">
            <text:p>Iceland Cod Landings 1520-1871</text:p>
          </table:table-cell>
          <table:table-cell office:value-type="string" table:style-name="ce6">
            <text:p>HumanObservation</text:p>
          </table:table-cell>
          <table:table-cell office:value-type="string" table:style-name="ce6">
            <text:p>Source: Jonsson, J. 1994. Fisheries off Iceland, 1600-1900. ICES marine science Symposia 198: 3-16.</text:p>
          </table:table-cell>
          <table:table-cell office:value-type="string" table:style-name="ce6">
            <text:p>IceHol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Poul Holm | John Nicholls</text:p>
          </table:table-cell>
          <table:table-cell office:value-type="float" office:value="30630000" table:style-name="ce8">
            <text:p>30630000</text:p>
          </table:table-cell>
          <table:table-cell office:value-type="string" table:style-name="ce6">
            <text:p>biomass in kilograms (kg)</text:p>
          </table:table-cell>
          <table:table-cell office:value-type="string" table:style-name="ce6">
            <text:p>present</text:p>
          </table:table-cell>
          <table:table-cell office:value-type="float" office:value="1871" table:style-name="ce9">
            <text:p>1871</text:p>
          </table:table-cell>
          <table:table-cell office:value-type="float" office:value="1871" table:style-name="ce9">
            <text:p>1871</text:p>
          </table:table-cell>
          <table:table-cell office:value-type="string" table:style-name="ce6">
            <text:p>http://marineregions.org/mrgid/8535</text:p>
          </table:table-cell>
          <table:table-cell office:value-type="string" table:style-name="ce6">
            <text:p>Icelandic coast and shelf</text:p>
          </table:table-cell>
          <table:table-cell office:value-type="string" table:style-name="ce6">
            <text:p>MRGID</text:p>
          </table:table-cell>
          <table:table-cell office:value-type="string" table:style-name="ce6">
            <text:p>Sea around Iceland</text:p>
          </table:table-cell>
          <table:table-cell office:value-type="float" office:value="66.570459999999997" table:style-name="ce6">
            <text:p>66.57046</text:p>
          </table:table-cell>
          <table:table-cell office:value-type="float" office:value="-15.5671" table:style-name="ce11">
            <text:p>-15.5671</text:p>
          </table:table-cell>
          <table:table-cell office:value-type="float" office:value="530259" table:style-name="ce11">
            <text:p>530259</text:p>
          </table:table-cell>
          <table:table-cell office:value-type="string" table:style-name="ce6">
            <text:p>59: Iceland Shelf and Sea</text:p>
          </table:table-cell>
          <table:table-cell office:value-type="string" table:style-name="ce6">
            <text:p>urn:lsid:marinespecies.org:taxname:126436</text:p>
          </table:table-cell>
          <table:table-cell office:value-type="string" table:style-name="ce6">
            <text:p>Gadus morhua</text:p>
          </table:table-cell>
          <table:table-cell office:value-type="string" table:style-name="ce6">
            <text:p>Animalia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Linnaeus, 1758 </text:p>
          </table:table-cell>
          <table:table-cell office:value-type="string" table:style-name="ce6">
            <text:p>þorski</text:p>
          </table:table-cell>
          <table:table-cell office:value-type="string" table:style-name="ce6">
            <text:p>Local Icelandic name for Atlantic Cod used<text:s/></text:p>
          </table:table-cell>
          <table:table-cell table:style-name="ce12"/>
          <table:table-cell office:value-type="string" table:style-name="ce8">
            <text:p>1 skippund (skp) = 160 kg; 1 barrel = 128 kg = 0.8 skp; fresh to stockfish 1:7.7; fresh to saltfish 1:3.85; 1 vessel = 60 t; wet fish (half dried, half barrelled) ratio to fresh liveweight fish = 1:5</text:p>
          </table:table-cell>
          <table:table-cell office:value-type="string" table:style-name="ce13">
            <text:p>NA</text:p>
          </table:table-cell>
          <table:table-cell office:value-type="string" table:style-name="ce13">
            <text:p>NA</text:p>
          </table:table-cell>
          <table:table-cell office:value-type="float" office:value="16980" table:style-name="ce13">
            <text:p>16980</text:p>
          </table:table-cell>
          <table:table-cell office:value-type="float" office:value="13650" table:style-name="ce19">
            <text:p>13650</text:p>
          </table:table-cell>
          <table:table-cell office:value-type="float" office:value="70000" table:style-name="ce28">
            <text:p>70000</text:p>
          </table:table-cell>
          <table:table-cell office:value-type="float" office:value="30630" table:style-name="ce24">
            <text:p>30630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a</text:p>
          </table:table-cell>
          <table:table-cell table:number-columns-repeated="16340"/>
        </table:table-row>
        <table:table-row table:number-rows-repeated="1048223" table:style-name="ro1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31"/>
        <table:table-column table:style-name="co1" table:number-columns-repeated="2" table:default-cell-style-name="ce1"/>
        <table:table-column table:style-name="co6" table:default-cell-style-name="ce9"/>
        <table:table-column table:style-name="co7" table:default-cell-style-name="ce13"/>
        <table:table-column table:style-name="co1" table:default-cell-style-name="ce1"/>
        <table:table-column table:style-name="co6" table:default-cell-style-name="ce9"/>
        <table:table-column table:style-name="co1" table:number-columns-repeated="16375" table:default-cell-style-name="ce1"/>
        <table:table-row table:style-name="ro2">
          <table:table-cell/>
          <table:table-cell table:style-name="ce1"/>
          <table:table-cell table:style-name="ce31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4"/>
          <table:table-cell table:style-name="ce20"/>
          <table:table-cell table:number-columns-repeated="16374"/>
        </table:table-row>
        <table:table-row table:style-name="ro3">
          <table:table-cell/>
          <table:table-cell office:value-type="string" table:style-name="ce17">
            <text:p>Traffic Light System</text:p>
          </table:table-cell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/>
          <table:table-cell office:value-type="string" table:style-name="ce38">
            <text:p>Traffic Light</text:p>
          </table:table-cell>
          <table:table-cell office:value-type="string" table:style-name="ce39">
            <text:p>Explanation</text:p>
          </table:table-cell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4">
          <table:table-cell/>
          <table:table-cell office:value-type="string" table:style-name="ce40">
            <text:p>green</text:p>
          </table:table-cell>
          <table:table-cell office:value-type="string" table:style-name="ce37">
            <text:p>Export values, domestic consumption values and estimated landed tonnes ungutted (in tonnes) <text:s/>are extracted from archival and source materials; population figures may be calculated in some instances</text:p>
          </table:table-cell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4">
          <table:table-cell/>
          <table:table-cell office:value-type="string" table:style-name="ce41">
            <text:p>amber</text:p>
          </table:table-cell>
          <table:table-cell office:value-type="string" table:style-name="ce37">
            <text:p>Export values, domestic consumption values and estimated landed tonnes ungutted (in tonnes) <text:s/>are are calculated; population figures are exracted from archival and source materials</text:p>
          </table:table-cell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5">
          <table:table-cell/>
          <table:table-cell office:value-type="string" table:style-name="ce42">
            <text:p>red</text:p>
          </table:table-cell>
          <table:table-cell office:value-type="string" table:style-name="ce37">
            <text:p>Export values, domestic consumption values, estimated landed tonnes ungutted (in tonnes) and population figures are calculated</text:p>
          </table:table-cell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/>
          <table:table-cell table:style-name="ce18"/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3">
          <table:table-cell/>
          <table:table-cell office:value-type="string" table:style-name="ce17">
            <text:p>Codes</text:p>
          </table:table-cell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/>
          <table:table-cell office:value-type="string" table:style-name="ce33">
            <text:p>Codes</text:p>
          </table:table-cell>
          <table:table-cell office:value-type="string" table:style-name="ce34">
            <text:p>Explanation</text:p>
          </table:table-cell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style-name="ce29"/>
          <table:table-cell office:value-type="string" table:style-name="ce35">
            <text:p>a</text:p>
          </table:table-cell>
          <table:table-cell office:value-type="string" table:style-name="ce36">
            <text:p>Extrapolated values based on 1544 value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6">
          <table:table-cell table:style-name="ce29"/>
          <table:table-cell office:value-type="string" table:style-name="ce35">
            <text:p>b</text:p>
          </table:table-cell>
          <table:table-cell office:value-type="string" table:style-name="ce37">
            <text:p>Export values calculated based on noOfVessels * 60 t load per vessel (as supplied by Ehrenberg 1899)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29"/>
          <table:table-cell office:value-type="string" table:style-name="ce35">
            <text:p>c</text:p>
          </table:table-cell>
          <table:table-cell office:value-type="string" table:style-name="ce36">
            <text:p>Export tonnage calculated based on vesselTonnage * 5 (ratio wet fish to fresh fish = 1:5)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29"/>
          <table:table-cell office:value-type="string" table:style-name="ce35">
            <text:p>d</text:p>
          </table:table-cell>
          <table:table-cell office:value-type="string" table:style-name="ce36">
            <text:p>Domestic p/c consumption (200 kg per annum) calculated based on population values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29"/>
          <table:table-cell office:value-type="string" table:style-name="ce35">
            <text:p>e</text:p>
          </table:table-cell>
          <table:table-cell office:value-type="string" table:style-name="ce36">
            <text:p>Interpolated values based on 1602 and 1624 values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29"/>
          <table:table-cell office:value-type="string" table:style-name="ce35">
            <text:p>f</text:p>
          </table:table-cell>
          <table:table-cell office:value-type="string" table:style-name="ce36">
            <text:p>Export figures provided (as supplied by Jonnson 1994)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29"/>
          <table:table-cell office:value-type="string" table:style-name="ce35">
            <text:p>g</text:p>
          </table:table-cell>
          <table:table-cell office:value-type="string" table:style-name="ce36">
            <text:p>Export figures interpolated from given figures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29"/>
          <table:table-cell office:value-type="string" table:style-name="ce35">
            <text:p>h</text:p>
          </table:table-cell>
          <table:table-cell office:value-type="string" table:style-name="ce36">
            <text:p>Population figures given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style-name="ce1"/>
          <table:table-cell office:value-type="string" table:style-name="ce35">
            <text:p>i</text:p>
          </table:table-cell>
          <table:table-cell office:value-type="string" table:style-name="ce36">
            <text:p>Domestic consumption values given</text:p>
          </table:table-cell>
          <table:table-cell table:number-columns-repeated="2" table:style-name="ce29"/>
          <table:table-cell table:style-name="ce30"/>
          <table:table-cell table:style-name="ce22"/>
          <table:table-cell table:style-name="ce29"/>
          <table:table-cell table:style-name="ce9"/>
          <table:table-cell table:style-name="ce22"/>
          <table:table-cell table:number-columns-repeated="16374" table:style-name="ce29"/>
        </table:table-row>
        <table:table-row table:style-name="ro2">
          <table:table-cell table:number-columns-repeated="2" table:style-name="ce1"/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style-name="ce1"/>
          <table:table-cell table:style-name="ce1">
            <draw:frame draw:z-index="1" draw:id="id0" draw:style-name="a0" draw:name="Chart 1" svg:x="0in" svg:y="0in" svg:width="7.52083in" svg:height="4.5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5" table:style-name="ro2">
          <table:table-cell table:number-columns-repeated="2" table:style-name="ce1"/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2" table:style-name="ce1"/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30"/>
          <table:table-cell table:style-name="ce22"/>
          <table:table-cell table:number-columns-repeated="16374"/>
        </table:table-row>
        <table:table-row table:number-rows-repeated="6" table:style-name="ro2">
          <table:table-cell table:number-columns-repeated="2" table:style-name="ce1"/>
          <table:table-cell table:style-name="ce31"/>
          <table:table-cell table:number-columns-repeated="2" table:style-name="ce1"/>
          <table:table-cell table:style-name="ce9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58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6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4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6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8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5"/>
          <table:table-cell table:number-columns-repeated="16374"/>
        </table:table-row>
        <table:table-row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6"/>
          <table:table-cell table:number-columns-repeated="16374"/>
        </table:table-row>
        <table:table-row table:number-rows-repeated="4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4"/>
          <table:table-cell table:number-columns-repeated="16374"/>
        </table:table-row>
        <table:table-row table:number-rows-repeated="9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6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14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4"/>
          <table:table-cell table:number-columns-repeated="16374"/>
        </table:table-row>
        <table:table-row table:number-rows-repeated="14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17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3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25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11" table:style-name="ro2">
          <table:table-cell table:number-columns-repeated="6"/>
          <table:table-cell table:style-name="ce13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7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3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4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26" table:style-name="ro2">
          <table:table-cell table:number-columns-repeated="6"/>
          <table:table-cell table:style-name="ce13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style-name="ro2">
          <table:table-cell table:number-columns-repeated="6"/>
          <table:table-cell table:style-name="ce15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2" table:style-name="ro2">
          <table:table-cell table:number-columns-repeated="6"/>
          <table:table-cell table:style-name="ce14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2" table:style-name="ro2">
          <table:table-cell table:number-columns-repeated="6"/>
          <table:table-cell table:style-name="ce13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7" table:style-name="ro2">
          <table:table-cell table:number-columns-repeated="5"/>
          <table:table-cell table:style-name="ce9"/>
          <table:table-cell table:style-name="ce13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2" table:style-name="ro2">
          <table:table-cell table:number-columns-repeated="5"/>
          <table:table-cell table:number-columns-repeated="3"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7" table:style-name="ro2">
          <table:table-cell table:number-columns-repeated="5"/>
          <table:table-cell table:style-name="ce9"/>
          <table:table-cell table:style-name="ce13"/>
          <table:table-cell table:style-name="ce1"/>
          <table:table-cell table:style-name="ce9"/>
          <table:table-cell table:style-name="ce22"/>
          <table:table-cell table:number-columns-repeated="16374"/>
        </table:table-row>
        <table:table-row table:number-rows-repeated="81" table:style-name="ro2">
          <table:table-cell table:number-columns-repeated="9"/>
          <table:table-cell table:style-name="ce22"/>
          <table:table-cell table:number-columns-repeated="16374"/>
        </table:table-row>
        <table:table-row table:number-rows-repeated="1048223" table:style-name="ro2">
          <table:table-cell table:number-columns-repeated="16384"/>
        </table:table-row>
        <table:named-expressions>
          <table:named-range table:name="_Hlk58878889" table:cell-range-address="Notes.$B$3" table:base-cell-address="Notes.$A$1"/>
          <table:named-expression table:name="_Toc67253182" table:expression="of:=[Notes.#REF!]" table:base-cell-address="DwC_Iceland_Cod_Landings_1520-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563C1" fo:font-size="12pt" style:font-size-asian="12pt" style:font-size-complex="12pt" style:text-underline-style="solid" style:text-underline-type="single"/>
    </style:style>
    <style:style style:name="Hyperlink_32_3" style:display-name="Hyperlink 3" style:family="table-cell" style:data-style-name="N0">
      <style:text-properties fo:color="#0563C1" style:text-underline-style="solid" style:text-underline-type="single"/>
    </style:style>
    <style:style style:name="Hyperlink_32_4" style:display-name="Hyperlink 4" style:family="table-cell" style:data-style-name="N0">
      <style:text-properties fo:color="#0563C1" fo:font-size="12pt" style:font-size-asian="12pt" style:font-size-complex="12pt" style:text-underline-style="solid" style:text-underline-type="single"/>
    </style:style>
    <style:style style:name="Hyperlink_32_5" style:display-name="Hyperlink 5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ohn Nicholls</meta:initial-creator>
    <dc:creator>John Nicholls</dc:creator>
    <meta:creation-date>2020-06-07T16:22:39Z</meta:creation-date>
    <dc:date>2021-09-13T09:07:50Z</dc:date>
    <meta:user-defined meta:name="WorkbookGuid">6b4f4596-7d3c-4522-88b2-c17c3f6ae48b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9.9996850393701pt" svg:width="541.49968503937pt" chart:style-name="Crt0">
        <chart:title chart:style-name="CT00">
          <text:p text:style-name="a0" text:class-names="" text:cond-style-name="">Iceland Cod Landings 1520-1871<text:line-break/>Catch in metric tonn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DwC_Iceland_Cod_Landings_1520-1.$S$2:.$S$353"/>
          </chart:axis>
          <chart:series chart:label-cell-address="DwC_Iceland_Cod_Landings_1520-1.$AP$1" chart:values-cell-range-address="DwC_Iceland_Cod_Landings_1520-1.$AP$2:.$AP$353" chart:class="chart:line" chart:attached-axis="primary-y" chart:style-name="G0S0">
            <chart:data-point chart:repeated="35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